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90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91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92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93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94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5" style:family="paragraph" style:parent-style-name="Standard">
      <style:text-properties officeooo:rsid="0015f1ff" officeooo:paragraph-rsid="0015f1ff"/>
    </style:style>
    <style:style style:name="P96" style:family="paragraph" style:parent-style-name="Standard">
      <style:text-properties officeooo:rsid="0015f1ff" officeooo:paragraph-rsid="009c1b54"/>
    </style:style>
    <style:style style:name="P97" style:family="paragraph" style:parent-style-name="Standard">
      <style:text-properties officeooo:rsid="0015f1ff" officeooo:paragraph-rsid="0013268f"/>
    </style:style>
    <style:style style:name="P98" style:family="paragraph" style:parent-style-name="Standard">
      <style:text-properties officeooo:rsid="0015f1ff" officeooo:paragraph-rsid="00c0d7c6"/>
    </style:style>
    <style:style style:name="P99" style:family="paragraph" style:parent-style-name="Standard">
      <style:text-properties officeooo:rsid="0019f535" officeooo:paragraph-rsid="0019f535"/>
    </style:style>
    <style:style style:name="P10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03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6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7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1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1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2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7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76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9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3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34" style:family="paragraph" style:parent-style-name="Standard">
      <style:text-properties officeooo:rsid="0033fbdf" officeooo:paragraph-rsid="0033fbdf"/>
    </style:style>
    <style:style style:name="P235" style:family="paragraph" style:parent-style-name="Standard">
      <style:text-properties officeooo:rsid="0034ed8b" officeooo:paragraph-rsid="0106c767"/>
    </style:style>
    <style:style style:name="P236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3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3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4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41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43" style:family="paragraph" style:parent-style-name="Standard">
      <style:text-properties officeooo:rsid="0012a0dc" officeooo:paragraph-rsid="0012a0dc"/>
    </style:style>
    <style:style style:name="P244" style:family="paragraph" style:parent-style-name="Standard">
      <style:text-properties officeooo:paragraph-rsid="003eeb50"/>
    </style:style>
    <style:style style:name="P245" style:family="paragraph" style:parent-style-name="Standard">
      <style:text-properties officeooo:rsid="00205d85" officeooo:paragraph-rsid="005f7223"/>
    </style:style>
    <style:style style:name="P246" style:family="paragraph" style:parent-style-name="Standard">
      <style:text-properties officeooo:rsid="002436f5" officeooo:paragraph-rsid="00ed9297"/>
    </style:style>
    <style:style style:name="P247" style:family="paragraph" style:parent-style-name="Standard">
      <style:text-properties officeooo:rsid="0056d959" officeooo:paragraph-rsid="0056d959"/>
    </style:style>
    <style:style style:name="P248" style:family="paragraph" style:parent-style-name="Standard">
      <style:paragraph-properties fo:line-height="150%"/>
      <style:text-properties officeooo:paragraph-rsid="0013268f"/>
    </style:style>
    <style:style style:name="P249" style:family="paragraph" style:parent-style-name="Standard">
      <style:paragraph-properties fo:line-height="150%"/>
      <style:text-properties officeooo:paragraph-rsid="0040eb9d"/>
    </style:style>
    <style:style style:name="P250" style:family="paragraph" style:parent-style-name="Standard">
      <style:paragraph-properties fo:line-height="150%"/>
      <style:text-properties officeooo:paragraph-rsid="0045286d"/>
    </style:style>
    <style:style style:name="P251" style:family="paragraph" style:parent-style-name="Standard">
      <style:paragraph-properties fo:line-height="150%"/>
      <style:text-properties officeooo:paragraph-rsid="00c6421c"/>
    </style:style>
    <style:style style:name="P252" style:family="paragraph" style:parent-style-name="Standard">
      <style:paragraph-properties fo:line-height="150%"/>
      <style:text-properties officeooo:paragraph-rsid="00fde6f2"/>
    </style:style>
    <style:style style:name="P253" style:family="paragraph" style:parent-style-name="Standard">
      <style:paragraph-properties fo:line-height="150%"/>
      <style:text-properties officeooo:paragraph-rsid="0106c767"/>
    </style:style>
    <style:style style:name="P254" style:family="paragraph" style:parent-style-name="Standard">
      <style:paragraph-properties fo:line-height="150%"/>
      <style:text-properties officeooo:paragraph-rsid="01851c1f"/>
    </style:style>
    <style:style style:name="P255" style:family="paragraph" style:parent-style-name="Standard">
      <style:paragraph-properties fo:line-height="150%"/>
      <style:text-properties officeooo:paragraph-rsid="01d80854"/>
    </style:style>
    <style:style style:name="P256" style:family="paragraph" style:parent-style-name="Standard">
      <style:paragraph-properties fo:line-height="150%"/>
      <style:text-properties officeooo:paragraph-rsid="020068b3"/>
    </style:style>
    <style:style style:name="P257" style:family="paragraph" style:parent-style-name="Standard">
      <style:paragraph-properties fo:line-height="150%"/>
      <style:text-properties officeooo:paragraph-rsid="025c0f22"/>
    </style:style>
    <style:style style:name="P258" style:family="paragraph" style:parent-style-name="Standard">
      <style:paragraph-properties fo:line-height="150%"/>
      <style:text-properties officeooo:paragraph-rsid="0265f14b"/>
    </style:style>
    <style:style style:name="P259" style:family="paragraph" style:parent-style-name="Standard">
      <style:text-properties officeooo:paragraph-rsid="0071f6b3"/>
    </style:style>
    <style:style style:name="P260" style:family="paragraph" style:parent-style-name="Standard">
      <style:text-properties officeooo:paragraph-rsid="006a9ead"/>
    </style:style>
    <style:style style:name="P261" style:family="paragraph" style:parent-style-name="Standard">
      <style:text-properties officeooo:paragraph-rsid="007b744f"/>
    </style:style>
    <style:style style:name="P262" style:family="paragraph" style:parent-style-name="Standard">
      <style:text-properties officeooo:paragraph-rsid="007f9b5f"/>
    </style:style>
    <style:style style:name="P263" style:family="paragraph" style:parent-style-name="Standard">
      <style:text-properties officeooo:paragraph-rsid="00883289"/>
    </style:style>
    <style:style style:name="P264" style:family="paragraph" style:parent-style-name="Standard">
      <style:text-properties officeooo:paragraph-rsid="00885557"/>
    </style:style>
    <style:style style:name="P265" style:family="paragraph" style:parent-style-name="Standard">
      <style:text-properties officeooo:rsid="008872eb" officeooo:paragraph-rsid="008872eb"/>
    </style:style>
    <style:style style:name="P266" style:family="paragraph" style:parent-style-name="Standard">
      <style:text-properties officeooo:paragraph-rsid="008d7148"/>
    </style:style>
    <style:style style:name="P267" style:family="paragraph" style:parent-style-name="Standard">
      <style:text-properties officeooo:paragraph-rsid="009622c6"/>
    </style:style>
    <style:style style:name="P268" style:family="paragraph" style:parent-style-name="Standard">
      <style:text-properties officeooo:paragraph-rsid="009af966"/>
    </style:style>
    <style:style style:name="P269" style:family="paragraph" style:parent-style-name="Standard">
      <style:text-properties officeooo:paragraph-rsid="00a75993"/>
    </style:style>
    <style:style style:name="P270" style:family="paragraph" style:parent-style-name="Standard">
      <style:text-properties officeooo:rsid="003eeb50" officeooo:paragraph-rsid="00ac1d69"/>
    </style:style>
    <style:style style:name="P271" style:family="paragraph" style:parent-style-name="Standard">
      <style:text-properties officeooo:paragraph-rsid="00b6be7d"/>
    </style:style>
    <style:style style:name="P272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73" style:family="paragraph" style:parent-style-name="Standard">
      <style:text-properties style:use-window-font-color="true" officeooo:paragraph-rsid="00c0d7c6"/>
    </style:style>
    <style:style style:name="P27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7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7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7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7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2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25" style:family="paragraph" style:parent-style-name="Standard">
      <style:text-properties officeooo:paragraph-rsid="00ba4170"/>
    </style:style>
    <style:style style:name="P426" style:family="paragraph" style:parent-style-name="Standard">
      <style:text-properties officeooo:paragraph-rsid="00bbbf73"/>
    </style:style>
    <style:style style:name="P427" style:family="paragraph" style:parent-style-name="Standard">
      <style:text-properties officeooo:rsid="00bd11a0" officeooo:paragraph-rsid="00bd11a0"/>
    </style:style>
    <style:style style:name="P428" style:family="paragraph" style:parent-style-name="Standard">
      <style:text-properties officeooo:rsid="00beb82f" officeooo:paragraph-rsid="00beb82f"/>
    </style:style>
    <style:style style:name="P429" style:family="paragraph" style:parent-style-name="Standard">
      <style:text-properties officeooo:paragraph-rsid="00beb82f"/>
    </style:style>
    <style:style style:name="P430" style:family="paragraph" style:parent-style-name="Standard">
      <style:text-properties officeooo:rsid="00c0d7c6" officeooo:paragraph-rsid="00c0d7c6"/>
    </style:style>
    <style:style style:name="P431" style:family="paragraph" style:parent-style-name="Standard">
      <style:text-properties officeooo:paragraph-rsid="008dd7a7"/>
    </style:style>
    <style:style style:name="P432" style:family="paragraph" style:parent-style-name="Standard">
      <style:text-properties officeooo:rsid="005521a3" officeooo:paragraph-rsid="005521a3"/>
    </style:style>
    <style:style style:name="P433" style:family="paragraph" style:parent-style-name="Standard">
      <style:text-properties officeooo:paragraph-rsid="00d2fc06"/>
    </style:style>
    <style:style style:name="P434" style:family="paragraph" style:parent-style-name="Standard">
      <style:paragraph-properties fo:line-height="150%"/>
      <style:text-properties officeooo:rsid="00d5826a" officeooo:paragraph-rsid="00d5826a"/>
    </style:style>
    <style:style style:name="P435" style:family="paragraph" style:parent-style-name="Standard">
      <style:text-properties officeooo:paragraph-rsid="00d77d7d"/>
    </style:style>
    <style:style style:name="P436" style:family="paragraph" style:parent-style-name="Standard">
      <style:text-properties officeooo:rsid="00d9c9e4" officeooo:paragraph-rsid="00d9c9e4"/>
    </style:style>
    <style:style style:name="P437" style:family="paragraph" style:parent-style-name="Standard">
      <style:text-properties officeooo:paragraph-rsid="00e4290b"/>
    </style:style>
    <style:style style:name="P438" style:family="paragraph" style:parent-style-name="Standard">
      <style:text-properties officeooo:paragraph-rsid="00e5f586"/>
    </style:style>
    <style:style style:name="P439" style:family="paragraph" style:parent-style-name="Standard">
      <style:text-properties officeooo:paragraph-rsid="00eb50e0"/>
    </style:style>
    <style:style style:name="P440" style:family="paragraph" style:parent-style-name="Standard">
      <style:paragraph-properties fo:line-height="150%"/>
      <style:text-properties officeooo:rsid="00f2503e" officeooo:paragraph-rsid="00f2503e"/>
    </style:style>
    <style:style style:name="P441" style:family="paragraph" style:parent-style-name="Standard">
      <style:text-properties officeooo:rsid="00f2503e" officeooo:paragraph-rsid="01222be5"/>
    </style:style>
    <style:style style:name="P442" style:family="paragraph" style:parent-style-name="Standard">
      <style:text-properties officeooo:rsid="00d1487d" officeooo:paragraph-rsid="00d2fc06"/>
    </style:style>
    <style:style style:name="P443" style:family="paragraph" style:parent-style-name="Standard">
      <style:text-properties officeooo:paragraph-rsid="00f5260b"/>
    </style:style>
    <style:style style:name="P444" style:family="paragraph" style:parent-style-name="Standard">
      <style:text-properties officeooo:paragraph-rsid="00fecca9"/>
    </style:style>
    <style:style style:name="P445" style:family="paragraph" style:parent-style-name="Standard">
      <style:text-properties officeooo:paragraph-rsid="00c0d7c6"/>
    </style:style>
    <style:style style:name="P446" style:family="paragraph" style:parent-style-name="Standard">
      <style:text-properties officeooo:paragraph-rsid="010c486e"/>
    </style:style>
    <style:style style:name="P447" style:family="paragraph" style:parent-style-name="Standard">
      <style:text-properties officeooo:paragraph-rsid="00367935"/>
    </style:style>
    <style:style style:name="P448" style:family="paragraph" style:parent-style-name="Standard">
      <style:text-properties officeooo:paragraph-rsid="011fc384"/>
    </style:style>
    <style:style style:name="P449" style:family="paragraph" style:parent-style-name="Standard">
      <style:text-properties officeooo:paragraph-rsid="0122678f"/>
    </style:style>
    <style:style style:name="P450" style:family="paragraph" style:parent-style-name="Standard">
      <style:text-properties officeooo:paragraph-rsid="012dfde8"/>
    </style:style>
    <style:style style:name="P451" style:family="paragraph" style:parent-style-name="Standard">
      <style:text-properties officeooo:paragraph-rsid="0130fd48"/>
    </style:style>
    <style:style style:name="P452" style:family="paragraph" style:parent-style-name="Standard">
      <style:text-properties officeooo:paragraph-rsid="013282b3"/>
    </style:style>
    <style:style style:name="P453" style:family="paragraph" style:parent-style-name="Standard">
      <style:text-properties officeooo:paragraph-rsid="013f3c54"/>
    </style:style>
    <style:style style:name="P454" style:family="paragraph" style:parent-style-name="Standard">
      <style:text-properties officeooo:paragraph-rsid="0152f194"/>
    </style:style>
    <style:style style:name="P455" style:family="paragraph" style:parent-style-name="Standard">
      <style:text-properties officeooo:paragraph-rsid="0150aafa"/>
    </style:style>
    <style:style style:name="P456" style:family="paragraph" style:parent-style-name="Standard">
      <style:paragraph-properties fo:line-height="100%"/>
      <style:text-properties officeooo:paragraph-rsid="016aa5ac"/>
    </style:style>
    <style:style style:name="P457" style:family="paragraph" style:parent-style-name="Standard">
      <style:paragraph-properties fo:line-height="100%"/>
      <style:text-properties officeooo:paragraph-rsid="016d2800"/>
    </style:style>
    <style:style style:name="P458" style:family="paragraph" style:parent-style-name="Standard">
      <style:paragraph-properties fo:line-height="100%"/>
      <style:text-properties officeooo:paragraph-rsid="0171553b"/>
    </style:style>
    <style:style style:name="P459" style:family="paragraph" style:parent-style-name="Standard">
      <style:paragraph-properties fo:line-height="100%"/>
      <style:text-properties officeooo:paragraph-rsid="0176ee1b"/>
    </style:style>
    <style:style style:name="P460" style:family="paragraph" style:parent-style-name="Standard">
      <style:paragraph-properties fo:line-height="100%"/>
      <style:text-properties officeooo:paragraph-rsid="017941db"/>
    </style:style>
    <style:style style:name="P461" style:family="paragraph" style:parent-style-name="Standard">
      <style:paragraph-properties fo:line-height="100%"/>
      <style:text-properties officeooo:paragraph-rsid="017a7161"/>
    </style:style>
    <style:style style:name="P462" style:family="paragraph" style:parent-style-name="Standard">
      <style:paragraph-properties fo:line-height="100%"/>
      <style:text-properties officeooo:paragraph-rsid="018105ab"/>
    </style:style>
    <style:style style:name="P463" style:family="paragraph" style:parent-style-name="Standard">
      <style:paragraph-properties fo:line-height="100%"/>
      <style:text-properties officeooo:paragraph-rsid="01851c1f"/>
    </style:style>
    <style:style style:name="P464" style:family="paragraph" style:parent-style-name="Standard">
      <style:paragraph-properties fo:line-height="100%"/>
      <style:text-properties officeooo:paragraph-rsid="01aaba73"/>
    </style:style>
    <style:style style:name="P465" style:family="paragraph" style:parent-style-name="Standard">
      <style:paragraph-properties fo:line-height="100%"/>
      <style:text-properties officeooo:paragraph-rsid="01abda5f"/>
    </style:style>
    <style:style style:name="P466" style:family="paragraph" style:parent-style-name="Standard">
      <style:paragraph-properties fo:line-height="100%"/>
      <style:text-properties officeooo:paragraph-rsid="01cb0c6f"/>
    </style:style>
    <style:style style:name="P467" style:family="paragraph" style:parent-style-name="Standard">
      <style:paragraph-properties fo:line-height="100%"/>
      <style:text-properties officeooo:paragraph-rsid="01d3aa7e"/>
    </style:style>
    <style:style style:name="P468" style:family="paragraph" style:parent-style-name="Standard">
      <style:paragraph-properties fo:line-height="100%"/>
      <style:text-properties officeooo:paragraph-rsid="01e2b86d"/>
    </style:style>
    <style:style style:name="P469" style:family="paragraph" style:parent-style-name="Standard">
      <style:paragraph-properties fo:line-height="100%"/>
      <style:text-properties officeooo:paragraph-rsid="01e7ea9a"/>
    </style:style>
    <style:style style:name="P470" style:family="paragraph" style:parent-style-name="Standard">
      <style:paragraph-properties fo:line-height="100%"/>
      <style:text-properties officeooo:paragraph-rsid="01f79ca2"/>
    </style:style>
    <style:style style:name="P471" style:family="paragraph" style:parent-style-name="Standard">
      <style:paragraph-properties fo:line-height="100%"/>
      <style:text-properties officeooo:paragraph-rsid="020068b3"/>
    </style:style>
    <style:style style:name="P472" style:family="paragraph" style:parent-style-name="Standard">
      <style:paragraph-properties fo:line-height="100%"/>
      <style:text-properties officeooo:paragraph-rsid="0200b58e"/>
    </style:style>
    <style:style style:name="P473" style:family="paragraph" style:parent-style-name="Standard">
      <style:paragraph-properties fo:line-height="100%"/>
      <style:text-properties officeooo:paragraph-rsid="020131ae"/>
    </style:style>
    <style:style style:name="P474" style:family="paragraph" style:parent-style-name="Standard">
      <style:paragraph-properties fo:line-height="100%"/>
      <style:text-properties officeooo:paragraph-rsid="0212a48a"/>
    </style:style>
    <style:style style:name="P475" style:family="paragraph" style:parent-style-name="Standard">
      <style:paragraph-properties fo:line-height="100%"/>
      <style:text-properties officeooo:paragraph-rsid="01d522fe"/>
    </style:style>
    <style:style style:name="P476" style:family="paragraph" style:parent-style-name="Standard">
      <style:paragraph-properties fo:line-height="100%"/>
      <style:text-properties officeooo:paragraph-rsid="021920c6"/>
    </style:style>
    <style:style style:name="P477" style:family="paragraph" style:parent-style-name="Standard">
      <style:paragraph-properties fo:line-height="100%"/>
      <style:text-properties officeooo:paragraph-rsid="021bfb0f"/>
    </style:style>
    <style:style style:name="P478" style:family="paragraph" style:parent-style-name="Standard">
      <style:paragraph-properties fo:line-height="100%"/>
      <style:text-properties officeooo:paragraph-rsid="021d76dd"/>
    </style:style>
    <style:style style:name="P479" style:family="paragraph" style:parent-style-name="Standard">
      <style:paragraph-properties fo:line-height="100%"/>
      <style:text-properties officeooo:paragraph-rsid="01ec8e18"/>
    </style:style>
    <style:style style:name="P480" style:family="paragraph" style:parent-style-name="Standard">
      <style:paragraph-properties fo:line-height="100%"/>
      <style:text-properties officeooo:paragraph-rsid="0221c426"/>
    </style:style>
    <style:style style:name="P481" style:family="paragraph" style:parent-style-name="Standard">
      <style:paragraph-properties fo:line-height="100%"/>
      <style:text-properties officeooo:paragraph-rsid="0221eb79"/>
    </style:style>
    <style:style style:name="P482" style:family="paragraph" style:parent-style-name="Standard">
      <style:paragraph-properties fo:line-height="100%"/>
      <style:text-properties officeooo:paragraph-rsid="0228bd00"/>
    </style:style>
    <style:style style:name="P483" style:family="paragraph" style:parent-style-name="Standard">
      <style:paragraph-properties fo:line-height="100%"/>
      <style:text-properties officeooo:paragraph-rsid="0239e044"/>
    </style:style>
    <style:style style:name="P484" style:family="paragraph" style:parent-style-name="Standard">
      <style:paragraph-properties fo:line-height="100%"/>
      <style:text-properties officeooo:paragraph-rsid="023e217a"/>
    </style:style>
    <style:style style:name="P485" style:family="paragraph" style:parent-style-name="Standard">
      <style:paragraph-properties fo:line-height="100%"/>
      <style:text-properties officeooo:paragraph-rsid="0245c9e7"/>
    </style:style>
    <style:style style:name="P486" style:family="paragraph" style:parent-style-name="Standard">
      <style:paragraph-properties fo:line-height="100%"/>
      <style:text-properties officeooo:paragraph-rsid="0248e2f5"/>
    </style:style>
    <style:style style:name="P487" style:family="paragraph" style:parent-style-name="Standard">
      <style:paragraph-properties fo:line-height="100%"/>
      <style:text-properties officeooo:paragraph-rsid="024c0a42"/>
    </style:style>
    <style:style style:name="P488" style:family="paragraph" style:parent-style-name="Standard">
      <style:paragraph-properties fo:line-height="100%"/>
      <style:text-properties officeooo:paragraph-rsid="024d9b01"/>
    </style:style>
    <style:style style:name="P489" style:family="paragraph" style:parent-style-name="Standard">
      <style:paragraph-properties fo:line-height="100%"/>
      <style:text-properties officeooo:paragraph-rsid="02540cb9"/>
    </style:style>
    <style:style style:name="P490" style:family="paragraph" style:parent-style-name="Standard">
      <style:paragraph-properties fo:line-height="100%"/>
      <style:text-properties officeooo:paragraph-rsid="02656310"/>
    </style:style>
    <style:style style:name="P491" style:family="paragraph" style:parent-style-name="Standard">
      <style:paragraph-properties fo:line-height="100%"/>
      <style:text-properties officeooo:paragraph-rsid="0265f14b"/>
    </style:style>
    <style:style style:name="P492" style:family="paragraph" style:parent-style-name="Standard">
      <style:paragraph-properties fo:line-height="100%"/>
      <style:text-properties officeooo:paragraph-rsid="02778926"/>
    </style:style>
    <style:style style:name="P493" style:family="paragraph" style:parent-style-name="Standard">
      <style:paragraph-properties fo:line-height="100%"/>
      <style:text-properties officeooo:paragraph-rsid="0279658f"/>
    </style:style>
    <style:style style:name="P494" style:family="paragraph" style:parent-style-name="Standard">
      <style:paragraph-properties fo:line-height="100%"/>
      <style:text-properties officeooo:paragraph-rsid="027b57d1"/>
    </style:style>
    <style:style style:name="P495" style:family="paragraph" style:parent-style-name="Standard">
      <style:paragraph-properties fo:line-height="100%"/>
      <style:text-properties officeooo:paragraph-rsid="02819040"/>
    </style:style>
    <style:style style:name="P496" style:family="paragraph" style:parent-style-name="Standard">
      <style:paragraph-properties fo:line-height="100%"/>
      <style:text-properties officeooo:paragraph-rsid="028add40"/>
    </style:style>
    <style:style style:name="P49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98" style:family="paragraph" style:parent-style-name="Standard">
      <style:text-properties fo:color="#c9211e"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99" style:family="paragraph" style:parent-style-name="Standard">
      <style:text-properties fo:color="#c9211e" fo:font-style="normal" officeooo:rsid="005aa0ca" officeooo:paragraph-rsid="005d12fa" style:font-style-asian="normal" style:font-style-complex="normal"/>
    </style:style>
    <style:style style:name="P500" style:family="paragraph" style:parent-style-name="Standard">
      <style:text-properties fo:color="#c9211e"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fo:color="#c9211e" style:text-line-through-style="solid" style:text-line-through-type="single" officeooo:paragraph-rsid="005eeb02"/>
    </style:style>
    <style:style style:name="P502" style:family="paragraph" style:parent-style-name="Standard">
      <style:paragraph-properties fo:line-height="100%"/>
      <style:text-properties fo:color="#c9211e" style:text-line-through-style="solid" style:text-line-through-type="single"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fo:color="#c9211e" style:text-line-through-style="solid" style:text-line-through-type="single" fo:font-style="normal" officeooo:paragraph-rsid="005eeb02" style:font-style-asian="normal" style:font-style-complex="normal"/>
    </style:style>
    <style:style style:name="P505" style:family="paragraph" style:parent-style-name="Standard">
      <style:text-properties fo:color="#c9211e" style:text-line-through-style="solid" style:text-line-through-type="single" fo:font-style="normal" officeooo:rsid="005aa0ca" officeooo:paragraph-rsid="00be4749" style:font-style-asian="normal" style:font-style-complex="normal"/>
    </style:style>
    <style:style style:name="P506" style:family="paragraph" style:parent-style-name="Standard">
      <style:text-properties fo:color="#c9211e" style:text-line-through-style="solid" style:text-line-through-type="single"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07" style:family="paragraph" style:parent-style-name="Standard">
      <style:text-properties fo:color="#c9211e" style:text-line-through-style="solid" style:text-line-through-type="single" officeooo:paragraph-rsid="00be4749"/>
    </style:style>
    <style:style style:name="P508" style:family="paragraph" style:parent-style-name="Standard">
      <style:paragraph-properties fo:line-height="100%"/>
      <style:text-properties officeooo:rsid="016b9044" officeooo:paragraph-rsid="016b9044"/>
    </style:style>
    <style:style style:name="P509" style:family="paragraph" style:parent-style-name="Standard">
      <style:paragraph-properties fo:line-height="100%"/>
      <style:text-properties officeooo:rsid="01a2dcc2" officeooo:paragraph-rsid="01a2dcc2"/>
    </style:style>
    <style:style style:name="P510" style:family="paragraph" style:parent-style-name="Standard">
      <style:paragraph-properties fo:line-height="100%"/>
      <style:text-properties officeooo:rsid="01a92b83" officeooo:paragraph-rsid="01abda5f"/>
    </style:style>
    <style:style style:name="P511" style:family="paragraph" style:parent-style-name="Standard">
      <style:paragraph-properties fo:line-height="100%"/>
      <style:text-properties officeooo:rsid="01b78805" officeooo:paragraph-rsid="01b9977e"/>
    </style:style>
    <style:style style:name="P512" style:family="paragraph" style:parent-style-name="Standard">
      <style:paragraph-properties fo:line-height="100%"/>
      <style:text-properties officeooo:rsid="01b78805" officeooo:paragraph-rsid="020d39a8"/>
    </style:style>
    <style:style style:name="P513" style:family="paragraph" style:parent-style-name="Standard">
      <style:paragraph-properties fo:line-height="100%"/>
      <style:text-properties officeooo:rsid="01bcc73c" officeooo:paragraph-rsid="01bcc73c"/>
    </style:style>
    <style:style style:name="P514" style:family="paragraph" style:parent-style-name="Standard">
      <style:paragraph-properties fo:line-height="100%"/>
      <style:text-properties officeooo:rsid="01cb0c6f" officeooo:paragraph-rsid="01cb0c6f"/>
    </style:style>
    <style:style style:name="P515" style:family="paragraph" style:parent-style-name="Standard">
      <style:paragraph-properties fo:line-height="100%"/>
      <style:text-properties officeooo:rsid="01cd0839" officeooo:paragraph-rsid="01cd0839"/>
    </style:style>
    <style:style style:name="P516" style:family="paragraph" style:parent-style-name="Standard">
      <style:paragraph-properties fo:line-height="100%"/>
      <style:text-properties officeooo:rsid="01e4a612" officeooo:paragraph-rsid="01e4a612"/>
    </style:style>
    <style:style style:name="P517" style:family="paragraph" style:parent-style-name="Standard">
      <style:paragraph-properties fo:line-height="100%"/>
      <style:text-properties officeooo:rsid="022b7ea9" officeooo:paragraph-rsid="022b7ea9"/>
    </style:style>
    <style:style style:name="P518" style:family="paragraph" style:parent-style-name="Standard">
      <style:paragraph-properties fo:line-height="100%"/>
      <style:text-properties officeooo:rsid="022dff2a" officeooo:paragraph-rsid="022dff2a"/>
    </style:style>
    <style:style style:name="P519" style:family="paragraph" style:parent-style-name="Standard">
      <style:paragraph-properties fo:line-height="100%"/>
      <style:text-properties officeooo:rsid="022ee1ec" officeooo:paragraph-rsid="022ee1ec"/>
    </style:style>
    <style:style style:name="P520" style:family="paragraph" style:parent-style-name="Standard">
      <style:paragraph-properties fo:line-height="100%"/>
      <style:text-properties officeooo:rsid="02540cb9" officeooo:paragraph-rsid="02540cb9"/>
    </style:style>
    <style:style style:name="P521" style:family="paragraph" style:parent-style-name="Standard">
      <style:text-properties officeooo:paragraph-rsid="0275c15d"/>
    </style:style>
    <style:style style:name="P522" style:family="paragraph" style:parent-style-name="Standard">
      <style:paragraph-properties fo:line-height="100%"/>
      <style:text-properties officeooo:rsid="02819040" officeooo:paragraph-rsid="028fc45c"/>
    </style:style>
    <style:style style:name="P523" style:family="paragraph" style:parent-style-name="Standard">
      <style:paragraph-properties fo:line-height="100%"/>
      <style:text-properties officeooo:rsid="0282def6" officeooo:paragraph-rsid="0282def6"/>
    </style:style>
    <style:style style:name="P524" style:family="paragraph" style:parent-style-name="Standard">
      <style:paragraph-properties fo:line-height="100%"/>
      <style:text-properties officeooo:rsid="0285839b" officeooo:paragraph-rsid="0288fb00"/>
    </style:style>
    <style:style style:name="P52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52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52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52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52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53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53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3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35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536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537" style:family="paragraph" style:parent-style-name="Table_20_Contents">
      <style:paragraph-properties fo:text-align="center" style:justify-single-word="false"/>
    </style:style>
    <style:style style:name="P538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539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540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4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54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54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54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54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54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54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54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54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55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55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552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55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55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555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556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557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558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559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560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561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562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563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564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565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566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567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568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569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57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57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572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57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574" style:family="paragraph" style:parent-style-name="Standard">
      <style:paragraph-properties fo:break-before="page"/>
      <style:text-properties officeooo:paragraph-rsid="00f8c8b1"/>
    </style:style>
    <style:style style:name="P575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576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2698b" officeooo:paragraph-rsid="0272698b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 fo:break-before="page"/>
      <style:text-properties officeooo:paragraph-rsid="0200b58e"/>
    </style:style>
    <style:style style:name="P580" style:family="paragraph" style:parent-style-name="Standard">
      <style:paragraph-properties fo:line-height="150%" fo:break-before="page"/>
      <style:text-properties officeooo:paragraph-rsid="00cab904"/>
    </style:style>
    <style:style style:name="P5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83" style:family="paragraph" style:parent-style-name="Standard" style:list-style-name="L1">
      <style:text-properties officeooo:rsid="0013268f" officeooo:paragraph-rsid="0013268f"/>
    </style:style>
    <style:style style:name="P584" style:family="paragraph" style:parent-style-name="Standard" style:list-style-name="L2">
      <style:text-properties style:use-window-font-color="true" officeooo:rsid="00a8a4b1" officeooo:paragraph-rsid="00e38bf0"/>
    </style:style>
    <style:style style:name="P585" style:family="paragraph" style:parent-style-name="Standard" style:list-style-name="L2">
      <style:text-properties style:use-window-font-color="true" officeooo:rsid="00a8a4b1" officeooo:paragraph-rsid="00c0d7c6"/>
    </style:style>
    <style:style style:name="P586" style:family="paragraph" style:parent-style-name="Standard" style:list-style-name="L2">
      <style:text-properties style:use-window-font-color="true" officeooo:rsid="00a8a4b1" officeooo:paragraph-rsid="00e1434b"/>
    </style:style>
    <style:style style:name="P587" style:family="paragraph" style:parent-style-name="Standard" style:list-style-name="L2">
      <style:text-properties style:use-window-font-color="true" officeooo:rsid="00aa3d77" officeooo:paragraph-rsid="00e38bf0"/>
    </style:style>
    <style:style style:name="P588" style:family="paragraph" style:parent-style-name="Standard" style:list-style-name="L3">
      <style:text-properties style:use-window-font-color="true" officeooo:paragraph-rsid="00118c4a"/>
    </style:style>
    <style:style style:name="P589" style:family="paragraph" style:parent-style-name="Standard" style:list-style-name="L3">
      <style:text-properties style:use-window-font-color="true" officeooo:rsid="0011b025" officeooo:paragraph-rsid="0011b025"/>
    </style:style>
    <style:style style:name="P590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591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92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93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594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95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596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597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8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99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8fb00" officeooo:paragraph-rsid="0288fb00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italic" style:text-underline-style="none" fo:font-weight="normal" officeooo:paragraph-rsid="027c1b85" style:font-style-asian="italic" style:font-weight-asian="normal" style:font-style-complex="italic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623" style:family="paragraph" style:parent-style-name="Standard" style:list-style-name="L4">
      <style:text-properties officeooo:rsid="0012a0dc" officeooo:paragraph-rsid="0012a0dc"/>
    </style:style>
    <style:style style:name="P624" style:family="paragraph" style:parent-style-name="Standard" style:list-style-name="L5">
      <style:text-properties officeooo:rsid="0033fbdf" officeooo:paragraph-rsid="0033fbdf"/>
    </style:style>
    <style:style style:name="P625" style:family="paragraph" style:parent-style-name="Standard" style:list-style-name="L9">
      <style:text-properties officeooo:rsid="0033fbdf" officeooo:paragraph-rsid="0106c767"/>
    </style:style>
    <style:style style:name="P626" style:family="paragraph" style:parent-style-name="Standard" style:list-style-name="L6">
      <style:text-properties officeooo:paragraph-rsid="005b5cd3"/>
    </style:style>
    <style:style style:name="P627" style:family="paragraph" style:parent-style-name="Standard" style:list-style-name="L7">
      <style:text-properties officeooo:paragraph-rsid="00367935"/>
    </style:style>
    <style:style style:name="P628" style:family="paragraph" style:parent-style-name="Standard" style:list-style-name="L7">
      <style:text-properties officeooo:rsid="00367935" officeooo:paragraph-rsid="00367935"/>
    </style:style>
    <style:style style:name="P629" style:family="paragraph" style:parent-style-name="Standard" style:list-style-name="L8">
      <style:text-properties officeooo:rsid="00386ddb" officeooo:paragraph-rsid="00386ddb"/>
    </style:style>
    <style:style style:name="P630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631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32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633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63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63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3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3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4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641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64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64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64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64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64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64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64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4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5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51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52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653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54" style:family="paragraph" style:parent-style-name="Standard" style:list-style-name="L20">
      <style:text-properties officeooo:paragraph-rsid="00a4ce44"/>
    </style:style>
    <style:style style:name="P65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56" style:family="paragraph" style:parent-style-name="Standard" style:list-style-name="L25">
      <style:text-properties officeooo:paragraph-rsid="00beb82f"/>
    </style:style>
    <style:style style:name="P657" style:family="paragraph" style:parent-style-name="Standard" style:list-style-name="L26">
      <style:text-properties officeooo:paragraph-rsid="00d139a0"/>
    </style:style>
    <style:style style:name="P658" style:family="paragraph" style:parent-style-name="Standard" style:list-style-name="L29">
      <style:text-properties officeooo:paragraph-rsid="00f2503e"/>
    </style:style>
    <style:style style:name="P659" style:family="paragraph" style:parent-style-name="Standard" style:list-style-name="L30">
      <style:text-properties officeooo:rsid="00f3f4f5" officeooo:paragraph-rsid="00f5260b"/>
    </style:style>
    <style:style style:name="P660" style:family="paragraph" style:parent-style-name="Standard" style:list-style-name="L30">
      <style:text-properties officeooo:rsid="00f3f4f5" officeooo:paragraph-rsid="00f3f4f5"/>
    </style:style>
    <style:style style:name="P661" style:family="paragraph" style:parent-style-name="Standard" style:list-style-name="L31">
      <style:text-properties officeooo:paragraph-rsid="00fde6f2"/>
    </style:style>
    <style:style style:name="P662" style:family="paragraph" style:parent-style-name="Standard" style:list-style-name="L34">
      <style:paragraph-properties fo:line-height="100%"/>
      <style:text-properties officeooo:paragraph-rsid="01b5c969"/>
    </style:style>
    <style:style style:name="P663" style:family="paragraph" style:parent-style-name="Standard">
      <style:paragraph-properties fo:line-height="100%"/>
      <style:text-properties officeooo:paragraph-rsid="02939b7b"/>
    </style:style>
    <style:style style:name="P664" style:family="paragraph" style:parent-style-name="Standard">
      <style:paragraph-properties fo:line-height="100%"/>
      <style:text-properties officeooo:paragraph-rsid="0293a523"/>
    </style:style>
    <style:style style:name="P665" style:family="paragraph" style:parent-style-name="Standard">
      <style:paragraph-properties fo:line-height="100%"/>
      <style:text-properties officeooo:paragraph-rsid="0297c923"/>
    </style:style>
    <style:style style:name="P666" style:family="paragraph" style:parent-style-name="Standard">
      <style:paragraph-properties fo:line-height="100%"/>
      <style:text-properties officeooo:paragraph-rsid="0299e0bf"/>
    </style:style>
    <style:style style:name="P667" style:family="paragraph" style:parent-style-name="Standard">
      <style:paragraph-properties fo:line-height="100%"/>
      <style:text-properties officeooo:paragraph-rsid="029ac75f"/>
    </style:style>
    <style:style style:name="P668" style:family="paragraph" style:parent-style-name="Standard">
      <style:paragraph-properties fo:line-height="100%"/>
      <style:text-properties officeooo:paragraph-rsid="029bb505"/>
    </style:style>
    <style:style style:name="P669" style:family="paragraph" style:parent-style-name="Standard">
      <style:paragraph-properties fo:line-height="100%"/>
      <style:text-properties officeooo:rsid="0293a523" officeooo:paragraph-rsid="0293a523"/>
    </style:style>
    <style:style style:name="P670" style:family="paragraph" style:parent-style-name="Standard">
      <style:paragraph-properties fo:line-height="100%"/>
      <style:text-properties officeooo:rsid="029652f6" officeooo:paragraph-rsid="029652f6"/>
    </style:style>
    <style:style style:name="P671" style:family="paragraph" style:parent-style-name="Standard">
      <style:paragraph-properties fo:line-height="100%"/>
      <style:text-properties officeooo:rsid="027df911" officeooo:paragraph-rsid="027df911"/>
    </style:style>
    <style:style style:name="P672" style:family="paragraph" style:parent-style-name="Standard">
      <style:paragraph-properties fo:line-height="100%"/>
      <style:text-properties officeooo:rsid="0297c923" officeooo:paragraph-rsid="0297c923"/>
    </style:style>
    <style:style style:name="P67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4" style:family="paragraph" style:parent-style-name="Standard">
      <style:paragraph-properties fo:line-height="100%"/>
      <style:text-properties fo:font-style="italic" officeooo:rsid="029ac75f" officeooo:paragraph-rsid="029ac75f" style:font-style-asian="italic" style:font-style-complex="italic"/>
    </style:style>
    <style:style style:name="P675" style:family="paragraph" style:parent-style-name="Standard">
      <style:paragraph-properties fo:line-height="100%"/>
      <style:text-properties officeooo:rsid="0299a3b0" officeooo:paragraph-rsid="0299a3b0"/>
    </style:style>
    <style:style style:name="P676" style:family="paragraph" style:parent-style-name="Standard">
      <style:paragraph-properties fo:line-height="100%"/>
      <style:text-properties officeooo:rsid="0299a3b0" officeooo:paragraph-rsid="0299e0bf"/>
    </style:style>
    <style:style style:name="P677" style:family="paragraph" style:parent-style-name="Standard">
      <style:paragraph-properties fo:line-height="100%"/>
      <style:text-properties officeooo:rsid="0299e0bf" officeooo:paragraph-rsid="0299e0bf"/>
    </style:style>
    <style:style style:name="P678" style:family="paragraph" style:parent-style-name="Standard">
      <style:paragraph-properties fo:line-height="100%"/>
      <style:text-properties officeooo:rsid="029ac75f" officeooo:paragraph-rsid="029ac75f"/>
    </style:style>
    <style:style style:name="P679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680" style:family="paragraph" style:parent-style-name="Standard">
      <style:paragraph-properties fo:line-height="150%"/>
      <style:text-properties officeooo:paragraph-rsid="029bb505"/>
    </style:style>
    <style:style style:name="P681" style:family="paragraph" style:parent-style-name="Standard">
      <style:paragraph-properties fo:line-height="100%"/>
      <style:text-properties officeooo:rsid="029efd69" officeooo:paragraph-rsid="029efd69"/>
    </style:style>
    <style:style style:name="P682" style:family="paragraph" style:parent-style-name="Standard">
      <style:text-properties officeooo:paragraph-rsid="02a1eb84"/>
    </style:style>
    <style:style style:name="P683" style:family="paragraph" style:parent-style-name="Standard">
      <style:paragraph-properties fo:line-height="100%" fo:break-before="page"/>
      <style:text-properties officeooo:paragraph-rsid="0293a523"/>
    </style:style>
    <style:style style:name="P684" style:family="paragraph" style:parent-style-name="Standard">
      <style:paragraph-properties fo:line-height="100%" fo:break-before="page"/>
      <style:text-properties officeooo:rsid="027df911" officeooo:paragraph-rsid="027df911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13268f"/>
    </style:style>
    <style:style style:name="T30" style:family="text">
      <style:text-properties style:use-window-font-color="true" officeooo:rsid="0044d7a4"/>
    </style:style>
    <style:style style:name="T31" style:family="text">
      <style:text-properties style:use-window-font-color="true" style:text-underline-style="none" fo:font-weight="normal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36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37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38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40" style:family="text">
      <style:text-properties style:use-window-font-color="true" style:text-underline-style="none" fo:font-weight="bold" style:font-weight-asian="bold" style:font-weight-complex="bold"/>
    </style:style>
    <style:style style:name="T4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style:text-underline-style="none" style:font-style-asian="italic" style:font-style-complex="italic"/>
    </style:style>
    <style:style style:name="T5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5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5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60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6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font-style-asian="italic" style:font-style-complex="italic"/>
    </style:style>
    <style:style style:name="T95" style:family="text">
      <style:text-properties style:use-window-font-color="true" fo:font-style="italic" officeooo:rsid="016778b3" style:font-style-asian="italic" style:font-style-complex="italic"/>
    </style:style>
    <style:style style:name="T96" style:family="text">
      <style:text-properties style:use-window-font-color="true" fo:font-style="italic" officeooo:rsid="01d9cd4e" style:font-style-asian="italic" style:font-style-complex="italic"/>
    </style:style>
    <style:style style:name="T97" style:family="text">
      <style:text-properties style:use-window-font-color="true" fo:font-style="italic" officeooo:rsid="01a5296a" style:font-style-asian="italic" style:font-style-complex="italic"/>
    </style:style>
    <style:style style:name="T98" style:family="text">
      <style:text-properties style:use-window-font-color="true" fo:font-style="italic" officeooo:rsid="01e504ba" style:font-style-asian="italic" style:font-style-complex="italic"/>
    </style:style>
    <style:style style:name="T99" style:family="text">
      <style:text-properties style:use-window-font-color="true" officeooo:rsid="0063f3c5"/>
    </style:style>
    <style:style style:name="T100" style:family="text">
      <style:text-properties style:use-window-font-color="true" officeooo:rsid="0027fcfd"/>
    </style:style>
    <style:style style:name="T101" style:family="text">
      <style:text-properties style:use-window-font-color="true" officeooo:rsid="01095847"/>
    </style:style>
    <style:style style:name="T102" style:family="text">
      <style:text-properties style:use-window-font-color="true" officeooo:rsid="0082538a"/>
    </style:style>
    <style:style style:name="T103" style:family="text">
      <style:text-properties style:use-window-font-color="true" officeooo:rsid="00c0d7c6"/>
    </style:style>
    <style:style style:name="T10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style:font-style-asian="normal" style:font-style-complex="normal"/>
    </style:style>
    <style:style style:name="T176" style:family="text">
      <style:text-properties style:use-window-font-color="true" fo:font-style="normal" officeooo:rsid="016860b9" style:font-style-asian="normal" style:font-style-complex="normal"/>
    </style:style>
    <style:style style:name="T177" style:family="text">
      <style:text-properties style:use-window-font-color="true" fo:font-style="normal" officeooo:rsid="0171553b" style:font-style-asian="normal" style:font-style-complex="normal"/>
    </style:style>
    <style:style style:name="T178" style:family="text">
      <style:text-properties style:use-window-font-color="true" fo:font-style="normal" officeooo:rsid="016c9d08" style:font-style-asian="normal" style:font-style-complex="normal"/>
    </style:style>
    <style:style style:name="T179" style:family="text">
      <style:text-properties style:use-window-font-color="true" fo:font-style="normal" officeooo:rsid="016778b3" style:font-style-asian="normal" style:font-style-complex="normal"/>
    </style:style>
    <style:style style:name="T180" style:family="text">
      <style:text-properties style:use-window-font-color="true" fo:font-style="normal" officeooo:rsid="01a5296a" style:font-style-asian="normal" style:font-style-complex="normal"/>
    </style:style>
    <style:style style:name="T181" style:family="text">
      <style:text-properties style:use-window-font-color="true" fo:font-style="normal" officeooo:rsid="01d9cd4e" style:font-style-asian="normal" style:font-style-complex="normal"/>
    </style:style>
    <style:style style:name="T182" style:family="text">
      <style:text-properties style:use-window-font-color="true" fo:font-style="normal" officeooo:rsid="01e2b86d" style:font-style-asian="normal" style:font-style-complex="normal"/>
    </style:style>
    <style:style style:name="T183" style:family="text">
      <style:text-properties style:use-window-font-color="true" fo:font-style="normal" officeooo:rsid="01e504ba" style:font-style-asian="normal" style:font-style-complex="normal"/>
    </style:style>
    <style:style style:name="T18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style:text-underline-style="none" fo:font-weight="normal" officeooo:rsid="0297c923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weight="normal" style:font-weight-asian="normal" style:font-weight-complex="normal"/>
    </style:style>
    <style:style style:name="T211" style:family="text">
      <style:text-properties style:use-window-font-color="true" fo:font-weight="normal" officeooo:rsid="016aa5ac" style:font-weight-asian="normal" style:font-weight-complex="normal"/>
    </style:style>
    <style:style style:name="T212" style:family="text">
      <style:text-properties style:use-window-font-color="true" fo:font-weight="normal" officeooo:rsid="016a5b23" style:font-weight-asian="normal" style:font-weight-complex="normal"/>
    </style:style>
    <style:style style:name="T213" style:family="text">
      <style:text-properties style:use-window-font-color="true" fo:font-weight="normal" officeooo:rsid="0171553b" style:font-weight-asian="normal" style:font-weight-complex="normal"/>
    </style:style>
    <style:style style:name="T214" style:family="text">
      <style:text-properties style:use-window-font-color="true" fo:font-weight="normal" officeooo:rsid="01aaba73" style:font-weight-asian="normal" style:font-weight-complex="normal"/>
    </style:style>
    <style:style style:name="T215" style:family="text">
      <style:text-properties style:use-window-font-color="true" fo:font-weight="normal" officeooo:rsid="01b08253" style:font-weight-asian="normal" style:font-weight-complex="normal"/>
    </style:style>
    <style:style style:name="T216" style:family="text">
      <style:text-properties style:use-window-font-color="true" fo:font-weight="normal" officeooo:rsid="01d80854" style:font-weight-asian="normal" style:font-weight-complex="normal"/>
    </style:style>
    <style:style style:name="T217" style:family="text">
      <style:text-properties style:use-window-font-color="true" fo:font-weight="normal" officeooo:rsid="01d87a11" style:font-weight-asian="normal" style:font-weight-complex="normal"/>
    </style:style>
    <style:style style:name="T218" style:family="text">
      <style:text-properties style:use-window-font-color="true" fo:font-weight="normal" officeooo:rsid="0226d9d6" style:font-weight-asian="normal" style:font-weight-complex="normal"/>
    </style:style>
    <style:style style:name="T219" style:family="text">
      <style:text-properties style:use-window-font-color="true" fo:font-weight="normal" officeooo:rsid="022c7d02" style:font-weight-asian="normal" style:font-weight-complex="normal"/>
    </style:style>
    <style:style style:name="T220" style:family="text">
      <style:text-properties style:use-window-font-color="true" fo:font-weight="normal" officeooo:rsid="023b3a5d" style:font-weight-asian="normal" style:font-weight-complex="normal"/>
    </style:style>
    <style:style style:name="T221" style:family="text">
      <style:text-properties style:use-window-font-color="true" fo:font-weight="normal" officeooo:rsid="023ce39d" style:font-weight-asian="normal" style:font-weight-complex="normal"/>
    </style:style>
    <style:style style:name="T222" style:family="text">
      <style:text-properties style:use-window-font-color="true" officeooo:rsid="016f0506"/>
    </style:style>
    <style:style style:name="T223" style:family="text">
      <style:text-properties style:use-window-font-color="true" fo:font-weight="bold" style:font-weight-asian="bold" style:font-weight-complex="bold"/>
    </style:style>
    <style:style style:name="T224" style:family="text">
      <style:text-properties fo:font-weight="normal" style:font-weight-asian="normal" style:font-weight-complex="normal"/>
    </style:style>
    <style:style style:name="T225" style:family="text">
      <style:text-properties fo:font-weight="normal" officeooo:rsid="003c27f0" style:font-weight-asian="normal" style:font-weight-complex="normal"/>
    </style:style>
    <style:style style:name="T226" style:family="text">
      <style:text-properties fo:font-weight="normal" officeooo:rsid="003cb407" style:font-weight-asian="normal" style:font-weight-complex="normal"/>
    </style:style>
    <style:style style:name="T227" style:family="text">
      <style:text-properties fo:font-weight="normal" officeooo:rsid="00205d85" style:font-weight-asian="normal" style:font-weight-complex="normal"/>
    </style:style>
    <style:style style:name="T228" style:family="text">
      <style:text-properties fo:font-weight="normal" officeooo:rsid="00beb82f" style:font-weight-asian="normal" style:font-weight-complex="normal"/>
    </style:style>
    <style:style style:name="T229" style:family="text">
      <style:text-properties fo:font-weight="normal" officeooo:rsid="016860b9" style:font-weight-asian="normal" style:font-weight-complex="normal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officeooo:rsid="00256ecc" style:font-style-asian="italic" style:font-style-complex="italic"/>
    </style:style>
    <style:style style:name="T232" style:family="text">
      <style:text-properties fo:font-style="italic" officeooo:rsid="006c1d47" style:font-style-asian="italic" style:font-style-complex="italic"/>
    </style:style>
    <style:style style:name="T233" style:family="text">
      <style:text-properties fo:font-style="italic" officeooo:rsid="00838393" style:font-style-asian="italic" style:font-style-complex="italic"/>
    </style:style>
    <style:style style:name="T234" style:family="text">
      <style:text-properties fo:font-style="italic" officeooo:rsid="00e09913" style:font-style-asian="italic" style:font-style-complex="italic"/>
    </style:style>
    <style:style style:name="T235" style:family="text">
      <style:text-properties fo:font-style="italic" officeooo:rsid="005b5cd3" style:font-style-asian="italic" style:font-style-complex="italic"/>
    </style:style>
    <style:style style:name="T236" style:family="text">
      <style:text-properties fo:font-style="italic" officeooo:rsid="0034ed8b" style:font-style-asian="italic" style:font-style-complex="italic"/>
    </style:style>
    <style:style style:name="T237" style:family="text">
      <style:text-properties fo:font-style="italic" officeooo:rsid="00367935" style:font-style-asian="italic" style:font-style-complex="italic"/>
    </style:style>
    <style:style style:name="T238" style:family="text">
      <style:text-properties fo:font-style="italic" officeooo:rsid="00ce5fa1" style:font-style-asian="italic" style:font-style-complex="italic"/>
    </style:style>
    <style:style style:name="T239" style:family="text">
      <style:text-properties fo:font-style="italic" officeooo:rsid="003b4e50" style:font-style-asian="italic" style:font-style-complex="italic"/>
    </style:style>
    <style:style style:name="T240" style:family="text">
      <style:text-properties fo:font-style="italic" officeooo:rsid="01758a0f" style:font-style-asian="italic" style:font-style-complex="italic"/>
    </style:style>
    <style:style style:name="T241" style:family="text">
      <style:text-properties fo:font-style="italic" officeooo:rsid="0071f6b3" style:font-style-asian="italic" style:font-style-complex="italic"/>
    </style:style>
    <style:style style:name="T242" style:family="text">
      <style:text-properties fo:font-style="italic" officeooo:rsid="0080477a" style:font-style-asian="italic" style:font-style-complex="italic"/>
    </style:style>
    <style:style style:name="T243" style:family="text">
      <style:text-properties fo:font-style="italic" officeooo:rsid="01113d34" style:font-style-asian="italic" style:font-style-complex="italic"/>
    </style:style>
    <style:style style:name="T244" style:family="text">
      <style:text-properties fo:font-style="italic" officeooo:rsid="01023882" style:font-style-asian="italic" style:font-style-complex="italic"/>
    </style:style>
    <style:style style:name="T245" style:family="text">
      <style:text-properties fo:font-style="italic" officeooo:rsid="00fde6f2" style:font-style-asian="italic" style:font-style-complex="italic"/>
    </style:style>
    <style:style style:name="T246" style:family="text">
      <style:text-properties fo:font-style="italic" officeooo:rsid="018c0d5b" style:font-style-asian="italic" style:font-style-complex="italic"/>
    </style:style>
    <style:style style:name="T247" style:family="text">
      <style:text-properties fo:font-style="italic" officeooo:rsid="01c64853" style:font-style-asian="italic" style:font-style-complex="italic"/>
    </style:style>
    <style:style style:name="T248" style:family="text">
      <style:text-properties fo:font-style="italic" officeooo:rsid="01d9cd4e" style:font-style-asian="italic" style:font-style-complex="italic"/>
    </style:style>
    <style:style style:name="T249" style:family="text">
      <style:text-properties fo:font-style="italic" officeooo:rsid="007477e8" style:font-style-asian="italic" style:font-style-complex="italic"/>
    </style:style>
    <style:style style:name="T250" style:family="text">
      <style:text-properties fo:font-style="italic" officeooo:rsid="01dc67de" style:font-style-asian="italic" style:font-style-complex="italic"/>
    </style:style>
    <style:style style:name="T251" style:family="text">
      <style:text-properties fo:font-style="italic" officeooo:rsid="01ec8e18" style:font-style-asian="italic" style:font-style-complex="italic"/>
    </style:style>
    <style:style style:name="T252" style:family="text">
      <style:text-properties fo:font-style="italic" officeooo:rsid="019e70b3" style:font-style-asian="italic" style:font-style-complex="italic"/>
    </style:style>
    <style:style style:name="T253" style:family="text">
      <style:text-properties fo:font-style="italic" officeooo:rsid="02685e01" style:font-style-asian="italic" style:font-style-complex="italic"/>
    </style:style>
    <style:style style:name="T254" style:family="text">
      <style:text-properties fo:font-style="italic" officeooo:rsid="026b5506" style:font-style-asian="italic" style:font-style-complex="italic"/>
    </style:style>
    <style:style style:name="T255" style:family="text">
      <style:text-properties fo:font-style="italic" officeooo:rsid="0288fb00" style:font-style-asian="italic" style:font-style-complex="italic"/>
    </style:style>
    <style:style style:name="T25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58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59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6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6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6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6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6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6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6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7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7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7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73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27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75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76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77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78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7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80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81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82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83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84" style:family="text">
      <style:text-properties fo:font-style="italic" style:text-underline-style="none" style:font-style-asian="italic" style:font-style-complex="italic"/>
    </style:style>
    <style:style style:name="T285" style:family="text">
      <style:text-properties fo:font-style="italic" style:text-underline-style="none" officeooo:rsid="00baae4f" style:font-style-asian="italic" style:font-style-complex="italic"/>
    </style:style>
    <style:style style:name="T286" style:family="text">
      <style:text-properties fo:font-style="italic" style:text-underline-style="none" officeooo:rsid="00d708a6" style:font-style-asian="italic" style:font-style-complex="italic"/>
    </style:style>
    <style:style style:name="T287" style:family="text">
      <style:text-properties fo:font-style="italic" style:text-underline-style="none" officeooo:rsid="00beb82f" style:font-style-asian="italic" style:font-style-complex="italic"/>
    </style:style>
    <style:style style:name="T288" style:family="text">
      <style:text-properties fo:font-style="italic" style:text-underline-style="none" officeooo:rsid="00d9c9e4" style:font-style-asian="italic" style:font-style-complex="italic"/>
    </style:style>
    <style:style style:name="T289" style:family="text">
      <style:text-properties fo:font-style="italic" style:text-underline-style="none" officeooo:rsid="00f55bb2" style:font-style-asian="italic" style:font-style-complex="italic"/>
    </style:style>
    <style:style style:name="T290" style:family="text">
      <style:text-properties fo:font-style="italic" style:text-underline-style="none" officeooo:rsid="00f74e17" style:font-style-asian="italic" style:font-style-complex="italic"/>
    </style:style>
    <style:style style:name="T291" style:family="text">
      <style:text-properties fo:font-style="italic" style:text-underline-style="none" officeooo:rsid="00fde6f2" style:font-style-asian="italic" style:font-style-complex="italic"/>
    </style:style>
    <style:style style:name="T292" style:family="text">
      <style:text-properties fo:font-style="italic" style:text-underline-style="none" officeooo:rsid="0130fd48" style:font-style-asian="italic" style:font-style-complex="italic"/>
    </style:style>
    <style:style style:name="T293" style:family="text">
      <style:text-properties fo:font-style="italic" style:text-underline-style="none" officeooo:rsid="013401b3" style:font-style-asian="italic" style:font-style-complex="italic"/>
    </style:style>
    <style:style style:name="T294" style:family="text">
      <style:text-properties fo:font-style="italic" style:text-underline-style="none" officeooo:rsid="013f3c54" style:font-style-asian="italic" style:font-style-complex="italic"/>
    </style:style>
    <style:style style:name="T2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6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97" style:family="text">
      <style:text-properties officeooo:rsid="00205d85"/>
    </style:style>
    <style:style style:name="T298" style:family="text">
      <style:text-properties officeooo:rsid="0027fcfd"/>
    </style:style>
    <style:style style:name="T299" style:family="text">
      <style:text-properties officeooo:rsid="0029525d"/>
    </style:style>
    <style:style style:name="T300" style:family="text">
      <style:text-properties officeooo:rsid="0034ed8b"/>
    </style:style>
    <style:style style:name="T301" style:family="text">
      <style:text-properties officeooo:rsid="00367935"/>
    </style:style>
    <style:style style:name="T302" style:family="text">
      <style:text-properties officeooo:rsid="00398ddf"/>
    </style:style>
    <style:style style:name="T303" style:family="text">
      <style:text-properties officeooo:rsid="003b4e50"/>
    </style:style>
    <style:style style:name="T304" style:family="text">
      <style:text-properties officeooo:rsid="0043121f"/>
    </style:style>
    <style:style style:name="T3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2a1eb84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5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5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53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54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55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5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57" style:family="text">
      <style:text-properties fo:font-style="normal" style:text-underline-style="none" style:font-style-asian="normal" style:font-style-complex="normal"/>
    </style:style>
    <style:style style:name="T358" style:family="text">
      <style:text-properties fo:font-style="normal" style:text-underline-style="none" officeooo:rsid="00a8a4b1" style:font-style-asian="normal" style:font-style-complex="normal"/>
    </style:style>
    <style:style style:name="T359" style:family="text">
      <style:text-properties fo:font-style="normal" style:text-underline-style="none" officeooo:rsid="00ba4170" style:font-style-asian="normal" style:font-style-complex="normal"/>
    </style:style>
    <style:style style:name="T360" style:family="text">
      <style:text-properties fo:font-style="normal" style:text-underline-style="none" officeooo:rsid="00b1e303" style:font-style-asian="normal" style:font-style-complex="normal"/>
    </style:style>
    <style:style style:name="T361" style:family="text">
      <style:text-properties fo:font-style="normal" style:text-underline-style="none" officeooo:rsid="00baae4f" style:font-style-asian="normal" style:font-style-complex="normal"/>
    </style:style>
    <style:style style:name="T362" style:family="text">
      <style:text-properties fo:font-style="normal" style:text-underline-style="none" officeooo:rsid="00bbbf73" style:font-style-asian="normal" style:font-style-complex="normal"/>
    </style:style>
    <style:style style:name="T363" style:family="text">
      <style:text-properties fo:font-style="normal" style:text-underline-style="none" officeooo:rsid="00be4749" style:font-style-asian="normal" style:font-style-complex="normal"/>
    </style:style>
    <style:style style:name="T364" style:family="text">
      <style:text-properties fo:font-style="normal" style:text-underline-style="none" officeooo:rsid="00d139a0" style:font-style-asian="normal" style:font-style-complex="normal"/>
    </style:style>
    <style:style style:name="T365" style:family="text">
      <style:text-properties fo:font-style="normal" style:text-underline-style="none" officeooo:rsid="00d1487d" style:font-style-asian="normal" style:font-style-complex="normal"/>
    </style:style>
    <style:style style:name="T366" style:family="text">
      <style:text-properties fo:font-style="normal" style:text-underline-style="none" officeooo:rsid="00d2fc06" style:font-style-asian="normal" style:font-style-complex="normal"/>
    </style:style>
    <style:style style:name="T367" style:family="text">
      <style:text-properties fo:font-style="normal" style:text-underline-style="none" officeooo:rsid="00d40111" style:font-style-asian="normal" style:font-style-complex="normal"/>
    </style:style>
    <style:style style:name="T368" style:family="text">
      <style:text-properties fo:font-style="normal" style:text-underline-style="none" officeooo:rsid="00d4c5ce" style:font-style-asian="normal" style:font-style-complex="normal"/>
    </style:style>
    <style:style style:name="T369" style:family="text">
      <style:text-properties fo:font-style="normal" style:text-underline-style="none" officeooo:rsid="00d708a6" style:font-style-asian="normal" style:font-style-complex="normal"/>
    </style:style>
    <style:style style:name="T370" style:family="text">
      <style:text-properties fo:font-style="normal" style:text-underline-style="none" officeooo:rsid="00d77d7d" style:font-style-asian="normal" style:font-style-complex="normal"/>
    </style:style>
    <style:style style:name="T371" style:family="text">
      <style:text-properties fo:font-style="normal" style:text-underline-style="none" officeooo:rsid="00d83381" style:font-style-asian="normal" style:font-style-complex="normal"/>
    </style:style>
    <style:style style:name="T372" style:family="text">
      <style:text-properties fo:font-style="normal" style:text-underline-style="none" officeooo:rsid="00d75809" style:font-style-asian="normal" style:font-style-complex="normal"/>
    </style:style>
    <style:style style:name="T373" style:family="text">
      <style:text-properties fo:font-style="normal" style:text-underline-style="none" officeooo:rsid="00dd6c8d" style:font-style-asian="normal" style:font-style-complex="normal"/>
    </style:style>
    <style:style style:name="T374" style:family="text">
      <style:text-properties fo:font-style="normal" style:text-underline-style="none" officeooo:rsid="00dedcd7" style:font-style-asian="normal" style:font-style-complex="normal"/>
    </style:style>
    <style:style style:name="T375" style:family="text">
      <style:text-properties fo:font-style="normal" style:text-underline-style="none" officeooo:rsid="00beb82f" style:font-style-asian="normal" style:font-style-complex="normal"/>
    </style:style>
    <style:style style:name="T376" style:family="text">
      <style:text-properties fo:font-style="normal" style:text-underline-style="none" officeooo:rsid="00e4290b" style:font-style-asian="normal" style:font-style-complex="normal"/>
    </style:style>
    <style:style style:name="T377" style:family="text">
      <style:text-properties fo:font-style="normal" style:text-underline-style="none" officeooo:rsid="00eb50e0" style:font-style-asian="normal" style:font-style-complex="normal"/>
    </style:style>
    <style:style style:name="T378" style:family="text">
      <style:text-properties fo:font-style="normal" style:text-underline-style="none" officeooo:rsid="00d9c9e4" style:font-style-asian="normal" style:font-style-complex="normal"/>
    </style:style>
    <style:style style:name="T379" style:family="text">
      <style:text-properties fo:font-style="normal" style:text-underline-style="none" officeooo:rsid="00ec1e8c" style:font-style-asian="normal" style:font-style-complex="normal"/>
    </style:style>
    <style:style style:name="T380" style:family="text">
      <style:text-properties fo:font-style="normal" style:text-underline-style="none" officeooo:rsid="00f0f7f8" style:font-style-asian="normal" style:font-style-complex="normal"/>
    </style:style>
    <style:style style:name="T381" style:family="text">
      <style:text-properties fo:font-style="normal" style:text-underline-style="none" officeooo:rsid="00f2503e" style:font-style-asian="normal" style:font-style-complex="normal"/>
    </style:style>
    <style:style style:name="T382" style:family="text">
      <style:text-properties fo:font-style="normal" style:text-underline-style="none" officeooo:rsid="00f5260b" style:font-style-asian="normal" style:font-style-complex="normal"/>
    </style:style>
    <style:style style:name="T383" style:family="text">
      <style:text-properties fo:font-style="normal" style:text-underline-style="none" officeooo:rsid="00f55bb2" style:font-style-asian="normal" style:font-style-complex="normal"/>
    </style:style>
    <style:style style:name="T384" style:family="text">
      <style:text-properties fo:font-style="normal" style:text-underline-style="none" officeooo:rsid="00f74e17" style:font-style-asian="normal" style:font-style-complex="normal"/>
    </style:style>
    <style:style style:name="T385" style:family="text">
      <style:text-properties fo:font-style="normal" style:text-underline-style="none" officeooo:rsid="00fbef0d" style:font-style-asian="normal" style:font-style-complex="normal"/>
    </style:style>
    <style:style style:name="T386" style:family="text">
      <style:text-properties fo:font-style="normal" style:text-underline-style="none" officeooo:rsid="00fde6f2" style:font-style-asian="normal" style:font-style-complex="normal"/>
    </style:style>
    <style:style style:name="T387" style:family="text">
      <style:text-properties fo:font-style="normal" style:text-underline-style="none" officeooo:rsid="010185dc" style:font-style-asian="normal" style:font-style-complex="normal"/>
    </style:style>
    <style:style style:name="T388" style:family="text">
      <style:text-properties fo:font-style="normal" style:text-underline-style="none" officeooo:rsid="0103be48" style:font-style-asian="normal" style:font-style-complex="normal"/>
    </style:style>
    <style:style style:name="T389" style:family="text">
      <style:text-properties fo:font-style="normal" style:text-underline-style="none" officeooo:rsid="010c486e" style:font-style-asian="normal" style:font-style-complex="normal"/>
    </style:style>
    <style:style style:name="T390" style:family="text">
      <style:text-properties fo:font-style="normal" style:text-underline-style="none" officeooo:rsid="010db770" style:font-style-asian="normal" style:font-style-complex="normal"/>
    </style:style>
    <style:style style:name="T391" style:family="text">
      <style:text-properties fo:font-style="normal" style:text-underline-style="none" officeooo:rsid="011cabfd" style:font-style-asian="normal" style:font-style-complex="normal"/>
    </style:style>
    <style:style style:name="T392" style:family="text">
      <style:text-properties fo:font-style="normal" style:text-underline-style="none" officeooo:rsid="011d9595" style:font-style-asian="normal" style:font-style-complex="normal"/>
    </style:style>
    <style:style style:name="T393" style:family="text">
      <style:text-properties fo:font-style="normal" style:text-underline-style="none" officeooo:rsid="011fc384" style:font-style-asian="normal" style:font-style-complex="normal"/>
    </style:style>
    <style:style style:name="T394" style:family="text">
      <style:text-properties fo:font-style="normal" style:text-underline-style="none" officeooo:rsid="012dfde8" style:font-style-asian="normal" style:font-style-complex="normal"/>
    </style:style>
    <style:style style:name="T395" style:family="text">
      <style:text-properties fo:font-style="normal" style:text-underline-style="none" officeooo:rsid="0130fd48" style:font-style-asian="normal" style:font-style-complex="normal"/>
    </style:style>
    <style:style style:name="T396" style:family="text">
      <style:text-properties fo:font-style="normal" style:text-underline-style="none" officeooo:rsid="013282b3" style:font-style-asian="normal" style:font-style-complex="normal"/>
    </style:style>
    <style:style style:name="T397" style:family="text">
      <style:text-properties fo:font-style="normal" style:text-underline-style="none" officeooo:rsid="013401b3" style:font-style-asian="normal" style:font-style-complex="normal"/>
    </style:style>
    <style:style style:name="T398" style:family="text">
      <style:text-properties fo:font-style="normal" style:text-underline-style="none" officeooo:rsid="013a8584" style:font-style-asian="normal" style:font-style-complex="normal"/>
    </style:style>
    <style:style style:name="T399" style:family="text">
      <style:text-properties fo:font-style="normal" style:text-underline-style="none" officeooo:rsid="013f3c54" style:font-style-asian="normal" style:font-style-complex="normal"/>
    </style:style>
    <style:style style:name="T400" style:family="text">
      <style:text-properties fo:font-style="normal" style:text-underline-style="none" officeooo:rsid="013e347a" style:font-style-asian="normal" style:font-style-complex="normal"/>
    </style:style>
    <style:style style:name="T401" style:family="text">
      <style:text-properties fo:font-style="normal" style:text-underline-style="none" officeooo:rsid="01408f03" style:font-style-asian="normal" style:font-style-complex="normal"/>
    </style:style>
    <style:style style:name="T402" style:family="text">
      <style:text-properties fo:font-style="normal" style:text-underline-style="none" officeooo:rsid="013cc971" style:font-style-asian="normal" style:font-style-complex="normal"/>
    </style:style>
    <style:style style:name="T403" style:family="text">
      <style:text-properties fo:font-style="normal" style:text-underline-style="none" officeooo:rsid="0150aafa" style:font-style-asian="normal" style:font-style-complex="normal"/>
    </style:style>
    <style:style style:name="T404" style:family="text">
      <style:text-properties fo:font-style="normal" style:text-underline-style="none" officeooo:rsid="0152f194" style:font-style-asian="normal" style:font-style-complex="normal"/>
    </style:style>
    <style:style style:name="T405" style:family="text">
      <style:text-properties fo:font-style="normal" style:text-underline-style="none" officeooo:rsid="0157e2d4" style:font-style-asian="normal" style:font-style-complex="normal"/>
    </style:style>
    <style:style style:name="T406" style:family="text">
      <style:text-properties fo:font-style="normal" style:text-underline-style="none" officeooo:rsid="015c452a" style:font-style-asian="normal" style:font-style-complex="normal"/>
    </style:style>
    <style:style style:name="T407" style:family="text">
      <style:text-properties fo:font-style="normal" style:text-underline-style="none" officeooo:rsid="0176ee1b" style:font-style-asian="normal" style:font-style-complex="normal"/>
    </style:style>
    <style:style style:name="T408" style:family="text">
      <style:text-properties fo:font-style="normal" style:font-style-asian="normal" style:font-style-complex="normal"/>
    </style:style>
    <style:style style:name="T409" style:family="text">
      <style:text-properties fo:font-style="normal" officeooo:rsid="00524926" style:font-style-asian="normal" style:font-style-complex="normal"/>
    </style:style>
    <style:style style:name="T410" style:family="text">
      <style:text-properties fo:font-style="normal" officeooo:rsid="0033fbdf" style:font-style-asian="normal" style:font-style-complex="normal"/>
    </style:style>
    <style:style style:name="T411" style:family="text">
      <style:text-properties fo:font-style="normal" officeooo:rsid="0034ed8b" style:font-style-asian="normal" style:font-style-complex="normal"/>
    </style:style>
    <style:style style:name="T412" style:family="text">
      <style:text-properties fo:font-style="normal" officeooo:rsid="0052a33a" style:font-style-asian="normal" style:font-style-complex="normal"/>
    </style:style>
    <style:style style:name="T413" style:family="text">
      <style:text-properties fo:font-style="normal" officeooo:rsid="0012a0dc" style:font-style-asian="normal" style:font-style-complex="normal"/>
    </style:style>
    <style:style style:name="T414" style:family="text">
      <style:text-properties fo:font-style="normal" officeooo:rsid="005aa0ca" style:font-style-asian="normal" style:font-style-complex="normal"/>
    </style:style>
    <style:style style:name="T415" style:family="text">
      <style:text-properties fo:font-style="normal" officeooo:rsid="0092f82d" style:font-style-asian="normal" style:font-style-complex="normal"/>
    </style:style>
    <style:style style:name="T416" style:family="text">
      <style:text-properties fo:font-style="normal" officeooo:rsid="00c6421c" style:font-style-asian="normal" style:font-style-complex="normal"/>
    </style:style>
    <style:style style:name="T417" style:family="text">
      <style:text-properties fo:font-style="normal" officeooo:rsid="00cc5bce" style:font-style-asian="normal" style:font-style-complex="normal"/>
    </style:style>
    <style:style style:name="T418" style:family="text">
      <style:text-properties fo:font-style="normal" officeooo:rsid="0106c767" style:font-style-asian="normal" style:font-style-complex="normal"/>
    </style:style>
    <style:style style:name="T419" style:family="text">
      <style:text-properties fo:font-style="normal" officeooo:rsid="00ce5fa1" style:font-style-asian="normal" style:font-style-complex="normal"/>
    </style:style>
    <style:style style:name="T420" style:family="text">
      <style:text-properties fo:font-style="normal" officeooo:rsid="0164a6ee" style:font-style-asian="normal" style:font-style-complex="normal"/>
    </style:style>
    <style:style style:name="T421" style:family="text">
      <style:text-properties fo:font-style="normal" officeooo:rsid="0168d8d5" style:font-style-asian="normal" style:font-style-complex="normal"/>
    </style:style>
    <style:style style:name="T422" style:family="text">
      <style:text-properties fo:font-style="normal" officeooo:rsid="0179221f" style:font-style-asian="normal" style:font-style-complex="normal"/>
    </style:style>
    <style:style style:name="T423" style:family="text">
      <style:text-properties fo:font-style="normal" officeooo:rsid="017941db" style:font-style-asian="normal" style:font-style-complex="normal"/>
    </style:style>
    <style:style style:name="T424" style:family="text">
      <style:text-properties fo:font-style="normal" officeooo:rsid="017a7161" style:font-style-asian="normal" style:font-style-complex="normal"/>
    </style:style>
    <style:style style:name="T425" style:family="text">
      <style:text-properties fo:font-style="normal" officeooo:rsid="0288fb00" style:font-style-asian="normal" style:font-style-complex="normal"/>
    </style:style>
    <style:style style:name="T42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427" style:family="text">
      <style:text-properties officeooo:rsid="004d4d0b"/>
    </style:style>
    <style:style style:name="T428" style:family="text">
      <style:text-properties officeooo:rsid="0013268f"/>
    </style:style>
    <style:style style:name="T429" style:family="text">
      <style:text-properties officeooo:rsid="004f4350"/>
    </style:style>
    <style:style style:name="T430" style:family="text">
      <style:text-properties officeooo:rsid="00501b3c"/>
    </style:style>
    <style:style style:name="T431" style:family="text">
      <style:text-properties officeooo:rsid="00147dd9"/>
    </style:style>
    <style:style style:name="T432" style:family="text">
      <style:text-properties officeooo:rsid="005521a3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officeooo:rsid="005f7223" style:font-weight-asian="bold" style:font-weight-complex="bold"/>
    </style:style>
    <style:style style:name="T435" style:family="text">
      <style:text-properties fo:font-weight="bold" officeooo:rsid="01871851" style:font-weight-asian="bold" style:font-weight-complex="bold"/>
    </style:style>
    <style:style style:name="T436" style:family="text">
      <style:text-properties fo:font-weight="bold" officeooo:rsid="02070606" style:font-weight-asian="bold" style:font-weight-complex="bold"/>
    </style:style>
    <style:style style:name="T437" style:family="text">
      <style:text-properties fo:font-weight="bold" officeooo:rsid="0206e857" style:font-weight-asian="bold" style:font-weight-complex="bold"/>
    </style:style>
    <style:style style:name="T438" style:family="text">
      <style:text-properties fo:font-weight="bold" officeooo:rsid="006317f8" style:font-weight-asian="bold" style:font-weight-complex="bold"/>
    </style:style>
    <style:style style:name="T439" style:family="text">
      <style:text-properties fo:font-weight="bold" officeooo:rsid="00672a68" style:font-weight-asian="bold" style:font-weight-complex="bold"/>
    </style:style>
    <style:style style:name="T440" style:family="text">
      <style:text-properties officeooo:rsid="005b5f51"/>
    </style:style>
    <style:style style:name="T441" style:family="text">
      <style:text-properties officeooo:rsid="005d12fa"/>
    </style:style>
    <style:style style:name="T442" style:family="text">
      <style:text-properties officeooo:rsid="003cb407"/>
    </style:style>
    <style:style style:name="T443" style:family="text">
      <style:text-properties officeooo:rsid="005f7223"/>
    </style:style>
    <style:style style:name="T444" style:family="text">
      <style:text-properties officeooo:rsid="006317f8"/>
    </style:style>
    <style:style style:name="T445" style:family="text">
      <style:text-properties officeooo:rsid="00672a68"/>
    </style:style>
    <style:style style:name="T446" style:family="text">
      <style:text-properties style:text-underline-style="none"/>
    </style:style>
    <style:style style:name="T447" style:family="text">
      <style:text-properties style:text-underline-style="none" fo:font-weight="normal" style:font-weight-asian="normal" style:font-weight-complex="normal"/>
    </style:style>
    <style:style style:name="T448" style:family="text">
      <style:text-properties style:text-underline-style="none" fo:font-weight="normal" officeooo:rsid="00721e09" style:font-weight-asian="normal" style:font-weight-complex="normal"/>
    </style:style>
    <style:style style:name="T449" style:family="text">
      <style:text-properties style:text-underline-style="none" fo:font-weight="normal" officeooo:rsid="00722a19" style:font-weight-asian="normal" style:font-weight-complex="normal"/>
    </style:style>
    <style:style style:name="T450" style:family="text">
      <style:text-properties style:text-underline-style="none" fo:font-weight="normal" officeooo:rsid="006a9ead" style:font-weight-asian="normal" style:font-weight-complex="normal"/>
    </style:style>
    <style:style style:name="T451" style:family="text">
      <style:text-properties style:text-underline-style="none" fo:font-weight="normal" officeooo:rsid="008d7148" style:font-weight-asian="normal" style:font-weight-complex="normal"/>
    </style:style>
    <style:style style:name="T452" style:family="text">
      <style:text-properties style:text-underline-style="none" fo:font-weight="normal" officeooo:rsid="00a639f7" style:font-weight-asian="normal" style:font-weight-complex="normal"/>
    </style:style>
    <style:style style:name="T453" style:family="text">
      <style:text-properties style:text-underline-style="none" fo:font-weight="normal" officeooo:rsid="00a69bec" style:font-weight-asian="normal" style:font-weight-complex="normal"/>
    </style:style>
    <style:style style:name="T454" style:family="text">
      <style:text-properties style:text-underline-style="none" fo:font-weight="normal" officeooo:rsid="009e29ef" style:font-weight-asian="normal" style:font-weight-complex="normal"/>
    </style:style>
    <style:style style:name="T455" style:family="text">
      <style:text-properties style:text-underline-style="none" fo:font-weight="normal" officeooo:rsid="00a75993" style:font-weight-asian="normal" style:font-weight-complex="normal"/>
    </style:style>
    <style:style style:name="T456" style:family="text">
      <style:text-properties style:text-underline-style="none" fo:font-weight="normal" officeooo:rsid="00e7b674" style:font-weight-asian="normal" style:font-weight-complex="normal"/>
    </style:style>
    <style:style style:name="T457" style:family="text">
      <style:text-properties style:text-underline-style="none" fo:font-weight="normal" officeooo:rsid="003cb407" style:font-weight-asian="normal" style:font-weight-complex="normal"/>
    </style:style>
    <style:style style:name="T458" style:family="text">
      <style:text-properties style:text-underline-style="none" fo:font-weight="normal" officeooo:rsid="0082538a" style:font-weight-asian="normal" style:font-weight-complex="normal"/>
    </style:style>
    <style:style style:name="T459" style:family="text">
      <style:text-properties style:text-underline-style="none" fo:font-weight="bold" style:font-weight-asian="bold" style:font-weight-complex="bold"/>
    </style:style>
    <style:style style:name="T460" style:family="text">
      <style:text-properties style:text-underline-style="none" fo:font-weight="bold" officeooo:rsid="00a75993" style:font-weight-asian="bold" style:font-weight-complex="bold"/>
    </style:style>
    <style:style style:name="T461" style:family="text">
      <style:text-properties style:text-underline-style="none" fo:font-weight="bold" officeooo:rsid="013013d9" style:font-weight-asian="bold" style:font-weight-complex="bold"/>
    </style:style>
    <style:style style:name="T462" style:family="text">
      <style:text-properties style:text-underline-style="none" fo:font-weight="bold" officeooo:rsid="01408f03" style:font-weight-asian="bold" style:font-weight-complex="bold"/>
    </style:style>
    <style:style style:name="T463" style:family="text">
      <style:text-properties style:text-underline-style="none" officeooo:rsid="00a639f7"/>
    </style:style>
    <style:style style:name="T464" style:family="text">
      <style:text-properties style:text-underline-style="none" officeooo:rsid="00bbbf73"/>
    </style:style>
    <style:style style:name="T465" style:family="text">
      <style:text-properties style:text-underline-style="none" officeooo:rsid="00d40111"/>
    </style:style>
    <style:style style:name="T466" style:family="text">
      <style:text-properties style:text-underline-style="none" officeooo:rsid="00d708a6"/>
    </style:style>
    <style:style style:name="T467" style:family="text">
      <style:text-properties style:text-underline-style="none" officeooo:rsid="00d5826a"/>
    </style:style>
    <style:style style:name="T468" style:family="text">
      <style:text-properties style:text-underline-style="none" officeooo:rsid="00d9c9e4"/>
    </style:style>
    <style:style style:name="T469" style:family="text">
      <style:text-properties style:text-underline-style="none" officeooo:rsid="00ec1e8c"/>
    </style:style>
    <style:style style:name="T470" style:family="text">
      <style:text-properties style:text-underline-style="none" officeooo:rsid="00fde6f2"/>
    </style:style>
    <style:style style:name="T471" style:family="text">
      <style:text-properties style:text-underline-style="none" officeooo:rsid="0123bb39"/>
    </style:style>
    <style:style style:name="T472" style:family="text">
      <style:text-properties style:text-underline-style="none" officeooo:rsid="013013d9"/>
    </style:style>
    <style:style style:name="T473" style:family="text">
      <style:text-properties style:text-underline-style="none" officeooo:rsid="0137af9f"/>
    </style:style>
    <style:style style:name="T474" style:family="text">
      <style:text-properties style:text-underline-style="none" officeooo:rsid="013282b3"/>
    </style:style>
    <style:style style:name="T475" style:family="text">
      <style:text-properties style:text-underline-style="none" officeooo:rsid="01408f03"/>
    </style:style>
    <style:style style:name="T476" style:family="text">
      <style:text-properties style:text-underline-style="none" officeooo:rsid="01416cb6"/>
    </style:style>
    <style:style style:name="T477" style:family="text">
      <style:text-properties style:text-underline-style="none" officeooo:rsid="01435f2a"/>
    </style:style>
    <style:style style:name="T478" style:family="text">
      <style:text-properties style:text-underline-style="none" officeooo:rsid="015f15fe"/>
    </style:style>
    <style:style style:name="T479" style:family="text">
      <style:text-properties officeooo:rsid="0071f6b3"/>
    </style:style>
    <style:style style:name="T480" style:family="text">
      <style:text-properties officeooo:rsid="00722a19"/>
    </style:style>
    <style:style style:name="T481" style:family="text">
      <style:text-properties officeooo:rsid="0081154c"/>
    </style:style>
    <style:style style:name="T482" style:family="text">
      <style:text-properties officeooo:rsid="0082538a"/>
    </style:style>
    <style:style style:name="T483" style:family="text">
      <style:text-properties officeooo:rsid="00838393"/>
    </style:style>
    <style:style style:name="T484" style:family="text">
      <style:text-properties officeooo:rsid="008a06de"/>
    </style:style>
    <style:style style:name="T485" style:family="text">
      <style:text-properties officeooo:rsid="00937b11"/>
    </style:style>
    <style:style style:name="T486" style:family="text">
      <style:text-properties officeooo:rsid="0093b191"/>
    </style:style>
    <style:style style:name="T487" style:family="text">
      <style:text-properties officeooo:rsid="00b502cc"/>
    </style:style>
    <style:style style:name="T488" style:family="text">
      <style:text-properties officeooo:rsid="00ba4170"/>
    </style:style>
    <style:style style:name="T489" style:family="text">
      <style:text-properties officeooo:rsid="00bbbf73"/>
    </style:style>
    <style:style style:name="T490" style:family="text">
      <style:text-properties officeooo:rsid="00bd3f9d"/>
    </style:style>
    <style:style style:name="T491" style:family="text">
      <style:text-properties officeooo:rsid="00beb82f"/>
    </style:style>
    <style:style style:name="T492" style:family="text">
      <style:text-properties officeooo:rsid="00c2a166"/>
    </style:style>
    <style:style style:name="T493" style:family="text">
      <style:text-properties officeooo:rsid="00c7406f"/>
    </style:style>
    <style:style style:name="T494" style:family="text">
      <style:text-properties officeooo:rsid="00c93592"/>
    </style:style>
    <style:style style:name="T495" style:family="text">
      <style:text-properties officeooo:rsid="00ce5fa1"/>
    </style:style>
    <style:style style:name="T496" style:family="text">
      <style:text-properties officeooo:rsid="00cf9e9f"/>
    </style:style>
    <style:style style:name="T497" style:family="text">
      <style:text-properties officeooo:rsid="00d83381"/>
    </style:style>
    <style:style style:name="T498" style:family="text">
      <style:text-properties officeooo:rsid="00e09913"/>
    </style:style>
    <style:style style:name="T499" style:family="text">
      <style:text-properties officeooo:rsid="00ed9297"/>
    </style:style>
    <style:style style:name="T500" style:family="text">
      <style:text-properties officeooo:rsid="00ef4875"/>
    </style:style>
    <style:style style:name="T501" style:family="text">
      <style:text-properties officeooo:rsid="00f0f7f8"/>
    </style:style>
    <style:style style:name="T502" style:family="text">
      <style:text-properties officeooo:rsid="00f5260b"/>
    </style:style>
    <style:style style:name="T503" style:family="text">
      <style:text-properties officeooo:rsid="00fde6f2"/>
    </style:style>
    <style:style style:name="T504" style:family="text">
      <style:text-properties officeooo:rsid="010185dc"/>
    </style:style>
    <style:style style:name="T505" style:family="text">
      <style:text-properties officeooo:rsid="01023882"/>
    </style:style>
    <style:style style:name="T506" style:family="text">
      <style:text-properties officeooo:rsid="01095847"/>
    </style:style>
    <style:style style:name="T507" style:family="text">
      <style:text-properties officeooo:rsid="010f422a"/>
    </style:style>
    <style:style style:name="T508" style:family="text">
      <style:text-properties officeooo:rsid="01113d34"/>
    </style:style>
    <style:style style:name="T509" style:family="text">
      <style:text-properties officeooo:rsid="011bd541"/>
    </style:style>
    <style:style style:name="T51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511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512" style:family="text">
      <style:text-properties officeooo:rsid="0152f194"/>
    </style:style>
    <style:style style:name="T513" style:family="text">
      <style:text-properties officeooo:rsid="016860b9"/>
    </style:style>
    <style:style style:name="T514" style:family="text">
      <style:text-properties officeooo:rsid="01758a0f"/>
    </style:style>
    <style:style style:name="T515" style:family="text">
      <style:text-properties officeooo:rsid="01871851"/>
    </style:style>
    <style:style style:name="T516" style:family="text">
      <style:text-properties officeooo:rsid="0188ed42"/>
    </style:style>
    <style:style style:name="T517" style:family="text">
      <style:text-properties officeooo:rsid="018c0d5b"/>
    </style:style>
    <style:style style:name="T518" style:family="text">
      <style:text-properties officeooo:rsid="019479eb"/>
    </style:style>
    <style:style style:name="T519" style:family="text">
      <style:text-properties officeooo:rsid="0198a2ea"/>
    </style:style>
    <style:style style:name="T520" style:family="text">
      <style:text-properties officeooo:rsid="01c64853"/>
    </style:style>
    <style:style style:name="T521" style:family="text">
      <style:text-properties officeooo:rsid="01d80854"/>
    </style:style>
    <style:style style:name="T522" style:family="text">
      <style:text-properties officeooo:rsid="01d90cf6"/>
    </style:style>
    <style:style style:name="T523" style:family="text">
      <style:text-properties officeooo:rsid="01d9cd4e"/>
    </style:style>
    <style:style style:name="T524" style:family="text">
      <style:text-properties officeooo:rsid="01dc67de"/>
    </style:style>
    <style:style style:name="T525" style:family="text">
      <style:text-properties officeooo:rsid="01df8731"/>
    </style:style>
    <style:style style:name="T526" style:family="text">
      <style:text-properties officeooo:rsid="01e917c9"/>
    </style:style>
    <style:style style:name="T527" style:family="text">
      <style:text-properties officeooo:rsid="01e5182b"/>
    </style:style>
    <style:style style:name="T528" style:family="text">
      <style:text-properties officeooo:rsid="01e966ec"/>
    </style:style>
    <style:style style:name="T529" style:family="text">
      <style:text-properties officeooo:rsid="01eb88a9"/>
    </style:style>
    <style:style style:name="T530" style:family="text">
      <style:text-properties officeooo:rsid="01ec8e18"/>
    </style:style>
    <style:style style:name="T531" style:family="text">
      <style:text-properties officeooo:rsid="01f79ca2"/>
    </style:style>
    <style:style style:name="T532" style:family="text">
      <style:text-properties officeooo:rsid="01f9794d"/>
    </style:style>
    <style:style style:name="T533" style:family="text">
      <style:text-properties officeooo:rsid="01fb1d79"/>
    </style:style>
    <style:style style:name="T534" style:family="text">
      <style:text-properties officeooo:rsid="01fde08a"/>
    </style:style>
    <style:style style:name="T535" style:family="text">
      <style:text-properties officeooo:rsid="0200b58e"/>
    </style:style>
    <style:style style:name="T536" style:family="text">
      <style:text-properties officeooo:rsid="01c48a9e"/>
    </style:style>
    <style:style style:name="T537" style:family="text">
      <style:text-properties officeooo:rsid="020294d1"/>
    </style:style>
    <style:style style:name="T538" style:family="text">
      <style:text-properties officeooo:rsid="019e70b3"/>
    </style:style>
    <style:style style:name="T539" style:family="text">
      <style:text-properties officeooo:rsid="020131ae"/>
    </style:style>
    <style:style style:name="T540" style:family="text">
      <style:text-properties officeooo:rsid="01b08253"/>
    </style:style>
    <style:style style:name="T541" style:family="text">
      <style:text-properties officeooo:rsid="01ffec25"/>
    </style:style>
    <style:style style:name="T542" style:family="text">
      <style:text-properties officeooo:rsid="0212a48a"/>
    </style:style>
    <style:style style:name="T543" style:family="text">
      <style:text-properties officeooo:rsid="021d76dd"/>
    </style:style>
    <style:style style:name="T544" style:family="text">
      <style:text-properties officeooo:rsid="022053cd"/>
    </style:style>
    <style:style style:name="T545" style:family="text">
      <style:text-properties officeooo:rsid="01e2b86d"/>
    </style:style>
    <style:style style:name="T546" style:family="text">
      <style:text-properties officeooo:rsid="022dff2a"/>
    </style:style>
    <style:style style:name="T547" style:family="text">
      <style:text-properties officeooo:rsid="02540cb9"/>
    </style:style>
    <style:style style:name="T548" style:family="text">
      <style:text-properties officeooo:rsid="025798af"/>
    </style:style>
    <style:style style:name="T549" style:family="text">
      <style:text-properties officeooo:rsid="0259f4ad"/>
    </style:style>
    <style:style style:name="T550" style:family="text">
      <style:text-properties officeooo:rsid="025b11c7"/>
    </style:style>
    <style:style style:name="T551" style:family="text">
      <style:text-properties officeooo:rsid="02685e01"/>
    </style:style>
    <style:style style:name="T552" style:family="text">
      <style:text-properties officeooo:rsid="024d9b01"/>
    </style:style>
    <style:style style:name="T553" style:family="text">
      <style:text-properties officeooo:rsid="026b5506"/>
    </style:style>
    <style:style style:name="T554" style:family="text">
      <style:text-properties officeooo:rsid="02727518"/>
    </style:style>
    <style:style style:name="T555" style:family="text">
      <style:text-properties officeooo:rsid="02743cef"/>
    </style:style>
    <style:style style:name="T556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557" style:family="text">
      <style:text-properties officeooo:rsid="02a1eb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32">А</text:span>нглийско<text:span text:style-name="T432">е</text:span> предложени<text:span text:style-name="T432">е</text:span></text:p>
      <text:p text:style-name="P1"/>
      <text:p text:style-name="P248"><text:span text:style-name="T428">Слова </text:span><text:span text:style-name="T429">в предложении </text:span><text:span text:style-name="T428">делятся на </text:span><text:span text:style-name="T506">две</text:span><text:span text:style-name="T428"> смысловые группы:</text:span></text:p>
      <text:list xml:id="list2583192468" text:style-name="L1">
        <text:list-item>
          <text:p text:style-name="P583">главные члены предложения — <text:span text:style-name="T482">это </text:span>подлежащее и сказуемое;</text:p>
        </text:list-item>
        <text:list-item>
          <text:p text:style-name="P583">второстепенные члены предложения — определение, дополнение и обстоятельтсво.</text:p>
        </text:list-item>
      </text:list>
      <text:p text:style-name="P97"/>
      <text:p text:style-name="P430">Подлежащее — эт<text:span text:style-name="T514">о</text:span> автор действия (существительное в именительном падеже).</text:p>
      <text:p text:style-name="P430">Сказуемое — это действие совершенное автором (т. е. глагол).</text:p>
      <text:p text:style-name="P95"/>
      <text:p text:style-name="P445"><text:span text:style-name="T99">С</text:span><text:span text:style-name="T100">казуемое </text:span><text:span text:style-name="T99">п</text:span><text:span text:style-name="T100">очти всегда делится на </text:span><text:span text:style-name="T101">две</text:span><text:span text:style-name="T100"> части: </text:span><text:span text:style-name="T102">на </text:span><text:span text:style-name="T100">вспомогательный </text:span><text:span text:style-name="T103">глагол </text:span><text:span text:style-name="T100">и смысловой.</text:span></text:p>
      <text:p text:style-name="P273"><text:span text:style-name="T298">Вспомогательный глагол не переводится. Он </text:span><text:span text:style-name="T299">сообщает</text:span><text:span text:style-name="T298"> о том, в каком времени нужно переводить смысловой. Смысловой глогол передает суть действия.</text:span></text:p>
      <text:p text:style-name="P273"/>
      <text:p text:style-name="P272">Смысловой глагол имеет несколько форм:</text:p>
      <text:list xml:id="list2054847662" text:style-name="L2">
        <text:list-item>
          <text:p text:style-name="P584">начальная форма (инфинитив) — форма глагола, как в словаре (с частицей <text:span text:style-name="T230">to</text:span>);</text:p>
        </text:list-item>
        <text:list-item>
          <text:p text:style-name="P585">с окончанием <text:span text:style-name="T230">-s (-es)</text:span> — в утверждениях <text:span text:style-name="T408">Present Simple</text:span> после <text:span text:style-name="T230">he/she/it</text:span>;</text:p>
        </text:list-item>
        <text:list-item>
          <text:p text:style-name="P584">с окончанием <text:span text:style-name="T230">-ing</text:span> (причастие) — в основном для образования <text:span text:style-name="T408">Present Continuous</text:span>;</text:p>
        </text:list-item>
        <text:list-item>
          <text:p text:style-name="P586">2я форма <text:span text:style-name="T498">(с окончанием </text:span><text:span text:style-name="T234">-ed</text:span><text:span text:style-name="T498">)</text:span> — для образования <text:span text:style-name="T408">Past Simple</text:span>;</text:p>
        </text:list-item>
        <text:list-item>
          <text:p text:style-name="P587">3я форма (прошедшее причастие) — для времен группы <text:span text:style-name="T408">Perfect</text:span> и пассивного залога .</text:p>
        </text:list-item>
      </text:list>
      <text:p text:style-name="P98"/>
      <text:p text:style-name="P96">Дополнение — это то, на что направлено действие. Оно выражено существительным, </text:p>
      <text:p text:style-name="P96">перед которым может стоять предлог или глаголом, перед которым может стоять частица <text:span text:style-name="T230">to</text:span><text:span text:style-name="T321">. <text:s/></text:span>Обычно оно стоит в конце предложения, но иногда может быть в начале.</text:p>
      <text:p text:style-name="P95"/>
      <text:p text:style-name="P99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5"/>
      <text:p text:style-name="P244"><text:span text:style-name="T431">В английском </text:span><text:span text:style-name="T432">языке</text:span><text:span text:style-name="T431"> не бывает предложений без подлежащего и сказуемого.</text:span></text:p>
      <text:p text:style-name="P432">Исключение составляют разговорные фразы: <text:span text:style-name="T230">nice to meet you</text:span><text:span text:style-name="T255">, come here, have fun </text:span><text:span text:style-name="T425">и пр</text:span><text:span text:style-name="T408">.</text:span></text:p>
      <text:p text:style-name="P2"/>
      <text:p text:style-name="P100"><text:span text:style-name="T492">Порядок слов в у</text:span>тведрдительны<text:span text:style-name="T492">х</text:span> и отрицательны<text:span text:style-name="T492">х</text:span> предложения<text:span text:style-name="T492">х</text:span>:</text:p>
      <text:list xml:id="list4236248228" text:style-name="L3">
        <text:list-item>
          <text:p text:style-name="P588"><text:span text:style-name="T14">подлежащее</text:span><text:span text:style-name="T1">;</text:span></text:p>
        </text:list-item>
        <text:list-item>
          <text:p text:style-name="P588"><text:span text:style-name="T18">сказуемое</text:span><text:span text:style-name="T2">;</text:span></text:p>
        </text:list-item>
        <text:list-item>
          <text:p text:style-name="P589"><text:span text:style-name="T9">дополнение</text:span>;</text:p>
        </text:list-item>
        <text:list-item>
          <text:p text:style-name="P589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12"><text:span text:style-name="T492">Порядок слов в в</text:span>опросительны<text:span text:style-name="T492">х</text:span> предложения<text:span text:style-name="T492">х</text:span>:</text:p>
      <text:list xml:id="list3809137351" text:style-name="L4">
        <text:list-item>
          <text:p text:style-name="P623"><text:span text:style-name="T25">вопросительное слово</text:span>;</text:p>
        </text:list-item>
        <text:list-item>
          <text:p text:style-name="P623"><text:span text:style-name="T3">вспомогательный глагол</text:span><text:span text:style-name="T17"> </text:span><text:span text:style-name="T29">(часть сказуемого)</text:span><text:span text:style-name="T28">;</text:span></text:p>
        </text:list-item>
        <text:list-item>
          <text:p text:style-name="P623"><text:span text:style-name="T13">подлежащее</text:span>;</text:p>
        </text:list-item>
        <text:list-item>
          <text:p text:style-name="P623"><text:span text:style-name="T17">смысловой глагол</text:span><text:span text:style-name="T3"> </text:span><text:span text:style-name="T29">(часть сказуемого)</text:span><text:span text:style-name="T28">;</text:span></text:p>
        </text:list-item>
        <text:list-item>
          <text:p text:style-name="P623"><text:span text:style-name="T9">дополнение</text:span>;</text:p>
        </text:list-item>
        <text:list-item>
          <text:p text:style-name="P623"><text:span text:style-name="T11">обстоятельство</text:span>.</text:p>
        </text:list-item>
      </text:list>
      <text:p text:style-name="P243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97">—</text:span> Что ты здесь делаешь?</text:p>
      <text:p text:style-name="P245"><text:span text:style-name="T4">Do</text:span><text:span text:style-name="T230"> </text:span><text:span text:style-name="T15">you</text:span><text:span text:style-name="T230"> </text:span><text:span text:style-name="T20">want</text:span><text:span text:style-name="T10"> to live </text:span><text:span text:style-name="T12">in Spain</text:span><text:span text:style-name="T230">? — Ты хочешь жить в Испании?</text:span></text:p>
      <text:p text:style-name="P507"><text:soft-page-break/><text:span text:style-name="T413">Вопрос не всегда бывает полным, какого-то элемента может не быть, </text:span><text:span text:style-name="T414">но при этом всегда </text:span></text:p>
      <text:p text:style-name="P505">есть подлежащие и вспомогательный глагол.</text:p>
      <text:p text:style-name="P499"/>
      <text:p text:style-name="P504"><text:span text:style-name="T457">Общий вопрос начинается со вспомогательного глагола и подразумевает ответ «</text:span><text:span text:style-name="T458">да/нет»</text:span><text:span text:style-name="T457">.</text:span></text:p>
      <text:p text:style-name="P500"/>
      <text:p text:style-name="P501"><text:span text:style-name="T310">Чтобы коротко ответить на </text:span><text:span text:style-name="T311">такой </text:span><text:span text:style-name="T310">вопрос, недостаточно просто написать </text:span><text:span text:style-name="T273">yes/no</text:span><text:span text:style-name="T310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502"/>
      <text:p text:style-name="P506"><text:span text:style-name="T433">Do you play</text:span> the piano? <text:span text:style-name="T297">—</text:span> Yes, <text:span text:style-name="T434">I do</text:span><text:span text:style-name="T443">.</text:span></text:p>
      <text:p text:style-name="P506"><text:span text:style-name="T434">Does Rita play</text:span><text:span text:style-name="T443"> football? </text:span><text:span text:style-name="T297">— </text:span><text:span text:style-name="T443">No, </text:span><text:span text:style-name="T434">she doesn`t</text:span><text:span text:style-name="T443">.</text:span> </text:p>
      <text:p text:style-name="P498"/>
      <text:p text:style-name="P503"><text:span text:style-name="T442">Специальный вопрос начинается с вопросительного слова </text:span><text:span text:style-name="T445">или связки</text:span><text:span text:style-name="T442">. </text:span><text:span text:style-name="T444">Он служит, чтобы узнать дополнительную информацию.</text:span><text:span text:style-name="T442"> </text:span><text:span text:style-name="T444">После вопросительного слова обычно стоит существительное: What </text:span><text:span text:style-name="T438">car</text:span><text:span text:style-name="T444"> does he have? </text:span><text:span text:style-name="T445">How much </text:span><text:span text:style-name="T439">money</text:span><text:span text:style-name="T445"> dow we have?</text:span></text:p>
      <text:p text:style-name="P62"/>
      <text:p text:style-name="P153">Местоимение <text:span text:style-name="T230">I</text:span> всегда пишется с большой буквы.</text:p>
      <text:p text:style-name="P241">В английском языке всего 2 падежа: именительный и объектный. <text:s/></text:p>
      <text:p text:style-name="P241"/>
      <text:p text:style-name="P270"><text:span text:style-name="T226">В предложениях, которые используют глаголы: </text:span><text:span text:style-name="T296">like, have, enjoy, need</text:span><text:span text:style-name="T225">, </text:span><text:span text:style-name="T226">подлежащие </text:span></text:p>
      <text:p text:style-name="P270"><text:span text:style-name="T226">не переводятся на русский в именительном падеже</text:span><text:span text:style-name="T227">:</text:span></text:p>
      <text:p text:style-name="P236"/>
      <text:p text:style-name="P55"><text:span text:style-name="T28">I l</text:span>ike my job — Мне нравится моя работа (а не «Я нравится моя работа»).</text:p>
      <text:p text:style-name="P55"/>
      <text:p text:style-name="P9"><text:span text:style-name="T500">Настоящее.</text:span> Present</text:p>
      <text:p text:style-name="P230"/>
      <text:p text:style-name="P230">Present Simple (я делаю это сейчас):</text:p>
      <text:p text:style-name="P57">I live in Spain — Я живу в испании (факт).</text:p>
      <text:p text:style-name="P231"/>
      <text:p text:style-name="P230">Present Continuous (я делаю это прямо сейчас):</text:p>
      <text:p text:style-name="P35">I am reading a book — Я читаю книгу (именно сейчас).</text:p>
      <text:p text:style-name="P232"/>
      <text:p text:style-name="P230">Present Perfect (я сделал это ранее, но именно сейчас это важно):</text:p>
      <text:p text:style-name="P56">I have lost the keys — Я потерял ключи (результат).</text:p>
      <text:p text:style-name="P56"/>
      <text:p text:style-name="P230">Present Perfect <text:span text:style-name="T499">Continuous (я делаю это уже какое-то время):</text:span></text:p>
      <text:p text:style-name="P246"><text:span text:style-name="T231">I have been reading for 2 hours — </text:span><text:span text:style-name="T271">Я читаю уже 2 часа</text:span></text:p>
      <text:p text:style-name="P74"/>
      <text:p text:style-name="P15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74"/>
      <text:p text:style-name="P10">Present Simple</text:p>
      <text:p text:style-name="P234"/>
      <text:p text:style-name="P102">Используется чтобы:</text:p>
      <text:list xml:id="list1878191583" text:style-name="L5">
        <text:list-item>
          <text:p text:style-name="P624">сообщить факты настоящего, описать текущую реальность;</text:p>
        </text:list-item>
        <text:list-item>
          <text:p text:style-name="P624">говорить о событиях, которые происходят с какой-то регулярностью.</text:p>
        </text:list-item>
      </text:list>
      <text:p text:style-name="P20"/>
      <text:p text:style-name="P101">В утверждениях глагол используется в 2х вариантах:</text:p>
      <text:list xml:id="list1247652331" text:style-name="L6">
        <text:list-item>
          <text:p text:style-name="P626">без изменений, если подлежащее в первом лице или множеств<text:span text:style-name="T482">ен.</text:span> числе <text:span text:style-name="T230">(</text:span><text:span text:style-name="T235">I</text:span><text:span text:style-name="T230">, </text:span><text:span text:style-name="T235">you</text:span><text:span text:style-name="T230">, </text:span><text:span text:style-name="T235">we,</text:span><text:span text:style-name="T230"> </text:span><text:span text:style-name="T235">they</text:span><text:span text:style-name="T230">)</text:span>;</text:p>
        </text:list-item>
        <text:list-item>
          <text:p text:style-name="P626"><text:span text:style-name="T300">с окончанием </text:span><text:span text:style-name="T236">-s </text:span><text:span text:style-name="T237">(-es)</text:span><text:span text:style-name="T300">, если подлежащ</text:span><text:span text:style-name="T440">ее</text:span><text:span text:style-name="T300"> в третьем лице, единств</text:span><text:span text:style-name="T441">ен</text:span><text:span text:style-name="T482">ном</text:span><text:span text:style-name="T300"> числе </text:span><text:span text:style-name="T236">(</text:span><text:span text:style-name="T235">he</text:span><text:span text:style-name="T236">, </text:span><text:span text:style-name="T235">she</text:span><text:span text:style-name="T236">, </text:span><text:span text:style-name="T235">it</text:span><text:span text:style-name="T236">)</text:span></text:p>
        </text:list-item>
      </text:list>
      <text:p text:style-name="P447"><text:soft-page-break/><text:span text:style-name="T510">I </text:span><text:span text:style-name="T23">live</text:span><text:span text:style-name="T510"> in New York — Я живу в Нью Йорке.</text:span></text:p>
      <text:p text:style-name="P449"><text:span text:style-name="T510">Peter </text:span><text:span text:style-name="T23">work</text:span><text:span text:style-name="T24">s</text:span><text:span text:style-name="T510"> in New York — Питер работает в Нью Йорке;</text:span></text:p>
      <text:p text:style-name="P242"/>
      <text:p text:style-name="P449"><text:span text:style-name="T511">Г</text:span><text:span text:style-name="T419">лагол</text:span><text:span text:style-name="T495"> </text:span><text:span text:style-name="T238">have</text:span><text:span text:style-name="T495"> не пишется с онончанием </text:span><text:span text:style-name="T238">-s</text:span><text:span text:style-name="T495">, а </text:span><text:span text:style-name="T496">преобразуется</text:span><text:span text:style-name="T495"> в </text:span><text:span text:style-name="T238">has</text:span><text:span text:style-name="T495">. </text:span></text:p>
      <text:p text:style-name="P104"/>
      <text:p text:style-name="P104">Окончание <text:span text:style-name="T230">-es</text:span> ставится, если глагол заканчивается: на гласную букву, </text:p>
      <text:p text:style-name="P103">на шипящий звук <text:span text:style-name="T230">(sh, ch)</text:span> <text:span text:style-name="T430">или</text:span> на букву <text:span text:style-name="T230">s/x</text:span>:</text:p>
      <text:list xml:id="list333955854" text:style-name="L7">
        <text:list-item>
          <text:p text:style-name="P628"><text:span text:style-name="T302">go — </text:span>goes;</text:p>
        </text:list-item>
        <text:list-item>
          <text:p text:style-name="P628"><text:span text:style-name="T302">teach — </text:span>teaches;</text:p>
        </text:list-item>
        <text:list-item>
          <text:p text:style-name="P627"><text:span text:style-name="T302">mix — </text:span><text:span text:style-name="T301">mixes.</text:span></text:p>
        </text:list-item>
      </text:list>
      <text:p text:style-name="P234"/>
      <text:p text:style-name="P106">Если глагол заканчивается на букву y, перед которой согласная, то вместо y </text:p>
      <text:p text:style-name="P105">пишется <text:span text:style-name="T230">i</text:span> <text:span text:style-name="T303">(помимо добавления </text:span><text:span text:style-name="T239">-es</text:span><text:span text:style-name="T303">)</text:span>:</text:p>
      <text:list xml:id="list214165208" text:style-name="L8">
        <text:list-item>
          <text:p text:style-name="P629">fly — flies; </text:p>
        </text:list-item>
        <text:list-item>
          <text:p text:style-name="P629">cry — cries.</text:p>
        </text:list-item>
      </text:list>
      <text:p text:style-name="P234"/>
      <text:p text:style-name="P253"><text:span text:style-name="T409">П</text:span><text:span text:style-name="T410">еред сказуемым часто </text:span><text:span text:style-name="T412">стоят</text:span><text:span text:style-name="T410"> маячки времени </text:span><text:span text:style-name="T418">(</text:span><text:span text:style-name="T410">наречия частности</text:span><text:span text:style-name="T418">)</text:span><text:span text:style-name="T411">:</text:span></text:p>
      <text:list xml:id="list4125985936" text:style-name="L9">
        <text:list-item>
          <text:p text:style-name="P625">always - <text:span text:style-name="T300">всегда</text:span>;</text:p>
        </text:list-item>
        <text:list-item>
          <text:p text:style-name="P625">usually - <text:span text:style-name="T300">обычно</text:span>;</text:p>
        </text:list-item>
        <text:list-item>
          <text:p text:style-name="P625">often - <text:span text:style-name="T300">часто</text:span>;</text:p>
        </text:list-item>
        <text:list-item>
          <text:p text:style-name="P625">sometimes - <text:span text:style-name="T300">иногда</text:span>;</text:p>
        </text:list-item>
        <text:list-item>
          <text:p text:style-name="P625">never — <text:span text:style-name="T300">никогда</text:span>.</text:p>
        </text:list-item>
      </text:list>
      <text:p text:style-name="P21"/>
      <text:p text:style-name="P235"><text:span text:style-name="T230">I </text:span><text:span text:style-name="T295">always</text:span><text:span text:style-name="T230"> wash my hands before eating — Я всегда мою руки перед едой.</text:span></text:p>
      <text:p text:style-name="P234"/>
      <text:p text:style-name="P3">Отрицания в Present Simple</text:p>
      <text:p text:style-name="P3"/>
      <text:p text:style-name="P249"><text:span text:style-name="T308">Использу</text:span><text:span text:style-name="T309">ю</text:span><text:span text:style-name="T308">тся чтобы сказать о том, что что-либо:</text:span></text:p>
      <text:list xml:id="list964327764" text:style-name="L10">
        <text:list-item>
          <text:p text:style-name="P630">не является фактом настоящего <text:span text:style-name="T441">или истиной</text:span>;</text:p>
        </text:list-item>
        <text:list-item>
          <text:p text:style-name="P630">не происходит с какой-то регулярностью.</text:p>
        </text:list-item>
      </text:list>
      <text:p text:style-name="P240"/>
      <text:p text:style-name="P239">За отрицание отвечает частица <text:span text:style-name="T230">not</text:span>, которая идет в паре со вспомогательным глаголом <text:span text:style-name="T230">do</text:span>.</text:p>
      <text:p text:style-name="P239">Если подлежащее <text:span text:style-name="T230">he/she/it</text:span>, то испольузется <text:span text:style-name="T230">does</text:span>. <text:span text:style-name="T427">Смысловой глагол без изменений.</text:span></text:p>
      <text:p text:style-name="P238"/>
      <text:p text:style-name="P58">People <text:span text:style-name="T3">do </text:span><text:span text:style-name="T30">not</text:span> <text:span text:style-name="T17">live</text:span> in space — Люди не живут в космосе.</text:p>
      <text:p text:style-name="P58">Water <text:span text:style-name="T3">does </text:span><text:span text:style-name="T30">not</text:span> <text:span text:style-name="T17">boil</text:span> at 50 degrees Celsius — Вода не кипит при 50 грудусах.</text:p>
      <text:p text:style-name="P58"/>
      <text:p text:style-name="P250"><text:span text:style-name="T306">Практически всегда </text:span><text:span text:style-name="T274">do/</text:span><text:span text:style-name="T275">does</text:span><text:span text:style-name="T274"> not</text:span><text:span text:style-name="T306"> использу</text:span><text:span text:style-name="T307">е</text:span><text:span text:style-name="T306">тся в сокращении: </text:span></text:p>
      <text:p text:style-name="P59">We don`t drink whisky — Мы не пьем виски.</text:p>
      <text:p text:style-name="P60">He doesn`t drink tea — Он не пьет чай.</text:p>
      <text:p text:style-name="P170"/>
      <text:p text:style-name="P170">Вопросы в Present Simple</text:p>
      <text:p text:style-name="P59"/>
      <text:p text:style-name="P124">Используюся чтобы:</text:p>
      <text:list xml:id="list849535760" text:style-name="L11">
        <text:list-item>
          <text:p text:style-name="P631">узнать о фактах настоящего;</text:p>
        </text:list-item>
        <text:list-item>
          <text:p text:style-name="P631">о событиях, которые происходят с какой-то регулярностью.</text:p>
        </text:list-item>
      </text:list>
      <text:p text:style-name="P123"/>
      <text:p text:style-name="P123">Вопрос задается с помощью вспомогательного глагола <text:span text:style-name="T230">do/</text:span><text:span text:style-name="T240">does</text:span>, который ставится перед подлежащим. Смысловой глагол без изменений (в начальной форме).</text:p>
      <text:p text:style-name="P247"><text:soft-page-break/><text:span text:style-name="T7">Do</text:span><text:span text:style-name="T305"> you </text:span><text:span text:style-name="T22">like</text:span><text:span text:style-name="T305"> action movies? </text:span><text:span text:style-name="T257">— </text:span><text:span text:style-name="T305">Тебе нравятся экшен фильмы? </text:span></text:p>
      <text:p text:style-name="P61">What books <text:span text:style-name="T3">do</text:span> you <text:span text:style-name="T17">read</text:span>? <text:span text:style-name="T304">—</text:span> Какие книги тебе нравятся?</text:p>
      <text:p text:style-name="P6"/>
      <text:p text:style-name="P6">Глаголы <text:span text:style-name="T249">d</text:span><text:span text:style-name="T230">o</text:span> и <text:span text:style-name="T249">b</text:span><text:span text:style-name="T230">e</text:span> <text:span text:style-name="T481">в Present Simple</text:span></text:p>
      <text:p text:style-name="P4"/>
      <text:p text:style-name="P259"><text:span text:style-name="T317">Глагол</text:span><text:span text:style-name="T312"> d</text:span><text:span text:style-name="T313">o </text:span><text:span text:style-name="T314">означает</text:span><text:span text:style-name="T313"> «делать». В предложении </text:span><text:span text:style-name="T317">он</text:span><text:span text:style-name="T313"> может может встречаться несколько раз, </text:span></text:p>
      <text:p text:style-name="P259"><text:span text:style-name="T313">в качестве вспомогательного и смыслового: </text:span><text:span text:style-name="T258">What </text:span><text:span text:style-name="T5">do</text:span><text:span text:style-name="T258"> you </text:span><text:span text:style-name="T21">do</text:span><text:span text:style-name="T258">? </text:span><text:span text:style-name="T259">— </text:span><text:span text:style-name="T258">Что ты делаешь? </text:span></text:p>
      <text:p text:style-name="P71"/>
      <text:p text:style-name="P463"><text:span text:style-name="T276">To </text:span><text:span text:style-name="T277">be</text:span><text:span text:style-name="T312"> — </text:span><text:span text:style-name="T316">это начальная форма глагола</text:span><text:span text:style-name="T312"> «быть», </text:span><text:span text:style-name="T344">кот</text:span><text:span text:style-name="T345">орая</text:span><text:span text:style-name="T312"> меняется в</text:span></text:p>
      <text:p text:style-name="P254"><text:span text:style-name="T312">завис</text:span><text:span text:style-name="T317">имости</text:span><text:span text:style-name="T312"> от подлежащего, </text:span><text:span text:style-name="T345">на</text:span><text:span text:style-name="T312">: </text:span></text:p>
      <text:list xml:id="list3716547146" text:style-name="L12">
        <text:list-item>
          <text:p text:style-name="P653"><text:span text:style-name="T312">a</text:span><text:span text:style-name="T305">m — если подлежащее в первом лице (</text:span><text:span text:style-name="T256">I</text:span><text:span text:style-name="T305">);</text:span></text:p>
        </text:list-item>
        <text:list-item>
          <text:p text:style-name="P632">is — если подлежащее в третьем лице, единственном числе (<text:span text:style-name="T230">he/she/it</text:span>);</text:p>
        </text:list-item>
        <text:list-item>
          <text:p text:style-name="P632">are — если подлежащее во множественном числе (<text:span text:style-name="T230">you/we/they</text:span>).</text:p>
        </text:list-item>
      </text:list>
      <text:p text:style-name="P128"/>
      <text:p text:style-name="P262"><text:span text:style-name="T314">Э</text:span><text:span text:style-name="T318">ти формы </text:span><text:span text:style-name="T322">глагола</text:span><text:span text:style-name="T318"> </text:span><text:span text:style-name="T278">be</text:span><text:span text:style-name="T343"> </text:span><text:span text:style-name="T318">заменяют собой сказуемое в тех </text:span><text:span text:style-name="T319">ситуациях</text:span><text:span text:style-name="T318">, </text:span><text:span text:style-name="T319">когда</text:span><text:span text:style-name="T318"> оно отсутсвует</text:span></text:p>
      <text:p text:style-name="P444"><text:span text:style-name="T323">и помогают привязать предложение ко времени </text:span><text:span text:style-name="T318">(т. к. </text:span><text:span text:style-name="T317">для английского языка </text:span></text:p>
      <text:p text:style-name="P444"><text:span text:style-name="T317">не характерно, когда в предложении нет </text:span><text:span text:style-name="T318">сказуемого).</text:span></text:p>
      <text:p text:style-name="P127"/>
      <text:p text:style-name="P260"><text:span text:style-name="T42">I </text:span><text:span text:style-name="T6">am</text:span><text:span text:style-name="T260"> a doctor — Я (</text:span><text:span text:style-name="T261">есть</text:span><text:span text:style-name="T260">) доктор.</text:span></text:p>
      <text:p text:style-name="P19"><text:span text:style-name="T31">We</text:span><text:span text:style-name="T447"> </text:span><text:span text:style-name="T8">are</text:span><text:span text:style-name="T447"> happy </text:span><text:span text:style-name="T450">— </text:span><text:span text:style-name="T447">Мы (есть) счастливы.</text:span></text:p>
      <text:p text:style-name="P129"/>
      <text:p text:style-name="P139"><text:span text:style-name="T479">Г</text:span>лагол <text:span text:style-name="T241">be</text:span><text:span text:style-name="T479"> </text:span>появляется, когда говорят:</text:p>
      <text:list xml:id="list733486886" text:style-name="L13">
        <text:list-item>
          <text:p text:style-name="P633">кто человек по профессии <text:span text:style-name="T483">(</text:span><text:span text:style-name="T232">I am a football player</text:span><text:span text:style-name="T233">)</text:span>;</text:p>
        </text:list-item>
        <text:list-item>
          <text:p text:style-name="P633">в каком состоянии человек или объект <text:span text:style-name="T483">(</text:span><text:span text:style-name="T232">This dress is blue</text:span><text:span text:style-name="T233">)</text:span>;</text:p>
        </text:list-item>
        <text:list-item>
          <text:p text:style-name="P633">где находится человек или объект <text:span text:style-name="T483">(</text:span><text:span text:style-name="T232">Molly is in her office now</text:span><text:span text:style-name="T233">)</text:span>;</text:p>
        </text:list-item>
      </text:list>
      <text:p text:style-name="P126"/>
      <text:p text:style-name="P261"><text:span text:style-name="T323">Глагол</text:span><text:span text:style-name="T315"> </text:span><text:span text:style-name="T262">be</text:span><text:span text:style-name="T315"> может использоваться в связке с прилагательным. </text:span><text:span text:style-name="T320">При переводе таких связок можно подобрать отдельный глагол, которого нет в английском.</text:span></text:p>
      <text:p text:style-name="P125"/>
      <text:p text:style-name="P437"><text:span text:style-name="T262">I </text:span><text:span text:style-name="T280">am interested</text:span><text:span text:style-name="T262"> in art — Я</text:span><text:span text:style-name="T263"> </text:span><text:span text:style-name="T281">интересуюсь</text:span><text:span text:style-name="T272"> </text:span><text:span text:style-name="T263">искусством </text:span><text:span text:style-name="T272">(есть заинтересованный)</text:span><text:span text:style-name="T263">.</text:span></text:p>
      <text:p text:style-name="P264"><text:span text:style-name="T263">My hands </text:span><text:span text:style-name="T281">are cold</text:span><text:span text:style-name="T263"> — Мои руки</text:span><text:span text:style-name="T264"> </text:span><text:span text:style-name="T281">замерзли </text:span><text:span text:style-name="T272">(есть замерзшие)</text:span><text:span text:style-name="T264">.</text:span></text:p>
      <text:p text:style-name="P63"/>
      <text:p text:style-name="P130">В вопросительных предложениях глагол <text:span text:style-name="T230">be</text:span> меняется местами с подлежащим, </text:p>
      <text:p text:style-name="P130">а в отрицательных, используется с частицей <text:span text:style-name="T230">not</text:span>:</text:p>
      <text:p text:style-name="P130"/>
      <text:p text:style-name="P17"><text:span text:style-name="T448">I </text:span><text:span text:style-name="T447">am not a student — Я не студент.</text:span></text:p>
      <text:p text:style-name="P65">We are not English speakers — Они не англоговорящие люди.</text:p>
      <text:p text:style-name="P17"><text:span text:style-name="T448">I</text:span><text:span text:style-name="T447">s it dark? — Сейчас темно?</text:span></text:p>
      <text:p text:style-name="P65">Are they hungry? — Они голодны?</text:p>
      <text:p text:style-name="P65"/>
      <text:p text:style-name="P131">Если перед <text:span text:style-name="T242">am/is/are</text:span> нет вопросительного слова, то это общий вопрос. </text:p>
      <text:p text:style-name="P131">В корешке ответа вместо <text:span text:style-name="T230">do/does</text:span> используется <text:span text:style-name="T230">am/is/are</text:span>:</text:p>
      <text:p text:style-name="P131"/>
      <text:p text:style-name="P18"><text:span text:style-name="T447">Am I in danger? Yes, you are. </text:span><text:span text:style-name="T449">—</text:span><text:span text:style-name="T447"> Я в опасности? Да.</text:span></text:p>
      <text:p text:style-name="P18"><text:span text:style-name="T447">Is John married? - No, he isn`t. </text:span><text:span text:style-name="T449">— </text:span><text:span text:style-name="T447">Джон женат? </text:span><text:span text:style-name="T449">— </text:span><text:span text:style-name="T447">Нет.</text:span></text:p>
      <text:p text:style-name="P64"/>
      <text:p text:style-name="P64"><text:span text:style-name="T408">Специальный вопрос начинается с вопросительного слова </text:span><text:span text:style-name="T415">или связки</text:span><text:span text:style-name="T408">:</text:span> </text:p>
      <text:p text:style-name="P64">Where is Jill?<text:span text:style-name="T480"> </text:span>She is at school. <text:span text:style-name="T480">— </text:span>Где Джил? Она в школе.</text:p>
      <text:p text:style-name="P64"/>
      <text:p text:style-name="P266"><text:span text:style-name="T325">Очень часто </text:span><text:span text:style-name="T266">am/is/are</text:span><text:span text:style-name="T325"> сокращаются: </text:span><text:span text:style-name="T266">I am → I`m, he is → he`s, <text:s/></text:span></text:p>
      <text:p text:style-name="P266"><text:span text:style-name="T266">you are → you`re, John is → John`s, </text:span><text:span text:style-name="T268">t</text:span><text:span text:style-name="T266">hey are → </text:span><text:span text:style-name="T268">t</text:span><text:span text:style-name="T266">hey`re</text:span><text:span text:style-name="T267">. </text:span></text:p>
      <text:p text:style-name="P431"><text:soft-page-break/><text:span text:style-name="T326">С</text:span><text:span text:style-name="T327">окращать можно как по </text:span><text:span text:style-name="T328">вспом.</text:span><text:span text:style-name="T327"> глаголу, так и по частице </text:span><text:span text:style-name="T269">not</text:span><text:span text:style-name="T327">: </text:span><text:span text:style-name="T269">he is not → he`s not</text:span><text:span text:style-name="T270"> или</text:span><text:span text:style-name="T269"> he isn`t.</text:span></text:p>
      <text:p text:style-name="P107"><text:span text:style-name="T451">П</text:span><text:span text:style-name="T447">ри этом </text:span><text:span text:style-name="T256">am</text:span><text:span text:style-name="T447"> сокращается только по </text:span><text:span text:style-name="T256">am</text:span><text:span text:style-name="T447"> → </text:span><text:span text:style-name="T256">I`m not (I amn`t не существует).</text:span></text:p>
      <text:p text:style-name="P72"/>
      <text:p text:style-name="P161">Present Continuous</text:p>
      <text:p text:style-name="P132"/>
      <text:p text:style-name="P132">Указывает на событие, происходящее именно сейчас и которое еще не закончилось.</text:p>
      <text:p text:style-name="P135">Состоит из связки вспомогательного глагола <text:span text:style-name="T230">be</text:span> и смыслового с окончанием <text:span text:style-name="T230">-ing</text:span>:</text:p>
      <text:p text:style-name="P133"/>
      <text:p text:style-name="P66">She <text:span text:style-name="T433">is</text:span> driv<text:span text:style-name="T433">ing</text:span> to work. <text:span text:style-name="T480">—</text:span> Она (сейчас) едет на работу.</text:p>
      <text:p text:style-name="P67">You <text:span text:style-name="T433">are</text:span> do<text:span text:style-name="T433">ing</text:span> great! <text:span text:style-name="T480">—</text:span> У тебя отлично получается!</text:p>
      <text:p text:style-name="P132"/>
      <text:p text:style-name="P263"><text:span text:style-name="T324">Если глагол заканчивается на </text:span><text:span text:style-name="T265">-e</text:span><text:span text:style-name="T324">, то при добавлении </text:span><text:span text:style-name="T265">-ing</text:span><text:span text:style-name="T324"> она выпадает: </text:span><text:span text:style-name="T265">make → making.</text:span></text:p>
      <text:p text:style-name="P134">Если глагол заканчивается на <text:span text:style-name="T230">-ie</text:span>, то при добавлении <text:span text:style-name="T230">-ing</text:span> оно меняется на <text:span text:style-name="T230">-y</text:span>: <text:span text:style-name="T230">lie → lying. </text:span></text:p>
      <text:p text:style-name="P66"/>
      <text:p text:style-name="P134">Если глагол из 1 слога, с одной гласной буквой, после которой солгасная, то при </text:p>
      <text:p text:style-name="P263"><text:span text:style-name="T324">добавлении </text:span><text:span text:style-name="T265">-ing</text:span><text:span text:style-name="T324"> согласная удваивается: </text:span><text:span text:style-name="T265">hit → hitting, sit → sitting.</text:span></text:p>
      <text:p text:style-name="P134"/>
      <text:p text:style-name="P265"><text:span text:style-name="T324">В </text:span><text:span text:style-name="T305">окончании </text:span><text:span text:style-name="T256">-ing</text:span><text:span text:style-name="T305"> буква </text:span><text:span text:style-name="T256">g</text:span><text:span text:style-name="T305"> не произносится. Сочетание </text:span><text:span text:style-name="T256">ng</text:span><text:span text:style-name="T305"> образет необычный звук, которого нет в русском языке — носовой </text:span><text:span text:style-name="T256">n</text:span><text:span text:style-name="T305"> (при произнесении пускается воздух через нос).</text:span></text:p>
      <text:p text:style-name="P135"/>
      <text:p text:style-name="P136"><text:span text:style-name="T487">Слова-м</text:span>аячки Present Continuous:</text:p>
      <text:list xml:id="list1731466080" text:style-name="L14">
        <text:list-item>
          <text:p text:style-name="P634">look — смотри;</text:p>
        </text:list-item>
        <text:list-item>
          <text:p text:style-name="P634">now — сейчас (обычно стоит в конце);</text:p>
        </text:list-item>
        <text:list-item>
          <text:p text:style-name="P634">at the moment — в этот момент (обычно в конце).</text:p>
        </text:list-item>
      </text:list>
      <text:p text:style-name="P134"/>
      <text:p text:style-name="P67">I am working right <text:span text:style-name="T433">now</text:span>. — Прямо сейчас я работаю.</text:p>
      <text:p text:style-name="P67"><text:span text:style-name="T433">Look</text:span> out of the window! It`s raining. — Посмотри в окно. Идет дождь.</text:p>
      <text:p text:style-name="P137"/>
      <text:p text:style-name="P160">Отрицания в Present Continuous</text:p>
      <text:p text:style-name="P160"/>
      <text:p text:style-name="P138">Используется чтобы сказать, что что-то не происходит именно сейчас.</text:p>
      <text:p text:style-name="P138">Для этого к глаголу <text:span text:style-name="T230">be</text:span> добавляется частица <text:span text:style-name="T230">not</text:span>.</text:p>
      <text:p text:style-name="P138"/>
      <text:p text:style-name="P68">I`m not listening to you. <text:span text:style-name="T484">—</text:span> Я не слушаю тебя.</text:p>
      <text:p text:style-name="P68">He isn`t cleaning the carpet. <text:span text:style-name="T484">—</text:span> Он не чистит ковер.</text:p>
      <text:p text:style-name="P68"/>
      <text:p text:style-name="P165">Вопросы в Present Continuous</text:p>
      <text:p text:style-name="P69"/>
      <text:p text:style-name="P581">Здесь использ<text:span text:style-name="T486">уются</text:span> теже правила, что при составлении вопросов в </text:p>
      <text:p text:style-name="P582">Present Simple с глаголом <text:span text:style-name="T230">be</text:span>:</text:p>
      <text:p text:style-name="P69">Am I listening? <text:span text:style-name="T484">—</text:span> Я слушаю?</text:p>
      <text:p text:style-name="P69">Are you playing? Yes, I am. <text:span text:style-name="T484">—</text:span> Ты играешь? Да.</text:p>
      <text:p text:style-name="P69">Where is he going? <text:span text:style-name="T484">—</text:span> Куда он идет?</text:p>
      <text:p text:style-name="P70">What book is she reading? <text:span text:style-name="T484">— </text:span>Какую книгу она читает? <text:span text:style-name="T485">(сейчас)</text:span></text:p>
      <text:p text:style-name="P70"/>
      <text:p text:style-name="P267"><text:span text:style-name="T350">Глаголы, которые не использ</text:span><text:span text:style-name="T356">уются</text:span><text:span text:style-name="T350"> в </text:span><text:span text:style-name="T351">Continuous</text:span></text:p>
      <text:p text:style-name="P162"/>
      <text:p text:style-name="P140">Это глаголы, обозначающие состояние, которое не меняется под дейсвтием момента.</text:p>
      <text:p text:style-name="P268"><text:span text:style-name="T329">Как правило это </text:span><text:span text:style-name="T330">описание</text:span><text:span text:style-name="T329"> чувств или мыслей. </text:span><text:span text:style-name="T330">В особых случаях эти глаголы могут иметь переносное или контекстное значение, тогда их можно встретить в форме Continuous. </text:span></text:p>
      <text:p text:style-name="P142">Но в большинстве случаев следующие глаголы используются в форме Simple:</text:p>
      <text:p text:style-name="P143"><text:soft-page-break/>Глаголы восприятия:</text:p>
      <text:list xml:id="list1270215377" text:style-name="L15">
        <text:list-item>
          <text:p text:style-name="P635">see — видеть;</text:p>
        </text:list-item>
        <text:list-item>
          <text:p text:style-name="P635">hear — слышать;</text:p>
        </text:list-item>
        <text:list-item>
          <text:p text:style-name="P635">feel — чувствовать;</text:p>
        </text:list-item>
        <text:list-item>
          <text:p text:style-name="P635">taste — чувствовать вкус (пробовать);</text:p>
        </text:list-item>
        <text:list-item>
          <text:p text:style-name="P635">smell — чувствовать запах (нюхать).</text:p>
        </text:list-item>
      </text:list>
      <text:p text:style-name="P142"/>
      <text:p text:style-name="P143">Глаголы для выражения мнения:</text:p>
      <text:list xml:id="list507892712" text:style-name="L16">
        <text:list-item>
          <text:p text:style-name="P636">belive — верить;</text:p>
        </text:list-item>
        <text:list-item>
          <text:p text:style-name="P636">doubt — сомневаться;</text:p>
        </text:list-item>
        <text:list-item>
          <text:p text:style-name="P636">think — думать.</text:p>
        </text:list-item>
      </text:list>
      <text:p text:style-name="P142"/>
      <text:p text:style-name="P143">Глаголы, показывающие состояние мыслей:</text:p>
      <text:list xml:id="list3235743545" text:style-name="L17">
        <text:list-item>
          <text:p text:style-name="P637">forget — забывать;</text:p>
        </text:list-item>
        <text:list-item>
          <text:p text:style-name="P637">imagine — представлять;</text:p>
        </text:list-item>
        <text:list-item>
          <text:p text:style-name="P637">know — знать;</text:p>
        </text:list-item>
        <text:list-item>
          <text:p text:style-name="P637">understand — понимать.</text:p>
        </text:list-item>
      </text:list>
      <text:p text:style-name="P142"/>
      <text:p text:style-name="P144">Глаголы, указывающие на эмоции и желания:</text:p>
      <text:list xml:id="list663745176" text:style-name="L18">
        <text:list-item>
          <text:p text:style-name="P638">love — любить;</text:p>
        </text:list-item>
        <text:list-item>
          <text:p text:style-name="P638">like — нравиться;</text:p>
        </text:list-item>
        <text:list-item>
          <text:p text:style-name="P638">hate — ненавидеть;</text:p>
        </text:list-item>
        <text:list-item>
          <text:p text:style-name="P638">hope — надеяться;</text:p>
        </text:list-item>
        <text:list-item>
          <text:p text:style-name="P638">want — хотеть;</text:p>
        </text:list-item>
        <text:list-item>
          <text:p text:style-name="P638">wish — желать.</text:p>
        </text:list-item>
      </text:list>
      <text:p text:style-name="P145"/>
      <text:p text:style-name="P144">Другие глаголы:</text:p>
      <text:list xml:id="list1747959494" text:style-name="L19">
        <text:list-item>
          <text:p text:style-name="P639">look — выглядеть;</text:p>
        </text:list-item>
        <text:list-item>
          <text:p text:style-name="P639">have — иметь.</text:p>
        </text:list-item>
      </text:list>
      <text:p text:style-name="P145"/>
      <text:p text:style-name="P75">I think Amy is a strange girl. - Я думаю, Эмми странная девушка.</text:p>
      <text:p text:style-name="P75">Do you know this man? - Вы знаете этого мужчину?</text:p>
      <text:p text:style-name="P75">You look great! - Ты выглядишь отлично!</text:p>
      <text:p text:style-name="P166"/>
      <text:p text:style-name="P166">Present Perfect</text:p>
      <text:p text:style-name="P146"/>
      <text:p text:style-name="P269"><text:span text:style-name="T337">У</text:span><text:span text:style-name="T333">казывает на дейсвтие совершенное когда-то в прошлом, но подчеркивает, что результат важен сейчас </text:span><text:span text:style-name="T334">(т. е. к какому результату в итоге это привело)</text:span><text:span text:style-name="T333">.</text:span></text:p>
      <text:p text:style-name="P147"/>
      <text:p text:style-name="P271"><text:span text:style-name="T333">С</text:span><text:span text:style-name="T336">остоит и</text:span><text:span text:style-name="T338">з </text:span><text:span text:style-name="T339">2х частей:</text:span><text:span text:style-name="T336"> вспомогат</text:span><text:span text:style-name="T339">ельного</text:span><text:span text:style-name="T336"> глагола </text:span><text:span text:style-name="T279">have</text:span><text:span text:style-name="T336"> (который привязывает действие </text:span></text:p>
      <text:p text:style-name="P271"><text:span text:style-name="T336">к настоящему) и смыслового глагола в 3й форме (</text:span><text:span text:style-name="T340">переводится как «сделанный»</text:span><text:span text:style-name="T336">).</text:span></text:p>
      <text:p text:style-name="P150"/>
      <text:p text:style-name="P269"><text:span text:style-name="T333">На русский язык Present Perfect переводится в прошлом </text:span><text:span text:style-name="T335">(иногда настоящ</text:span><text:span text:style-name="T337">и</text:span><text:span text:style-name="T335">м, </text:span><text:span text:style-name="T337">для удобства</text:span><text:span text:style-name="T335">)</text:span><text:span text:style-name="T333">, </text:span></text:p>
      <text:p text:style-name="P151">а в английском принадлежит к катергории настоящих времен.</text:p>
      <text:p text:style-name="P150"/>
      <text:p text:style-name="P23"><text:span text:style-name="T453">I </text:span><text:span text:style-name="T459">have</text:span><text:span text:style-name="T447"> already </text:span><text:span text:style-name="T459">seen</text:span><text:span text:style-name="T447"> this movie. </text:span><text:span text:style-name="T454">—</text:span><text:span text:style-name="T447"> Я уже видел этот фильм (просмотрел, т. е. опыт).</text:span></text:p>
      <text:p text:style-name="P23"><text:span text:style-name="T447">You </text:span><text:span text:style-name="T459">have</text:span><text:span text:style-name="T447"> </text:span><text:span text:style-name="T459">broken</text:span><text:span text:style-name="T447"> the vase. </text:span><text:span text:style-name="T454">— </text:span><text:span text:style-name="T447">Ты разбил вазу. (есть очевидный результат, кот. случился ранее) </text:span></text:p>
      <text:p text:style-name="P24"><text:span text:style-name="T455">It`s the fitst time I </text:span><text:span text:style-name="T460">have</text:span><text:span text:style-name="T455"> </text:span><text:span text:style-name="T460">driven</text:span><text:span text:style-name="T455"> a car — Это впервые, когда я веду машину. (в настоящем)</text:span></text:p>
      <text:p text:style-name="P148"/>
      <text:p text:style-name="P155"/>
      <text:p text:style-name="P155"><text:soft-page-break/>Как проявляется результат:</text:p>
      <text:list xml:id="list161018805" text:style-name="L20">
        <text:list-item>
          <text:p text:style-name="P655"><text:span text:style-name="T358">это </text:span><text:span text:style-name="T357">очевидные изменения;</text:span></text:p>
        </text:list-item>
        <text:list-item>
          <text:p text:style-name="P654"><text:span text:style-name="T334">полученный </text:span><text:span text:style-name="T338">ранее</text:span><text:span text:style-name="T334"> опыт или впечатления;</text:span></text:p>
        </text:list-item>
        <text:list-item>
          <text:p text:style-name="P640">недавно произошедшие события или новая информация.</text:p>
          <text:p text:style-name="P640"/>
        </text:list-item>
      </text:list>
      <text:p text:style-name="P152">Также Present Perfect используют, если что-то произошло впервые:</text:p>
      <text:p text:style-name="P149"/>
      <text:p text:style-name="P73">It`s the first time something has happend. - Этой первый раз, когда что-то произошло.</text:p>
      <text:p text:style-name="P73">(вместо first можно указать любое порядковое число: second, third)</text:p>
      <text:p text:style-name="P149"/>
      <text:p text:style-name="P152">Present Perferct — яркий пример того, что нельзя переводить английские </text:p>
      <text:p text:style-name="P152">предложения слово в слово:</text:p>
      <text:p text:style-name="P152"/>
      <text:p text:style-name="P22"><text:span text:style-name="T446">I have done. </text:span><text:span text:style-name="T452">—</text:span><text:span text:style-name="T446"> Я сделал (</text:span><text:span text:style-name="T463">досл. </text:span><text:span text:style-name="T446">Я имею сделанным).</text:span></text:p>
      <text:p text:style-name="P76"/>
      <text:p text:style-name="P176">Есть 2 варианта образования 3й формы глагола:</text:p>
      <text:list xml:id="list3499425642" text:style-name="L21">
        <text:list-item>
          <text:p text:style-name="P642">если глагол правильный, то добавляем к его начальной форме окончание <text:span text:style-name="T230">-ed</text:span>;</text:p>
        </text:list-item>
        <text:list-item>
          <text:p text:style-name="P642">если неправильный, то находим в таблице неправильных глаголов.</text:p>
        </text:list-item>
      </text:list>
      <text:p text:style-name="P177"/>
      <text:p text:style-name="P425"><text:span text:style-name="T359">Н</text:span><text:span text:style-name="T360">еправильны</text:span><text:span text:style-name="T359">й</text:span><text:span text:style-name="T360"> глагол </text:span><text:span text:style-name="T359">это </text:span><text:span text:style-name="T360">тот, который во 2й или 3й форме </text:span><text:span text:style-name="T374">записывается</text:span><text:span text:style-name="T360"> </text:span><text:span text:style-name="T374">по особенному</text:span><text:span text:style-name="T360">. </text:span></text:p>
      <text:p text:style-name="P178">Самые популярные неправильные глаголы нужно заучить (см. таблицу ниже).</text:p>
      <text:p text:style-name="P177"/>
      <text:p text:style-name="P180">Слова-маячки Present Perfect:</text:p>
      <text:list xml:id="list2032079678" text:style-name="L22">
        <text:list-item>
          <text:p text:style-name="P643">just — только что;</text:p>
        </text:list-item>
        <text:list-item>
          <text:p text:style-name="P643">already — уже;</text:p>
        </text:list-item>
        <text:list-item>
          <text:p text:style-name="P643">yet — еще не;</text:p>
        </text:list-item>
      </text:list>
      <text:p text:style-name="P182"/>
      <text:p text:style-name="P426"><text:span text:style-name="T285">Just</text:span><text:span text:style-name="T361"> и </text:span><text:span text:style-name="T285">already</text:span><text:span text:style-name="T361"> используются в утверждениях. </text:span><text:span text:style-name="T285">Yet</text:span><text:span text:style-name="T361"> — в вопросах и отрицаниях</text:span><text:span text:style-name="T362">. </text:span></text:p>
      <text:p text:style-name="P427"><text:span text:style-name="T362">(</text:span><text:span text:style-name="T284">already</text:span><text:span text:style-name="T357"> также можно ставить в вопросах).</text:span></text:p>
      <text:p text:style-name="P184"/>
      <text:p text:style-name="P183">Место <text:span text:style-name="T230">just</text:span>, <text:span text:style-name="T230">already</text:span> в предложении — между <text:span text:style-name="T230">have</text:span> и 3й формой глагола. </text:p>
      <text:p text:style-name="P183">Слово <text:span text:style-name="T230">yet</text:span> стоит в конце предложения.</text:p>
      <text:p text:style-name="P181"/>
      <text:p text:style-name="P77">I have <text:span text:style-name="T433">just</text:span> eaten a sandwich. <text:span text:style-name="T488">—</text:span> Я только что съел бутерброд.</text:p>
      <text:p text:style-name="P77">We have n<text:span text:style-name="T491">o</text:span>t finished <text:span text:style-name="T433">yet</text:span>. <text:span text:style-name="T488">—</text:span> Мы еще не закончили.</text:p>
      <text:p text:style-name="P179"/>
      <text:p text:style-name="P185">Другие указатели времени:</text:p>
      <text:list xml:id="list2292097275" text:style-name="L23">
        <text:list-item>
          <text:p text:style-name="P644">ever — когда либо;</text:p>
        </text:list-item>
        <text:list-item>
          <text:p text:style-name="P644">never — никогда;</text:p>
        </text:list-item>
        <text:list-item>
          <text:p text:style-name="P644">recently — в последнее время;</text:p>
        </text:list-item>
        <text:list-item>
          <text:p text:style-name="P644">these days — в последние дни;</text:p>
        </text:list-item>
        <text:list-item>
          <text:p text:style-name="P644">словосочетание с this (this mornig, this week).</text:p>
        </text:list-item>
      </text:list>
      <text:p text:style-name="P184"/>
      <text:p text:style-name="P184">Место <text:span text:style-name="T230">ever</text:span>, <text:span text:style-name="T230">never</text:span> — перед 3й формой глагола, <text:span text:style-name="T490">а</text:span> <text:span text:style-name="T230">recently</text:span>, <text:span text:style-name="T230">these days</text:span> и </text:p>
      <text:p text:style-name="P184">словосочетания с <text:span text:style-name="T230">this</text:span> — в конце предложения.</text:p>
      <text:p text:style-name="P184"/>
      <text:p text:style-name="P78">I <text:span text:style-name="T491">ha</text:span>ve <text:span text:style-name="T433">never</text:span> been to New York. <text:span text:style-name="T489">— </text:span>Я никогда не был в Нью Йорке.</text:p>
      <text:p text:style-name="P78">I <text:span text:style-name="T491">ha</text:span>ve worked a lot <text:span text:style-name="T433">these days</text:span>. <text:span text:style-name="T489">—</text:span> Я много работал в эти дни.</text:p>
      <text:p text:style-name="P186"/>
      <text:p text:style-name="P171"/>
      <text:p text:style-name="P572">Отрицания в Present Perfect</text:p>
      <text:p text:style-name="P187"/>
      <text:p text:style-name="P188">Используются, когда хотят сказать:</text:p>
      <text:list xml:id="list1301989051" text:style-name="L24">
        <text:list-item>
          <text:p text:style-name="P645">об отсутствии ожидаемого результата;</text:p>
        </text:list-item>
        <text:list-item>
          <text:p text:style-name="P645">о том, чего автор никогда не делал или не испытывал.</text:p>
        </text:list-item>
      </text:list>
      <text:p text:style-name="P187"/>
      <text:p text:style-name="P187">Для этого ставится частица <text:span text:style-name="T230">not</text:span> после вспомогательного глагола <text:span text:style-name="T230">have</text:span>.</text:p>
      <text:p text:style-name="P187"/>
      <text:p text:style-name="P187">Также отрицательным считается предложение со словом <text:span text:style-name="T230">never</text:span>, которое передает отрицательный контекст.</text:p>
      <text:p text:style-name="P187"/>
      <text:p text:style-name="P428"><text:span text:style-name="T363">В </text:span><text:span text:style-name="T357">отрицаниях почти всегда используется сокращенная форма глагола — </text:span><text:span text:style-name="T284">haven`t</text:span><text:span text:style-name="T357">.</text:span></text:p>
      <text:p text:style-name="P429"><text:span text:style-name="T375">Сокращени</text:span><text:span text:style-name="T407">е</text:span><text:span text:style-name="T375"> </text:span><text:span text:style-name="T287">`ve not</text:span><text:span text:style-name="T375"> не используется.</text:span></text:p>
      <text:p text:style-name="P187"/>
      <text:p text:style-name="P79">I have<text:span text:style-name="T224">n</text:span><text:span text:style-name="T228">`</text:span><text:span text:style-name="T224">t</text:span> expected that. <text:span text:style-name="T489">—</text:span> Я этого не ожидал.</text:p>
      <text:p text:style-name="P79">I<text:span text:style-name="T491">`</text:span>ve <text:span text:style-name="T224">never</text:span> seen this movie before. <text:span text:style-name="T489">— </text:span>Я до этого не видел этот фильм. </text:p>
      <text:p text:style-name="P79"/>
      <text:p text:style-name="P163">Вопросы в Present Perfect</text:p>
      <text:p text:style-name="P80"/>
      <text:p text:style-name="P190">Используются, если хоят узнать:</text:p>
      <text:list xml:id="list1996656380" text:style-name="L25">
        <text:list-item>
          <text:p text:style-name="P646">сделано ли дело к этом моменту, каким образом оно сделано;</text:p>
        </text:list-item>
        <text:list-item>
          <text:p text:style-name="P656"><text:span text:style-name="T375">имеет ли человек определенный опыт </text:span><text:span text:style-name="T373">или совершил ли он </text:span><text:span text:style-name="T376">нужное</text:span><text:span text:style-name="T373"> действие</text:span><text:span text:style-name="T375">;</text:span></text:p>
        </text:list-item>
      </text:list>
      <text:p text:style-name="P189"/>
      <text:p text:style-name="P429">Для этого используется уже знакомая схема. Глагол <text:span text:style-name="T230">have</text:span> ставится перед по<text:span text:style-name="T497">д</text:span>л<text:span text:style-name="T497">е</text:span>ж<text:span text:style-name="T497">а</text:span>щим.</text:p>
      <text:p text:style-name="P429"/>
      <text:p text:style-name="P81">Why have you done it? <text:span text:style-name="T489">—</text:span> Зачем ты это сделал?</text:p>
      <text:p text:style-name="P81">Have you ever been to Rome? <text:span text:style-name="T489">—</text:span> Вы бывали в Риме?</text:p>
      <text:p text:style-name="P81"/>
      <text:p text:style-name="P164">Present Perfect Continuous</text:p>
      <text:p text:style-name="P191"/>
      <text:p text:style-name="P193">Для того, чтобы использовать, нужно чтобы совпало сразу несколько условий:</text:p>
      <text:list xml:id="list1654908733" text:style-name="L26">
        <text:list-item>
          <text:p text:style-name="P657"><text:span text:style-name="T364">действие не закончено либо закончено не</text:span><text:span text:style-name="T368">давно</text:span><text:span text:style-name="T364">;</text:span></text:p>
        </text:list-item>
        <text:list-item>
          <text:p text:style-name="P657"><text:span text:style-name="T364">известн</text:span><text:span text:style-name="T368">а его продолжительность </text:span><text:span text:style-name="T382">(обычно из контекста предложения)</text:span><text:span text:style-name="T368">.</text:span></text:p>
        </text:list-item>
      </text:list>
      <text:p text:style-name="P192"/>
      <text:p text:style-name="P195">Схема состоит из 3х частей: вспомогательного глагола <text:span text:style-name="T230">have</text:span>, слова <text:span text:style-name="T230">been</text:span> </text:p>
      <text:p text:style-name="P195">и смыслового глагола с окончанием <text:span text:style-name="T230">-ing</text:span>. </text:p>
      <text:p text:style-name="P195"/>
      <text:p text:style-name="P442"><text:span text:style-name="T357">На русский </text:span><text:span text:style-name="T366">язык </text:span><text:span text:style-name="T342">Present Perfect Continuous</text:span><text:span text:style-name="T352"> </text:span><text:span text:style-name="T357">переводится настоящим временем</text:span></text:p>
      <text:p text:style-name="P433"><text:span text:style-name="T365">(редко в прошлом). </text:span><text:span text:style-name="T366">При этом все 3 части </text:span><text:span text:style-name="T367">переводятся</text:span><text:span text:style-name="T366"> одним словом.</text:span></text:p>
      <text:p text:style-name="P194"/>
      <text:p text:style-name="P25"><text:span text:style-name="T446">I </text:span><text:span text:style-name="T459">have been learning</text:span><text:span text:style-name="T446"> English for 2 years. </text:span><text:span text:style-name="T464">—</text:span><text:span text:style-name="T446"> Я </text:span><text:span text:style-name="T459">учу</text:span><text:span text:style-name="T446"> английский уже 2 года (и еще не закончил).</text:span></text:p>
      <text:p text:style-name="P25"><text:span text:style-name="T446">We </text:span><text:span text:style-name="T459">have been cleaning</text:span><text:span text:style-name="T446"> the flat the whole morning. </text:span><text:span text:style-name="T464">— </text:span><text:span text:style-name="T446">Мы </text:span><text:span text:style-name="T459">убирали</text:span><text:span text:style-name="T446"> </text:span><text:span text:style-name="T465">квартиру все утро.</text:span></text:p>
      <text:p text:style-name="P196"/>
      <text:p text:style-name="P197">Формы глагола <text:span text:style-name="T230">have</text:span> <text:span text:style-name="T230">verb-ing</text:span> (подобно <text:span text:style-name="T230">am/is/are verb-ing</text:span>, как в Continuous) не существует.</text:p>
      <text:p text:style-name="P197">Если у смыслового глагола окончание<text:span text:style-name="T230"> -ing</text:span>, то <text:span text:style-name="T230">have</text:span> применяется только с <text:span text:style-name="T230">been</text:span>.</text:p>
      <text:p text:style-name="P197"/>
      <text:p text:style-name="P434"><text:span text:style-name="T368">С</text:span><text:span text:style-name="T357">лова-маячки Present Perfect Continuous:</text:span></text:p>
      <text:list xml:id="list157365312" text:style-name="L27">
        <text:list-item>
          <text:p text:style-name="P647">for — в течении;</text:p>
        </text:list-item>
        <text:list-item>
          <text:p text:style-name="P647">since — с какого-то времени;</text:p>
        </text:list-item>
        <text:list-item>
          <text:p text:style-name="P647">how long — как долго.</text:p>
        </text:list-item>
      </text:list>
      <text:p text:style-name="P198"><text:soft-page-break/>Дополнительно могут использоваться указатели периода:</text:p>
      <text:list xml:id="list195985999" text:style-name="L28">
        <text:list-item>
          <text:p text:style-name="P648">all — весь (день/год);</text:p>
        </text:list-item>
        <text:list-item>
          <text:p text:style-name="P648">the whole — целый (день/вечер); </text:p>
        </text:list-item>
      </text:list>
      <text:p text:style-name="P194"/>
      <text:p text:style-name="P26"><text:span text:style-name="T446">He</text:span><text:span text:style-name="T466">`</text:span><text:span text:style-name="T447">s been playing</text:span><text:span text:style-name="T446"> for an hour. — Он </text:span><text:span text:style-name="T447">играет</text:span><text:span text:style-name="T446"> уже час </text:span><text:span text:style-name="T466">(в течении часа).</text:span></text:p>
      <text:p text:style-name="P27"><text:span text:style-name="T466">W</text:span><text:span text:style-name="T446">e`</text:span><text:span text:style-name="T447">ve been staying</text:span><text:span text:style-name="T446"> in this hotel since Tuesday. </text:span><text:span text:style-name="T467">— </text:span><text:span text:style-name="T446">Мы </text:span><text:span text:style-name="T447">находимся</text:span><text:span text:style-name="T446"> в этом отеле со вторника.</text:span></text:p>
      <text:p text:style-name="P199"/>
      <text:p text:style-name="P438"><text:span text:style-name="T369">В утверждениях глагол </text:span><text:span text:style-name="T286">have</text:span><text:span text:style-name="T369"> </text:span><text:span text:style-name="T370">часто</text:span><text:span text:style-name="T369"> сокращают до </text:span><text:span text:style-name="T286">`ve</text:span><text:span text:style-name="T369">, а </text:span><text:span text:style-name="T286">has</text:span><text:span text:style-name="T369"> — до </text:span><text:span text:style-name="T286">`s</text:span><text:span text:style-name="T369"> (лего перепутать с </text:span><text:span text:style-name="T286">is</text:span><text:span text:style-name="T369">, посему здесь вспомогательный глагол можно понять только по контексту).</text:span></text:p>
      <text:p text:style-name="P200"/>
      <text:p text:style-name="P436"><text:span text:style-name="T369">Е</text:span><text:span text:style-name="T357">сли используется глагол </text:span><text:span text:style-name="T284">be</text:span><text:span text:style-name="T357"> или глаголы состояния, которые не стоят в Continuous</text:span><text:span text:style-name="T379">,</text:span><text:span text:style-name="T357"> </text:span></text:p>
      <text:p text:style-name="P201">то предложение будет в Present Perfect. </text:p>
      <text:p text:style-name="P201"/>
      <text:p text:style-name="P30"><text:span text:style-name="T447">I </text:span><text:span text:style-name="T459">have known </text:span><text:span text:style-name="T447">(</text:span><text:span text:style-name="T456">а </text:span><text:span text:style-name="T447">не have been knowing)</text:span><text:span text:style-name="T446"> Alice for 3 years. </text:span><text:span text:style-name="T369">—</text:span><text:span text:style-name="T446"> Я </text:span><text:span text:style-name="T459">знаю</text:span><text:span text:style-name="T446"> Алису уже 3 года </text:span></text:p>
      <text:p text:style-name="P31"><text:span text:style-name="T446">I </text:span><text:span text:style-name="T459">haven`t seen</text:span><text:span text:style-name="T446"> Mary for years. </text:span><text:span text:style-name="T466">— </text:span><text:span text:style-name="T446">Я н</text:span><text:span text:style-name="T459">е видел</text:span><text:span text:style-name="T446"> Мэри много лет. </text:span></text:p>
      <text:p text:style-name="P201"/>
      <text:p text:style-name="P439"><text:span text:style-name="T378">Present Perfect Continuous можно упрощать до Present Perfect с пом</text:span><text:span text:style-name="T377">.</text:span><text:span text:style-name="T378"> глаголов </text:span><text:span text:style-name="T288">live</text:span><text:span text:style-name="T378"> </text:span><text:span text:style-name="T377">и</text:span><text:span text:style-name="T378"> </text:span><text:span text:style-name="T288">work</text:span><text:span text:style-name="T378">:</text:span></text:p>
      <text:p text:style-name="P29"><text:span text:style-name="T468">I</text:span><text:span text:style-name="T446">`ve </text:span><text:span text:style-name="T459">been working</text:span><text:span text:style-name="T446"> here for 2 years → I`ve </text:span><text:span text:style-name="T459">worked</text:span><text:span text:style-name="T446"> here for 2 years. </text:span><text:span text:style-name="T469">(смысл одинаковый)</text:span></text:p>
      <text:p text:style-name="P200"/>
      <text:p text:style-name="P7"><text:span text:style-name="T369">О</text:span><text:span text:style-name="T357">трицания в Present Perfect Continuous</text:span></text:p>
      <text:p text:style-name="P202"/>
      <text:p text:style-name="P435"><text:span text:style-name="T370">Использу</text:span><text:span text:style-name="T371">ю</text:span><text:span text:style-name="T370">тся, чтобы сказать, что что-то не происходит в течении указанного времени.</text:span></text:p>
      <text:p text:style-name="P203">Для этого добавляется частица <text:span text:style-name="T230">not</text:span> после вспомогательного глагола <text:span text:style-name="T230">have</text:span>.</text:p>
      <text:p text:style-name="P203"/>
      <text:p text:style-name="P28"><text:span text:style-name="T446">I </text:span><text:span text:style-name="T447">have not been waiting</text:span><text:span text:style-name="T446"> long. </text:span><text:span text:style-name="T467">—</text:span><text:span text:style-name="T446"> Я </text:span><text:span text:style-name="T447">не жду</text:span><text:span text:style-name="T446"> долго.</text:span></text:p>
      <text:p text:style-name="P194"/>
      <text:p text:style-name="P8"><text:span text:style-name="T357">Вопросы </text:span><text:span text:style-name="T372">в Present Perfect Continuous</text:span><text:span text:style-name="T357"> </text:span></text:p>
      <text:p text:style-name="P194"/>
      <text:p text:style-name="P20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04"/>
      <text:p text:style-name="P54"><text:span text:style-name="T446">Have you been waiting long? </text:span><text:span text:style-name="T467">— </text:span><text:span text:style-name="T446">Вы давно ждете? </text:span></text:p>
      <text:p text:style-name="P54"><text:span text:style-name="T446">How long have you been waiting? </text:span><text:span text:style-name="T467">—</text:span><text:span text:style-name="T446"> Как долго вы ждете?</text:span></text:p>
      <text:p text:style-name="P172"/>
      <text:p text:style-name="P172"><text:span text:style-name="T500">Прошедшее. </text:span>Past</text:p>
      <text:p text:style-name="P205"/>
      <text:p text:style-name="P221">Past Perfect и Past Perfect Continuous относительно редки и <text:span text:style-name="T509">в</text:span> рамках начального курса </text:p>
      <text:p text:style-name="P221">не проходятся. <text:span text:style-name="T501">В художественной литературе почти всегда используется Past Simple.</text:span></text:p>
      <text:p text:style-name="P205"/>
      <text:p text:style-name="P167">Past Simple</text:p>
      <text:p text:style-name="P206"/>
      <text:p text:style-name="P208">Используется, чтобы:</text:p>
      <text:list xml:id="list3269704951" text:style-name="L29">
        <text:list-item>
          <text:p text:style-name="P658"><text:span text:style-name="T380">сообщить факты </text:span><text:span text:style-name="T381">прошлого,</text:span><text:span text:style-name="T380"> рассказать историю, </text:span><text:span text:style-name="T388">биографию</text:span><text:span text:style-name="T380">; </text:span></text:p>
        </text:list-item>
        <text:list-item>
          <text:p text:style-name="P649">описать действие из прошлого, результат которого не важен в настоящем.</text:p>
        </text:list-item>
      </text:list>
      <text:p text:style-name="P207"/>
      <text:p text:style-name="P443"><text:span text:style-name="T382">Для этого использются глаголы во 2й форме. </text:span><text:span text:style-name="T383">Вторая форма правильного глагола образуется добавлением окончания </text:span><text:span text:style-name="T289">-ed</text:span><text:span text:style-name="T383">. </text:span><text:span text:style-name="T391">Ф</text:span><text:span text:style-name="T383">орма </text:span><text:span text:style-name="T391">неправильного глагола </text:span><text:span text:style-name="T383">находится в таблице.</text:span></text:p>
      <text:p text:style-name="P207"/>
      <text:p text:style-name="P32"><text:span text:style-name="T446">Mozart </text:span><text:span text:style-name="T459">lived</text:span><text:span text:style-name="T446"> from 1756 to 1791 — Моцарт </text:span><text:span text:style-name="T459">жил</text:span><text:span text:style-name="T446"> с 1756 по 1791 год (факт прошлого). </text:span></text:p>
      <text:p text:style-name="P32"><text:span text:style-name="T446">I </text:span><text:span text:style-name="T459">visited</text:span><text:span text:style-name="T446"> my parents yesterday — Вчера я </text:span><text:span text:style-name="T459">навещал</text:span><text:span text:style-name="T446"> родителей (действие из прошлого).</text:span></text:p>
      <text:p text:style-name="P275"/>
      <text:p text:style-name="P276"><text:soft-page-break/>Если глагол заканчивается на глухой звук, то <text:span text:style-name="T230">-ed</text:span> читается как <text:span text:style-name="T230">t</text:span>, а если на звконкий </text:p>
      <text:p text:style-name="P276">согласный или на гласный звук — то как <text:span text:style-name="T230">d</text:span>: <text:span text:style-name="T230">worked [воркт], played [плэйд]</text:span>.</text:p>
      <text:p text:style-name="P441"/>
      <text:p text:style-name="P274">Если глагол заканчивается на <text:span text:style-name="T230">d </text:span>или <text:span text:style-name="T230">t</text:span>, то <text:span text:style-name="T230">-ed</text:span> читается как <text:span text:style-name="T230">id</text:span>: <text:span text:style-name="T230">recorded [рикодид]</text:span>. </text:p>
      <text:p text:style-name="P277">Если глагол заканчивается на <text:span text:style-name="T230">-e</text:span>, то её не надо писать 2 раза: <text:span text:style-name="T230">chase</text:span> → <text:span text:style-name="T230">chased</text:span>.</text:p>
      <text:p text:style-name="P441"/>
      <text:p text:style-name="P440">Слова-маячки Past Simple:</text:p>
      <text:list xml:id="list4158279382" text:style-name="L30">
        <text:list-item>
          <text:p text:style-name="P659">ago — <text:span text:style-name="T502">тому назад</text:span>;</text:p>
        </text:list-item>
        <text:list-item>
          <text:p text:style-name="P660">last — <text:span text:style-name="T502">прошлый</text:span>;</text:p>
        </text:list-item>
        <text:list-item>
          <text:p text:style-name="P650">yesterday — вчера;</text:p>
        </text:list-item>
      </text:list>
      <text:p text:style-name="P211"/>
      <text:p text:style-name="P446"><text:span text:style-name="T389">Past Simple часто путают с Present Perfect, потому что на русский они переводятся </text:span><text:span text:style-name="T390">почти</text:span><text:span text:style-name="T389"> одинаково. Главное отличие в том, что Present Perfect всегда будет сообщать доп</text:span><text:span text:style-name="T390">олнительную</text:span><text:span text:style-name="T389"> информацию, указывающ</text:span><text:span text:style-name="T390">ую </text:span><text:span text:style-name="T389">на настоящее время </text:span><text:span text:style-name="T390">(</text:span><text:span text:style-name="T391">чтобы сообщить</text:span><text:span text:style-name="T390"> результат).</text:span></text:p>
      <text:p text:style-name="P218"/>
      <text:p text:style-name="P219">Past Simple используется когда известен момент в прошлом. Если мы знаешь, </text:p>
      <text:p text:style-name="P219">когда произошло событие, то Present Perfect использовать нельзя.</text:p>
      <text:p text:style-name="P219"/>
      <text:p text:style-name="P88">Tom has lost his key — Том потерал ключ (у него сейчас нет ключа, </text:p>
      <text:p text:style-name="P88">потому что он его потерян).</text:p>
      <text:p text:style-name="P88"/>
      <text:p text:style-name="P88">Tom lost his key last weak — Том потерял ключ на прошлой неделе </text:p>
      <text:p text:style-name="P88">(не важно, есть у него ключ или нет).</text:p>
      <text:p text:style-name="P212"/>
      <text:p text:style-name="P216">В английском, если вопрос задается в настоящем, то и ответ должен быть в настоящем. </text:p>
      <text:p text:style-name="P216">Если вопрос в прошлом, то ответ также должен быть в прошлом.</text:p>
      <text:p text:style-name="P216"/>
      <text:p text:style-name="P216">Но если вопрос был в Present Perfect, а в ответе дается информация, когда именно это случилось, тогда необходимо отвечать в Past Simple.</text:p>
      <text:p text:style-name="P216"/>
      <text:p text:style-name="P86">Have you already started to learn English? Yes, I started to learn it 3 month ago — </text:p>
      <text:p text:style-name="P86">Ты уже начал учить английский? Да, 3 месяца назад (информация о времени).</text:p>
      <text:p text:style-name="P85"/>
      <text:p text:style-name="P217">Если вопрос содержит слово <text:span text:style-name="T230">when</text:span>, то он автоматически привязывает нас к моменту </text:p>
      <text:p text:style-name="P217">в прошлом. <text:span text:style-name="T508">Поэтому Present Perfect в вопросах с </text:span><text:span text:style-name="T243">when</text:span><text:span text:style-name="T508"> не используется.</text:span></text:p>
      <text:p text:style-name="P217"/>
      <text:p text:style-name="P87">Have you met him before? <text:span text:style-name="T507">—</text:span> Вы раньше с ним встречались?</text:p>
      <text:p text:style-name="P87">When did you meet him? <text:span text:style-name="T507">—</text:span> Когда вы встречались с ним?</text:p>
      <text:p text:style-name="P212"/>
      <text:p text:style-name="P173">Отрицания и вопросы в Past Simple</text:p>
      <text:p text:style-name="P210"/>
      <text:p text:style-name="P448"><text:span text:style-name="T383">Отрицание представляет связку </text:span><text:span text:style-name="T289">did</text:span><text:span text:style-name="T383"> с частицей </text:span><text:span text:style-name="T289">not</text:span><text:span text:style-name="T383">, </text:span><text:span text:style-name="T393">которая ставится перед смысловым глаголом в начальной форме. </text:span><text:span text:style-name="T384">Обычно </text:span><text:span text:style-name="T393">эта связка</text:span><text:span text:style-name="T384"> сокращается до </text:span><text:span text:style-name="T290">didn`t</text:span><text:span text:style-name="T384">.</text:span></text:p>
      <text:p text:style-name="P225"/>
      <text:p text:style-name="P448"><text:span text:style-name="T392">В вопросах </text:span><text:span text:style-name="T383">вспомогательный глагол </text:span><text:span text:style-name="T289">did</text:span><text:span text:style-name="T383"> используется </text:span><text:span text:style-name="T393">по тем же грамматическим </text:span></text:p>
      <text:p text:style-name="P448"><text:span text:style-name="T393">правилам</text:span><text:span text:style-name="T383">, </text:span><text:span text:style-name="T384">как</text:span><text:span text:style-name="T383"> </text:span><text:span text:style-name="T289">do</text:span><text:span text:style-name="T383"> для Present Simple. </text:span></text:p>
      <text:p text:style-name="P209"/>
      <text:p text:style-name="P82"><text:span text:style-name="T433">Did</text:span> you <text:span text:style-name="T433">go</text:span> to Los Angeles last week? - Ты <text:span text:style-name="T433">ездил</text:span> в Лос Анжелес на прошлой неделе?</text:p>
      <text:p text:style-name="P82">I <text:span text:style-name="T433">didn`t go</text:span> to Los Angeles, I <text:span text:style-name="T433">went</text:span> to Bostom — Я <text:span text:style-name="T433">не ездил</text:span> в Лос Анжелес, я <text:span text:style-name="T433">ездил</text:span> в Бостон.</text:p>
      <text:p text:style-name="P168"/>
      <text:p text:style-name="P168"/>
      <text:p text:style-name="P574"><text:span text:style-name="T353">Глаголы </text:span><text:span text:style-name="T282">d</text:span><text:span text:style-name="T283">o</text:span><text:span text:style-name="T353"> и </text:span><text:span text:style-name="T282">b</text:span><text:span text:style-name="T283">e</text:span><text:span text:style-name="T353"> </text:span><text:span text:style-name="T354">в </text:span><text:span text:style-name="T355">Past</text:span><text:span text:style-name="T354"> Simple</text:span></text:p>
      <text:p text:style-name="P207"/>
      <text:p text:style-name="P214">Глагол <text:span text:style-name="T230">did</text:span> это 2я форма глагола <text:span text:style-name="T230">do</text:span> (в прошедшем времени). </text:p>
      <text:p text:style-name="P214"><text:span text:style-name="T503">Когда появ</text:span><text:span text:style-name="T505">л</text:span><text:span text:style-name="T503">яется глагол </text:span><text:span text:style-name="T244">be</text:span><text:span text:style-name="T505"> (</text:span><text:span text:style-name="T245">was/were</text:span><text:span text:style-name="T505">)</text:span><text:span text:style-name="T503">, то </text:span><text:span text:style-name="T245">did</text:span><text:span text:style-name="T503"> уже не нужно использовать.</text:span></text:p>
      <text:p text:style-name="P213"/>
      <text:p text:style-name="P252"><text:span text:style-name="T385">Глагол be</text:span><text:span text:style-name="T387"> </text:span><text:span text:style-name="T385">в Past Simple имеет 2 формы: </text:span></text:p>
      <text:list xml:id="list2213709248" text:style-name="L31">
        <text:list-item>
          <text:p text:style-name="P661"><text:span text:style-name="T385">was — </text:span><text:span text:style-name="T386">если подлежащее в первом лице или множественном числе (</text:span><text:span text:style-name="T291">I, you, we, they</text:span><text:span text:style-name="T386">);</text:span></text:p>
        </text:list-item>
        <text:list-item>
          <text:p text:style-name="P651">were — если подлежащее в третьем лице, единственном числе (<text:span text:style-name="T230">he, she, it</text:span>).</text:p>
        </text:list-item>
      </text:list>
      <text:p text:style-name="P215"/>
      <text:p text:style-name="P33"><text:span text:style-name="T470">I </text:span><text:span text:style-name="T447">was</text:span><text:span text:style-name="T446"> satisfied with my work — Я </text:span><text:span text:style-name="T447">был</text:span><text:span text:style-name="T446"> доволен своей работой.</text:span></text:p>
      <text:p text:style-name="P84"/>
      <text:p text:style-name="P34"><text:span text:style-name="T447">Was</text:span><text:span text:style-name="T446"> the weather good at the weekend? No, it </text:span><text:span text:style-name="T447">wasn`t</text:span><text:span text:style-name="T446"> — </text:span></text:p>
      <text:p text:style-name="P34"><text:span text:style-name="T446">Погода </text:span><text:span text:style-name="T447">была</text:span><text:span text:style-name="T446"> хорош</text:span><text:span text:style-name="T471">ая</text:span><text:span text:style-name="T446"> на выходных? Нет.</text:span></text:p>
      <text:p text:style-name="P83"/>
      <text:p text:style-name="P169">Past Continuous</text:p>
      <text:p text:style-name="P220"/>
      <text:p text:style-name="P451"><text:span text:style-name="T395">О</text:span><text:span text:style-name="T394">значает процесс или незаконченное действие, которое привязано к точному моменту </text:span></text:p>
      <text:p text:style-name="P451"><text:span text:style-name="T394">в </text:span><text:span text:style-name="T426">прошлом</text:span><text:span text:style-name="T394"> (т. е. действие происходило и не было закончено).</text:span></text:p>
      <text:p text:style-name="P222"/>
      <text:p text:style-name="P450"><text:span text:style-name="T39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98">обсуждаемая ситуация</text:span><text:span text:style-name="T394">).</text:span></text:p>
      <text:p text:style-name="P222"/>
      <text:p text:style-name="P452"><text:span text:style-name="T395">Состоит из 2х частей: вспомогательного глагола </text:span><text:span text:style-name="T292">be</text:span><text:span text:style-name="T395"> (</text:span><text:span text:style-name="T396">формы как в Past Simple</text:span><text:span text:style-name="T395">) и смыслового глагола с окончанием </text:span><text:span text:style-name="T292">-ing</text:span><text:span text:style-name="T395">. </text:span><text:span text:style-name="T394">На русский переводится глаголом в прошедшем времени.</text:span></text:p>
      <text:p text:style-name="P224"/>
      <text:p text:style-name="P89">Last Sunday at 5 I <text:span text:style-name="T433">was having</text:span> dinner with my friends — В прошлое воскресенье в 5 </text:p>
      <text:p text:style-name="P89">я <text:span text:style-name="T433">ужинал</text:span> со своими друзьями (привязка к точному моменту в прошлом).</text:p>
      <text:p text:style-name="P223"/>
      <text:p text:style-name="P36"><text:span text:style-name="T472">My parents </text:span><text:span text:style-name="T461">were watching</text:span><text:span text:style-name="T472"> TV when I came home yesterday — Мои родители </text:span><text:span text:style-name="T461">смотрели</text:span><text:span text:style-name="T472"> телевизор, когда я пришел вчера домой (незаконченное действие </text:span><text:span text:style-name="T473">в тот момент</text:span><text:span text:style-name="T472">).</text:span></text:p>
      <text:p text:style-name="P90"/>
      <text:p text:style-name="P452"><text:span text:style-name="T396">В отрицаниях и вопросах </text:span><text:span text:style-name="T397">глагол </text:span><text:span text:style-name="T293">be</text:span><text:span text:style-name="T396"> ведет себя точно так же, как и </text:span><text:span text:style-name="T397">для</text:span><text:span text:style-name="T396"> Past Simple:</text:span></text:p>
      <text:p text:style-name="P37"><text:span text:style-name="T474">W</text:span><text:span text:style-name="T446">e weren`t reading — Мы не читали (именно тогда). Was I running? — Я бежал?</text:span></text:p>
      <text:p text:style-name="P92"/>
      <text:p text:style-name="P228">В одном предложении часто используются Past Continuous и Past Simple одновременно.</text:p>
      <text:p text:style-name="P455"><text:span text:style-name="T399">Действие, длящееся какое-то время (</text:span><text:span text:style-name="T400">Past Continuous</text:span><text:span text:style-name="T399">) может прерываться более коротким действием (</text:span><text:span text:style-name="T400">Past Simple</text:span><text:span text:style-name="T405">)</text:span><text:span text:style-name="T399"> </text:span><text:span text:style-name="T403">либо другим Past Continuous </text:span><text:span text:style-name="T406">(смотреть по контексту)</text:span><text:span text:style-name="T403">.</text:span></text:p>
      <text:p text:style-name="P226"/>
      <text:p text:style-name="P453"><text:span text:style-name="T399">В этом случае предложение может содержать слово </text:span><text:span text:style-name="T294">while</text:span><text:span text:style-name="T399"> </text:span><text:span text:style-name="T401">(в то время, как)</text:span><text:span text:style-name="T399"> в той части, которая относится к <text:s/></text:span><text:span text:style-name="T400">Past Continuous, </text:span><text:span text:style-name="T399">либо </text:span><text:span text:style-name="T294">when</text:span><text:span text:style-name="T399">, там, где используется Past Simple.</text:span></text:p>
      <text:p text:style-name="P226"/>
      <text:p text:style-name="P38"><text:span text:style-name="T462">While</text:span><text:span text:style-name="T475"> I was working in the garden, I </text:span><text:span text:style-name="T476">kicked</text:span><text:span text:style-name="T475"> my leg — Пока я работал в саду, я </text:span><text:span text:style-name="T477">пнул</text:span><text:span text:style-name="T475"> ногу.</text:span></text:p>
      <text:p text:style-name="P39"><text:span text:style-name="T446">I was working in the garden </text:span><text:span text:style-name="T459">when</text:span><text:span text:style-name="T446"> I kicked my leg — </text:span><text:span text:style-name="T476">Я работал в саду, когда </text:span><text:span text:style-name="T477">пнул</text:span><text:span text:style-name="T476"> ногу</text:span><text:span text:style-name="T446">.</text:span></text:p>
      <text:p text:style-name="P93"/>
      <text:p text:style-name="P40"><text:span text:style-name="T459">While</text:span><text:span text:style-name="T446"> Tom was reading, Amely was watching a documentary on TV — Пока </text:span><text:span text:style-name="T478">Т</text:span><text:span text:style-name="T446">ом читал, </text:span></text:p>
      <text:p text:style-name="P94">Эмили смотрела документальный фильм по телевизору.</text:p>
      <text:p text:style-name="P229"/>
      <text:p text:style-name="P454"><text:span text:style-name="T404">Если действия происходят не одновременно, а следуют одно за другим</text:span><text:span text:style-name="T402">, то в этом </text:span></text:p>
      <text:p text:style-name="P227">случае нужно использовать <text:span text:style-name="T512">только</text:span> Past Simple.</text:p>
      <text:p text:style-name="P227"/>
      <text:p text:style-name="P91">I saw Jane in the street yesterday. I stopped and said hello — Я увидел Джейн вчера на улице. </text:p>
      <text:p text:style-name="P91">Я остановился и поздоровался (сказал «привет»).</text:p>
      <text:p text:style-name="P175"><text:soft-page-break/>Будущие. Future</text:p>
      <text:p text:style-name="P109"/>
      <text:p text:style-name="P114">В английском языке о будущем можно говорить не только с помощью формы Future, но и </text:p>
      <text:p text:style-name="P461"><text:span text:style-name="T420">с помощью </text:span><text:span text:style-name="T424">формы</text:span><text:span text:style-name="T420"> </text:span><text:span text:style-name="T422">Present</text:span><text:span text:style-name="T42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13"/>
      <text:p text:style-name="P460"><text:span text:style-name="T421">Другие варианты Future (кроме </text:span><text:span text:style-name="T423">Future </text:span><text:span text:style-name="T421">Simple) используются редко, </text:span><text:span text:style-name="T423">т. к.</text:span><text:span text:style-name="T421"> они громоздкие и довольно неудобные. В современном английском можно обойтись без них.</text:span></text:p>
      <text:p text:style-name="P113"/>
      <text:p text:style-name="P458"><text:span text:style-name="T176">На будущ</text:span><text:span text:style-name="T177">и</text:span><text:span text:style-name="T176">е могут также указы</text:span><text:span text:style-name="T177">вать</text:span><text:span text:style-name="T176"> модальные глаголы </text:span><text:span text:style-name="T178">и оборот </text:span><text:span text:style-name="T95">be going to</text:span><text:span text:style-name="T179">, </text:span><text:span text:style-name="T178">который </text:span></text:p>
      <text:p text:style-name="P458"><text:span text:style-name="T178">в основном</text:span><text:span text:style-name="T179"> встречается </text:span><text:span text:style-name="T178">в разговорной речи и нередко используется вместо Future Simple.</text:span></text:p>
      <text:p text:style-name="P113"/>
      <text:p text:style-name="P233">Present Continuous в значении будущего</text:p>
      <text:p text:style-name="P115"/>
      <text:p text:style-name="P115">Используется, чтобы сказать о личных планах. В предложении обычно указывается дата </text:p>
      <text:p text:style-name="P115">или время, связанные с будущим. Переводить можно как будущим так и настоящим.</text:p>
      <text:p text:style-name="P115"/>
      <text:p text:style-name="P373">What are you doing on Satureday? <text:span text:style-name="T229">—</text:span> Что ты делаешь в субботу? (какие у тебя планы?)</text:p>
      <text:p text:style-name="P374">I am flying to London tomorrow — <text:span text:style-name="T513">Завтра я лечу в Лондон (личный план)</text:span></text:p>
      <text:p text:style-name="P374"/>
      <text:p text:style-name="P280">Present Simple в значении будущего</text:p>
      <text:p text:style-name="P375"/>
      <text:p text:style-name="P116"><text:span text:style-name="T211">Используется, чтобы сказать о том, что </text:span><text:span text:style-name="T213">что-то </text:span><text:span text:style-name="T211">должно произойти по рассписанию, либо </text:span></text:p>
      <text:p text:style-name="P116"><text:span text:style-name="T211">о собственном графике. </text:span><text:span text:style-name="T212">Переводить можно как будущим так и настоящим.</text:span></text:p>
      <text:p text:style-name="P291"/>
      <text:p text:style-name="P291">Ключевое отличие от Present Continuous в том, что расписание не зависит от говорящего, </text:p>
      <text:p text:style-name="P456"><text:span text:style-name="T105">т. е. речь может идти </text:span><text:span text:style-name="T106">о </text:span><text:span text:style-name="T105">рассписании транспорта, сеансов в кино и т. </text:span><text:span text:style-name="T106">п</text:span><text:span text:style-name="T105">.</text:span></text:p>
      <text:p text:style-name="P291"/>
      <text:p text:style-name="P376">My airplane flies at 6 o`clock tomorrow — Мой самолет летит завтра в 6 (рассписание)</text:p>
      <text:p text:style-name="P508"><text:span text:style-name="T61">What time do you finish work tommorow? </text:span><text:span text:style-name="T62">— </text:span><text:span text:style-name="T61">В какое время ты заканчиваешь работу завтра?</text:span></text:p>
      <text:p text:style-name="P378"/>
      <text:p text:style-name="P281">Оборот <text:span text:style-name="T230">be going to</text:span></text:p>
      <text:p text:style-name="P292"/>
      <text:p text:style-name="P457"><text:span text:style-name="T107">Подразумевает, что человек говорит не о спонтанном решении что-либо сделать, </text:span><text:span text:style-name="T110">а о заранее </text:span><text:span text:style-name="T111">продуманных</text:span><text:span text:style-name="T110"> действиях. </text:span><text:span text:style-name="T107">На русский переводится как «собираюсь сделать».</text:span></text:p>
      <text:p text:style-name="P292"/>
      <text:p text:style-name="P117"><text:span text:style-name="T210">Чтобы использовать, нужно поставить глагол </text:span><text:span text:style-name="T61">be</text:span><text:span text:style-name="T210"> в форму </text:span><text:span text:style-name="T61">am/is/are</text:span><text:span text:style-name="T210">, а смысловой глагол оставить в начальной форме, после </text:span><text:span text:style-name="T61">going to</text:span><text:span text:style-name="T210">.</text:span></text:p>
      <text:p text:style-name="P292"/>
      <text:p text:style-name="P377">I`m going to meet my friends tomorrow — Я собираюсь встретиться с друзьями завтра.</text:p>
      <text:p text:style-name="P497"><text:span text:style-name="T28">I`m going to go</text:span><text:span text:style-name="T222"> out after I finish my work — Я собираюсь погулять после, как закончу работу.</text:span></text:p>
      <text:p text:style-name="P292"/>
      <text:p text:style-name="P459"><text:span text:style-name="T107">В разговорной </text:span><text:span text:style-name="T111">стиле</text:span><text:span text:style-name="T108"> </text:span><text:span text:style-name="T109">этот </text:span><text:span text:style-name="T108">оборот </text:span><text:span text:style-name="T107">очень часто </text:span><text:span text:style-name="T111">записывается</text:span><text:span text:style-name="T107"> как </text:span><text:span text:style-name="T63">gonna</text:span><text:span text:style-name="T107"> </text:span><text:span text:style-name="T63">[гона].</text:span></text:p>
      <text:p text:style-name="P379"/>
      <text:p text:style-name="P118"><text:span text:style-name="T210">Также его используют, когда очевидно, что вот-вот случится какое-то действие. В этом случае </text:span><text:span text:style-name="T61">be goin to </text:span><text:span text:style-name="T210">передает оттенок неизбежности происходящего и применяется по отношению </text:span></text:p>
      <text:p text:style-name="P293">к постороннему человеку или объетку.</text:p>
      <text:p text:style-name="P293"/>
      <text:p text:style-name="P380">Look! He`s going to fall — Смотри! Он сейчас упадет.</text:p>
      <text:p text:style-name="P380">The sky is dark. It`s going to rain — Небо темное. Сейчас пойдет дождь.</text:p>
      <text:p text:style-name="P380"/>
      <text:p text:style-name="P282"/>
      <text:p text:style-name="P282"><text:soft-page-break/>Future Simple</text:p>
      <text:p text:style-name="P294"/>
      <text:p text:style-name="P462"><text:span text:style-name="T112">Сообщает о будущих, еще не случившихся событиях. </text:span><text:span text:style-name="T113">Эта форма говорит о том, что человек сделает что-то в будущем, но решение он принял в момент речи, </text:span><text:span text:style-name="T114">т. е. описывает не спланированные, а спонтанные дейсвтия. </text:span></text:p>
      <text:p text:style-name="P296"/>
      <text:p text:style-name="P462"><text:span text:style-name="T115">В</text:span><text:span text:style-name="T114"> предложени</text:span><text:span text:style-name="T115">ях</text:span><text:span text:style-name="T114"> </text:span><text:span text:style-name="T115">будут </text:span><text:span text:style-name="T114">часто </text:span><text:span text:style-name="T115">попадаться слова</text:span><text:span text:style-name="T114">, </text:span><text:span text:style-name="T115">выражающие</text:span><text:span text:style-name="T114"> мнение: <text:s/></text:span><text:span text:style-name="T64">I think </text:span><text:span text:style-name="T65">(я думаю)</text:span><text:span text:style-name="T64">, </text:span></text:p>
      <text:p text:style-name="P462"><text:span text:style-name="T64">I`m sure </text:span><text:span text:style-name="T65">(я уверен), I hope (я надеюсь), </text:span><text:span text:style-name="T64">probably (возможно).</text:span><text:span text:style-name="T65"> </text:span></text:p>
      <text:p text:style-name="P300"/>
      <text:p text:style-name="P295">Схема состоит из 2х частей: вспомогательного глагола <text:span text:style-name="T230">will </text:span><text:span text:style-name="T517">(заменяет </text:span><text:span text:style-name="T246">do/did</text:span><text:span text:style-name="T517">)</text:span> и смыслового глагола в начальной форме. <text:span text:style-name="T23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230">not</text:span>.</text:p>
      <text:p text:style-name="P295"/>
      <text:p text:style-name="P295">В речи и на письме <text:span text:style-name="T230">will</text:span> обычно сокращается до <text:span text:style-name="T230">`ll</text:span>, а отрицание <text:span text:style-name="T230">will</text:span> <text:span text:style-name="T230">not</text:span> д<text:span text:style-name="T516">о</text:span> <text:span text:style-name="T230">won`t</text:span>.</text:p>
      <text:p text:style-name="P295"/>
      <text:p text:style-name="P381">We <text:span text:style-name="T433">will</text:span> proobably <text:span text:style-name="T433">meet</text:span> soon — Мы, возможно, скоро <text:span text:style-name="T433">встретимся</text:span>.</text:p>
      <text:p text:style-name="P381">I hope everything <text:span text:style-name="T433">will be</text:span> fine — Надеюсь, все <text:span text:style-name="T433">будет </text:span>хорошо.</text:p>
      <text:p text:style-name="P381"><text:span text:style-name="T433">Will</text:span> you <text:span text:style-name="T433">be</text:span> at home toworrow? No, I won`t — <text:span text:style-name="T515">Ты </text:span><text:span text:style-name="T435">будешь</text:span><text:span text:style-name="T515"> завтра дома? Нет</text:span>.</text:p>
      <text:p text:style-name="P295"/>
      <text:p text:style-name="P299">Чтобы правильно подобрать нужную форму, нужно отталкиваться от контекста:</text:p>
      <text:list xml:id="list1909691785" text:style-name="L32">
        <text:list-item>
          <text:p text:style-name="P590">I will do — я сделаю (считаю/верю, что сделаю это);</text:p>
        </text:list-item>
        <text:list-item>
          <text:p text:style-name="P591">I am doing — я сделаю (потому что уже спланировал это);</text:p>
        </text:list-item>
        <text:list-item>
          <text:p text:style-name="P591">I am going to do — я собираюсь сделать (ключевое слово «собираюсь»).</text:p>
        </text:list-item>
      </text:list>
      <text:p text:style-name="P297"/>
      <text:p text:style-name="P298">Нередко, вместо will используется модальный глагол might:</text:p>
      <text:p text:style-name="P383">I might do it — Наверное, я сделаю это.</text:p>
      <text:p text:style-name="P382"/>
      <text:p text:style-name="P283">Модальные глаголы</text:p>
      <text:p text:style-name="P384"/>
      <text:p text:style-name="P303">Это особенные глаголы, которые одновременно:</text:p>
      <text:list xml:id="list3025268022" text:style-name="L33">
        <text:list-item>
          <text:p text:style-name="P592">передают смысл (используются как смысловые глаголы);</text:p>
        </text:list-item>
        <text:list-item>
          <text:p text:style-name="P592">передают время (привязывают дейсвтие к какому-то времени);</text:p>
        </text:list-item>
        <text:list-item>
          <text:p text:style-name="P592">используются по тем же правилами, что и вспомогательные глаголы.</text:p>
        </text:list-item>
      </text:list>
      <text:p text:style-name="P301"/>
      <text:p text:style-name="P301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01">а в отрицаниях используются вместе с частицей <text:span text:style-name="T230">not</text:span>.</text:p>
      <text:p text:style-name="P301"/>
      <text:p text:style-name="P473"><text:span text:style-name="T118">Модальные глаголы не имеют окончаний и дополнительных форм. </text:span><text:span text:style-name="T140">Т. е. </text:span><text:span text:style-name="T118">не меняются в зависимости от подлежащего </text:span><text:span text:style-name="T140">(нет окончания -s, если подлежащее he/she/it и </text:span><text:span text:style-name="T141">пр</text:span><text:span text:style-name="T140">)</text:span><text:span text:style-name="T118">. </text:span></text:p>
      <text:p text:style-name="P302"/>
      <text:p text:style-name="P309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09"/>
      <text:p text:style-name="P310"><text:span text:style-name="T538">После модального глагола почти всегда </text:span><text:span text:style-name="T540">идет</text:span><text:span text:style-name="T538"> смысловой глагол в начальной форме, </text:span><text:span text:style-name="T541">но </text:span><text:span text:style-name="T538">без частицы </text:span><text:span text:style-name="T252">to. </text:span><text:span text:style-name="T539">Также смысловой глагол в начальной форме идет после модальных кострукций.</text:span></text:p>
      <text:p text:style-name="P309"/>
      <text:p text:style-name="P509"><text:span text:style-name="T140">М</text:span><text:span text:style-name="T104">одальные глаголы: </text:span><text:span text:style-name="T61">can, could, must, might, may, should, would, will, shall</text:span><text:span text:style-name="T104">.</text:span></text:p>
      <text:p text:style-name="P509"><text:span text:style-name="T130">М</text:span><text:span text:style-name="T104">одальные конструкции: </text:span><text:span text:style-name="T61">be able to, have to, used to</text:span><text:span text:style-name="T104">.</text:span></text:p>
      <text:p text:style-name="P575"><text:span text:style-name="T181">Глаголы </text:span><text:span text:style-name="T96">w</text:span><text:span text:style-name="T97">ill</text:span><text:span text:style-name="T180"> и </text:span><text:span text:style-name="T96">s</text:span><text:span text:style-name="T97">hall</text:span></text:p>
      <text:p text:style-name="P311"/>
      <text:p text:style-name="P510"><text:span text:style-name="T104">В Future Simple </text:span><text:span text:style-name="T61">will</text:span><text:span text:style-name="T104"> используется как вспомогательный глагол. Но иногда он также</text:span></text:p>
      <text:p text:style-name="P510"><text:span text:style-name="T104">используется как модальный глагол. Это касается ситуац</text:span><text:span text:style-name="T116">и</text:span><text:span text:style-name="T104">й, когда нужно предложить свою помощь либо обратиться за помощью самому.</text:span></text:p>
      <text:p text:style-name="P312"/>
      <text:p text:style-name="P385">You luggage is heavy. I`ll help you — У вас тяжелый багаж. Я помогу вам.</text:p>
      <text:p text:style-name="P385">Will you help me? — Ты мне поможешь?</text:p>
      <text:p text:style-name="P312"/>
      <text:p text:style-name="P465"><text:span text:style-name="T116">Ситуации с </text:span><text:span text:style-name="T66">will</text:span><text:span text:style-name="T116"> переводятся будущим, а с </text:span><text:span text:style-name="T66">won`t </text:span><text:span text:style-name="T116">— настоящим. </text:span><text:span text:style-name="T66">Won`t</text:span><text:span text:style-name="T116"> означает </text:span></text:p>
      <text:p text:style-name="P305">«отказывается» (не смотря на мои ожидание, действие не происходит).</text:p>
      <text:p text:style-name="P304"/>
      <text:p text:style-name="P386">What`s wrong? My Car won`t start — Что случилось? Моя машина не заводится. </text:p>
      <text:p text:style-name="P386">(отказывается заводиться)</text:p>
      <text:p text:style-name="P304"/>
      <text:p text:style-name="P464"><text:span text:style-name="T117">Модальный глагол </text:span><text:span text:style-name="T67">shall</text:span><text:span text:style-name="T11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67">will</text:span><text:span text:style-name="T117">.</text:span></text:p>
      <text:p text:style-name="P306"/>
      <text:p text:style-name="P464"><text:span text:style-name="T11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67">I</text:span><text:span text:style-name="T117"> или </text:span><text:span text:style-name="T67">we</text:span><text:span text:style-name="T117">.</text:span></text:p>
      <text:p text:style-name="P306"/>
      <text:p text:style-name="P387">Shall I close the door? - Я закрою дверь? (вы не против, если я закрою дверь?)</text:p>
      <text:p text:style-name="P41"><text:span text:style-name="T214">S</text:span><text:span text:style-name="T210">hall we dance? - Потанцуем? (вы не против потанцевать?)</text:span></text:p>
      <text:p text:style-name="P304"/>
      <text:p text:style-name="P284"><text:span text:style-name="T523">Глаголы </text:span><text:span text:style-name="T248">c</text:span><text:span text:style-name="T230">an</text:span> и <text:span text:style-name="T248">c</text:span><text:span text:style-name="T230">ould</text:span></text:p>
      <text:p text:style-name="P306"/>
      <text:p text:style-name="P471"><text:span text:style-name="T79">Can</text:span><text:span text:style-name="T119"> переводится как «умею», «могу», «смогу». </text:span><text:span text:style-name="T138">С</text:span><text:span text:style-name="T119"> частицей </text:span><text:span text:style-name="T79">not</text:span><text:span text:style-name="T119"> в пишется либо </text:span></text:p>
      <text:p text:style-name="P256"><text:span text:style-name="T119">слитно — </text:span><text:span text:style-name="T79">cannot</text:span><text:span text:style-name="T119">, либо сокращенно — </text:span><text:span text:style-name="T79">can`t</text:span><text:span text:style-name="T119">. </text:span><text:span text:style-name="T138">М</text:span><text:span text:style-name="T120">ожет передавать следующие значения:</text:span></text:p>
      <text:list xml:id="list1639268451" text:style-name="L34">
        <text:list-item>
          <text:p text:style-name="P662"><text:span text:style-name="T119">у</text:span><text:span text:style-name="T120">мственные или физические возможности, умение что-то сделать;</text:span></text:p>
        </text:list-item>
        <text:list-item>
          <text:p text:style-name="P593">разрешение или запрет что-то cделать;</text:p>
        </text:list-item>
        <text:list-item>
          <text:p text:style-name="P593">просьба или предложение о помощи;</text:p>
        </text:list-item>
        <text:list-item>
          <text:p text:style-name="P593">неуверенность в совершении действия (в вопросах).</text:p>
        </text:list-item>
      </text:list>
      <text:p text:style-name="P308"/>
      <text:p text:style-name="P42"><text:span text:style-name="T215">H</text:span><text:span text:style-name="T210">e can understand my English — Он может понимать мой английский.</text:span></text:p>
      <text:p text:style-name="P388">You can`t smoke here — Ты не можешь сдесь курить.</text:p>
      <text:p text:style-name="P388">Can I help you? - Я могу вам помочь?</text:p>
      <text:p text:style-name="P313"/>
      <text:p text:style-name="P511"><text:span text:style-name="T119">В </text:span><text:span text:style-name="T104">разговорной речи </text:span><text:span text:style-name="T61">can</text:span><text:span text:style-name="T104"> широко используется именно, когда нужно спросить разрешение </text:span></text:p>
      <text:p text:style-name="P512"><text:span text:style-name="T104">что-то сделать. </text:span><text:span text:style-name="T144">Е</text:span><text:span text:style-name="T142">сли нужно спросить разрешение вежливо, то используется may.</text:span></text:p>
      <text:p text:style-name="P349"/>
      <text:p text:style-name="P474"><text:span text:style-name="T81">Can</text:span><text:span text:style-name="T82"> I use your phone? / May I use your phone? - Я мог</text:span><text:span text:style-name="T81">у</text:span><text:span text:style-name="T82"> воспольз</text:span><text:span text:style-name="T81">оваться</text:span><text:span text:style-name="T82"> </text:span></text:p>
      <text:p text:style-name="P474"><text:span text:style-name="T81">твоим/</text:span><text:span text:style-name="T82">вашим телефоном?</text:span></text:p>
      <text:p text:style-name="P307"/>
      <text:p text:style-name="P513"><text:span text:style-name="T61">Could [куд] </text:span><text:span text:style-name="T104">переводится как «мог», «мог бы» и является прошедшей формой от </text:span><text:span text:style-name="T61">can</text:span><text:span text:style-name="T104">. </text:span></text:p>
      <text:p text:style-name="P314">Его следует использовать, когда мы говорим о том, что что-то умели или могли в прошлом.</text:p>
      <text:p text:style-name="P348">Также <text:span text:style-name="T230">could</text:span> <text:span text:style-name="T542">применяется</text:span> в качестве официальной формы обращения.</text:p>
      <text:p text:style-name="P314"/>
      <text:p text:style-name="P389">I could read at the age of 4 — Я мог читать в 4 года.</text:p>
      <text:p text:style-name="P389">This story could be true — Эта история могла бы быть правдой.</text:p>
      <text:p text:style-name="P289"/>
      <text:p text:style-name="P289"/>
      <text:p text:style-name="P576"><text:span text:style-name="T521">К</text:span>онструкция <text:span text:style-name="T230">be able to</text:span></text:p>
      <text:p text:style-name="P315"/>
      <text:p text:style-name="P316">Дублирует по значению модальные глаголы <text:span text:style-name="T230">can/could</text:span>. Говорит о возможности </text:p>
      <text:p text:style-name="P316">соверишить действие. <text:span text:style-name="T536">В настоящем времени </text:span><text:span text:style-name="T520">заменяется модальным глаголом </text:span><text:span text:style-name="T247">can</text:span><text:span text:style-name="T536">.</text:span></text:p>
      <text:p text:style-name="P317">В этой конструкции глагол <text:span text:style-name="T230">be</text:span> передает время:</text:p>
      <text:list xml:id="list3290564207" text:style-name="L35">
        <text:list-item>
          <text:p text:style-name="P594">am/is/are able to — могу/может/могут (есть возможность);</text:p>
        </text:list-item>
        <text:list-item>
          <text:p text:style-name="P594">was/were able to — смог/смогли;</text:p>
        </text:list-item>
        <text:list-item>
          <text:p text:style-name="P594">will be able to — смогу/сможет/смогут.</text:p>
        </text:list-item>
      </text:list>
      <text:p text:style-name="P318"/>
      <text:p text:style-name="P467"><text:span text:style-name="T68">B</text:span><text:span text:style-name="T69">e able to</text:span><text:span text:style-name="T121"> передает оттенок </text:span><text:span text:style-name="T122">того, что </text:span><text:span text:style-name="T125">человек</text:span><text:span text:style-name="T122"> обычно не может сделать, но именно тогда </text:span></text:p>
      <text:p text:style-name="P467"><text:span text:style-name="T122">смог (в прошедшем) или сможет (в будущем).</text:span><text:span text:style-name="T121"> </text:span><text:span text:style-name="T122">Т</text:span><text:span text:style-name="T121">. е. не «мог</text:span><text:span text:style-name="T122">у</text:span><text:span text:style-name="T121">», а «</text:span><text:span text:style-name="T122">смогу</text:span><text:span text:style-name="T121">».</text:span></text:p>
      <text:p text:style-name="P319"/>
      <text:p text:style-name="P390">Stacey talked rather quickly, but I was able to understand her — Стэйси говорила довольно быстро, но я смог понять её.</text:p>
      <text:p text:style-name="P390"/>
      <text:p text:style-name="P390">If I learn French, I will be able to understand it — Если я буду учить французский, </text:p>
      <text:p text:style-name="P390">я смогу понимать его.</text:p>
      <text:p text:style-name="P390"/>
      <text:p text:style-name="P285"><text:span text:style-name="T523">Глаголы </text:span><text:span text:style-name="T248">m</text:span><text:span text:style-name="T230">ight</text:span> и <text:span text:style-name="T248">m</text:span><text:span text:style-name="T230">ay</text:span></text:p>
      <text:p text:style-name="P390"/>
      <text:p text:style-name="P472"><text:span text:style-name="T139">M</text:span><text:span text:style-name="T72">ight [майт]</text:span><text:span text:style-name="T123"> переводится как «может» или «мог бы», </text:span><text:span text:style-name="T130">а</text:span><text:span text:style-name="T525"> т</text:span>акже <text:span text:style-name="T123">наречием </text:span><text:span text:style-name="T128">«возможно», «вероятно», </text:span><text:span text:style-name="T129">«должно быть», </text:span><text:span text:style-name="T128">«наверное»</text:span><text:span text:style-name="T123">. </text:span></text:p>
      <text:p text:style-name="P345"/>
      <text:p text:style-name="P320">Он указывает на вероятность того, что ситуация может происходить сейчас или произойти </text:p>
      <text:p text:style-name="P320">в ближайшем будущем. Является синонимом фразе <text:span text:style-name="T230">it is possible that</text:span> (возможно, что).</text:p>
      <text:p text:style-name="P406"/>
      <text:p text:style-name="P514"><text:span text:style-name="T61">Look at the sky. It might rain — Посмотри на небо. Возможно </text:span><text:span text:style-name="T71">пойдет дождь.</text:span></text:p>
      <text:p text:style-name="P515"><text:span text:style-name="T71">M</text:span><text:span text:style-name="T61">ight Tom call in the evening? - Том может позвонить вечером? (может</text:span><text:span text:style-name="T73"> ли он позвонить</text:span><text:span text:style-name="T61">?)</text:span></text:p>
      <text:p text:style-name="P390"/>
      <text:p text:style-name="P472"><text:span text:style-name="T139">Отрицание</text:span><text:span text:style-name="T124"> </text:span><text:span text:style-name="T70">might</text:span><text:span text:style-name="T124"> </text:span><text:span text:style-name="T70">not</text:span><text:span text:style-name="T124"> </text:span><text:span text:style-name="T139">сокращается до</text:span><text:span text:style-name="T124"> </text:span><text:span text:style-name="T70">mightn`t [майтэнт]</text:span><text:span text:style-name="T124">.</text:span></text:p>
      <text:p text:style-name="P390"/>
      <text:p text:style-name="P466"><text:span text:style-name="T123">Модальный глагол </text:span><text:span text:style-name="T72">may</text:span><text:span text:style-name="T123"> в современном английском используется </text:span><text:span text:style-name="T124">редко</text:span><text:span text:style-name="T123">. Но его часто применяют, когда нужно предложить помощь незнакомому человеку. </text:span><text:span text:style-name="T143">Он п</text:span><text:span text:style-name="T123">ереводится как «иметь возможность» и по сути </text:span><text:span text:style-name="T124">взаимозаменяем с</text:span><text:span text:style-name="T123"> </text:span><text:span text:style-name="T72">might</text:span><text:span text:style-name="T123">.</text:span></text:p>
      <text:p text:style-name="P391"/>
      <text:p text:style-name="P391">May I help you, sir? Я могу вам помочь, сэр? (имею ли я возможность вам помочь?)</text:p>
      <text:p text:style-name="P346"/>
      <text:p text:style-name="P286"><text:span text:style-name="T524">Глагол </text:span><text:span text:style-name="T250">m</text:span><text:span text:style-name="T230">ust</text:span></text:p>
      <text:p text:style-name="P321"/>
      <text:p text:style-name="P475"><text:span text:style-name="T145">О</text:span><text:span text:style-name="T129">дин из самых распространенных в речи модальных глаголов. </text:span><text:span text:style-name="T146">И</text:span><text:span text:style-name="T129">спользуется в настоящем времени. Переводится как «должен», «обязан» или «должно быть», «</text:span><text:span text:style-name="T126">наверное»</text:span><text:span text:style-name="T129">.</text:span></text:p>
      <text:p text:style-name="P322"/>
      <text:p text:style-name="P255"><text:span text:style-name="T126">П</text:span><text:span text:style-name="T120">ереда</text:span><text:span text:style-name="T126">ет</text:span><text:span text:style-name="T120"> следующие значения</text:span><text:span text:style-name="T127">:</text:span></text:p>
      <text:list xml:id="list248627567" text:style-name="L36">
        <text:list-item>
          <text:p text:style-name="P595">необходимость, обязанность, долг;</text:p>
        </text:list-item>
        <text:list-item>
          <text:p text:style-name="P596">настойчивый совет, приказ, запрет (в отрицаниях);</text:p>
        </text:list-item>
      </text:list>
      <text:p text:style-name="P407"/>
      <text:p text:style-name="P407">I must go — Я должен идти. </text:p>
      <text:p text:style-name="P43"><text:span text:style-name="T216">Must we hurry? — Нам нужно торопиться? </text:span><text:span text:style-name="T217">(должны ли мы торопиться?)</text:span></text:p>
      <text:p text:style-name="P394">He must not be at home now — <text:s/><text:span text:style-name="T535">О</text:span>н не должен сейчас быть дома</text:p>
      <text:p text:style-name="P347"/>
      <text:p text:style-name="P347"/>
      <text:p text:style-name="P579"><text:span text:style-name="T127">Отрицание </text:span><text:span text:style-name="T80">must not</text:span><text:span text:style-name="T127"> </text:span><text:span text:style-name="T139">означает</text:span><text:span text:style-name="T127"> «нельзя», «запрещено». Сокращается до </text:span><text:span text:style-name="T80">musn`t [мазнт]</text:span><text:span text:style-name="T127">.</text:span></text:p>
      <text:p text:style-name="P392">You musn`t park here — Здесь нельзя парковаться.</text:p>
      <text:p text:style-name="P322"/>
      <text:p text:style-name="P323">Когда <text:span text:style-name="T23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23"/>
      <text:p text:style-name="P393">She has worked so hard these days. She must<text:span text:style-name="T433"> </text:span>be very tired — </text:p>
      <text:p text:style-name="P393">Она так много работала в эти дни. Она, наверное, очень <text:span text:style-name="T522">уставшая.</text:span></text:p>
      <text:p text:style-name="P395"/>
      <text:p text:style-name="P287">Конструкция <text:span text:style-name="T230">have to</text:span></text:p>
      <text:p text:style-name="P324"/>
      <text:p text:style-name="P326">Дублирует по значению модальный глагол <text:span text:style-name="T230">must</text:span>. Говорит об обязанностях, </text:p>
      <text:p text:style-name="P326">которые человек вынежден выполнять <text:span text:style-name="T537">не по свое воле</text:span>. </text:p>
      <text:p text:style-name="P325"/>
      <text:p text:style-name="P325">В настоящем времени <text:span text:style-name="T230">have to</text:span> и <text:span text:style-name="T230">must</text:span> взаимозаменяемы и часто разницы между ними нет.</text:p>
      <text:p text:style-name="P325">Однако <text:span text:style-name="T230">must</text:span> означает необходимость, которая исходит от самого человека, </text:p>
      <text:p text:style-name="P325">а <text:span text:style-name="T230">have to</text:span> говорит о необходимости, исходящей извне.</text:p>
      <text:p text:style-name="P325"/>
      <text:p text:style-name="P396">I must do it — Я должен это сделать (это мой долг).</text:p>
      <text:p text:style-name="P396">I have to do it — Я должен это сделать (того требуют обстоятельства).</text:p>
      <text:p text:style-name="P325"/>
      <text:p text:style-name="P468"><text:span text:style-name="T74">Have to</text:span><text:span text:style-name="T131">, в отличие от </text:span><text:span text:style-name="T74">must</text:span><text:span text:style-name="T131">, может употребляться во всех временах. Форма в будущем </text:span></text:p>
      <text:p text:style-name="P327">времени используется редко и ее предпочитают заменять на форму настоящего.</text:p>
      <text:p text:style-name="P327"/>
      <text:p text:style-name="P327">Отрицательная и вопросительная форма образуется с помощью вспомогательных </text:p>
      <text:p text:style-name="P468"><text:span text:style-name="T131">глаголов </text:span><text:span text:style-name="T74">do/did/will</text:span><text:span text:style-name="T131">. (</text:span><text:span text:style-name="T147">здесь </text:span><text:span text:style-name="T74">have</text:span><text:span text:style-name="T131"> ведет себя как смысловой глагол).</text:span></text:p>
      <text:p text:style-name="P398"/>
      <text:p text:style-name="P397"><text:span text:style-name="T545">I </text:span><text:span text:style-name="T210">had to go — Я должен был идти.</text:span></text:p>
      <text:p text:style-name="P396">He doesn`t have to go — Он не должен идти.</text:p>
      <text:p text:style-name="P408">Will they have to go? — Они должны будут идти?</text:p>
      <text:p text:style-name="P328"/>
      <text:p text:style-name="P516"><text:span text:style-name="T131">В </text:span><text:span text:style-name="T104">отрицательных предложениях </text:span><text:span text:style-name="T61">have to</text:span><text:span text:style-name="T104"> и </text:span><text:span text:style-name="T61">must</text:span><text:span text:style-name="T104"> передают разный смысл. </text:span></text:p>
      <text:p text:style-name="P516"><text:span text:style-name="T61">Must not</text:span><text:span text:style-name="T104"> выражает запрет, а </text:span><text:span text:style-name="T61">heve to</text:span><text:span text:style-name="T104"> — отсутсвие обязанности.</text:span></text:p>
      <text:p text:style-name="P329"/>
      <text:p text:style-name="P396">You mustn`t tell anyone — Ты не должен рассказывать никому.</text:p>
      <text:p text:style-name="P396">You don`t have to tell me everything — Можешь не рассказывать мне всего.</text:p>
      <text:p text:style-name="P327"/>
      <text:p text:style-name="P476"><text:span text:style-name="T75">Have</text:span><text:span text:style-name="T132"> в значении «должен» всегда используется с частицей </text:span><text:span text:style-name="T75">to</text:span><text:span text:style-name="T132">. Если не поставить </text:span><text:span text:style-name="T75">to</text:span><text:span text:style-name="T132"> </text:span></text:p>
      <text:p text:style-name="P476"><text:span text:style-name="T132">после </text:span><text:span text:style-name="T75">have</text:span><text:span text:style-name="T132">, то этот глагол будет ознать «иметь». </text:span></text:p>
      <text:p text:style-name="P327"/>
      <text:p text:style-name="P11"><text:span text:style-name="T182">Г</text:span><text:span text:style-name="T183">лагол </text:span><text:span text:style-name="T98">should</text:span></text:p>
      <text:p text:style-name="P330"/>
      <text:p text:style-name="P477"><text:span text:style-name="T83">Should [шуд] </text:span><text:span text:style-name="T148">подходит</text:span><text:span text:style-name="T132">, чтобы дать</text:span><text:span text:style-name="T148"> вежливый</text:span><text:span text:style-name="T132"> совет. Переводится как «</text:span><text:span text:style-name="T149">следует сделать</text:span><text:span text:style-name="T132">» </text:span></text:p>
      <text:p text:style-name="P477"><text:span text:style-name="T149">или «нужно (так поступить)». </text:span><text:span text:style-name="T151">С</text:span><text:span text:style-name="T149">вязан с на</text:span><text:span text:style-name="T151">с</text:span><text:span text:style-name="T149">тоящим и будущим временем. Грамматически использ</text:span><text:span text:style-name="T148">уется</text:span><text:span text:style-name="T149"> по тем же правилами, что и другие модальные глаголы.</text:span></text:p>
      <text:p text:style-name="P333"/>
      <text:p text:style-name="P46">You should be more attentive — Вам следует быть более внимательным.</text:p>
      <text:p text:style-name="P331"/>
      <text:p text:style-name="P478"><text:span text:style-name="T150">Для</text:span><text:span text:style-name="T149"> совет</text:span><text:span text:style-name="T150">а</text:span><text:span text:style-name="T149">, помимо </text:span><text:span text:style-name="T83">should,</text:span><text:span text:style-name="T149"> можно также использовать обороты, помогающие </text:span></text:p>
      <text:p text:style-name="P478"><text:span text:style-name="T149">выразить мненеие, например </text:span><text:span text:style-name="T83">I think, I don`t think</text:span><text:span text:style-name="T149">.</text:span></text:p>
      <text:p text:style-name="P332"/>
      <text:p text:style-name="P399">I think you should leave — Думаю, вам пора уйти.</text:p>
      <text:p text:style-name="P469"><text:soft-page-break/><text:span text:style-name="T76">Should</text:span><text:span text:style-name="T133"> также выражает: недоумение, удивление, возмущение. В этом случае </text:span><text:span text:style-name="T150">он</text:span><text:span text:style-name="T133"> передает эмоциональную окраску высказыванию. Отрицательная форма говорит о плохой зате</text:span><text:span text:style-name="T134">е</text:span><text:span text:style-name="T133">.</text:span></text:p>
      <text:p text:style-name="P331"/>
      <text:p text:style-name="P399">Why should I go there? - Скакой стати мне туда идти?</text:p>
      <text:p text:style-name="P399">You shouldn`t go there — Не нужно туда идти <text:span text:style-name="T543">(это плохая идея)</text:span>.</text:p>
      <text:p text:style-name="P331"/>
      <text:p text:style-name="P12"><text:span text:style-name="T175">Глагол </text:span><text:span text:style-name="T94">would</text:span></text:p>
      <text:p text:style-name="P334"/>
      <text:p text:style-name="P33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527">Грамматически использ</text:span><text:span text:style-name="T528">уется</text:span><text:span text:style-name="T527"> по тем же правилами, что и другие модальные глаголы.</text:span></text:p>
      <text:p text:style-name="P335"/>
      <text:p text:style-name="P338">При переводе <text:span text:style-name="T230">would</text:span>, <text:span text:style-name="T528">по сути, </text:span>выпадает, а идущий после него смысловой глагол, используется с частицей<text:span text:style-name="T251"> </text:span><text:span text:style-name="T230">to</text:span>. <text:span text:style-name="T251">Would</text:span><text:span text:style-name="T530"> часто сокращается до </text:span><text:span text:style-name="T251">`d</text:span><text:span text:style-name="T530"> и произносится как одна буква (поэтому поначалу расслышать </text:span><text:span text:style-name="T251">would</text:span><text:span text:style-name="T530"> в предложении довольно сложно).</text:span></text:p>
      <text:p text:style-name="P335"/>
      <text:p text:style-name="P335"><text:span text:style-name="T526">В</text:span>стречается в вариантах, <text:span text:style-name="T544">когда</text:span>:</text:p>
      <text:list xml:id="list3821445827" text:style-name="L37">
        <text:list-item>
          <text:p text:style-name="P597">соответствует русской частице «бы» (когда представляют ситуацию);</text:p>
        </text:list-item>
        <text:list-item>
          <text:p text:style-name="P597">сообщает о привычках прошлого (в этом случае может заменяться на <text:span text:style-name="T230">used to</text:span>).</text:p>
        </text:list-item>
      </text:list>
      <text:p text:style-name="P337"/>
      <text:p text:style-name="P400">I would like to live in New Your — Я бы хотел жить в Нью Йорке <text:span text:style-name="T526">(представил)</text:span>.</text:p>
      <text:p text:style-name="P401">I wouldn`t watch this film with my child — Я бы не смотрела этот фильм с моим ребенком.</text:p>
      <text:p text:style-name="P402">Would you like to go <text:span text:style-name="T529">to the party with us? </text:span>—<text:span text:style-name="T529"> Ты бы хотел пойти с нами на вечеринку?</text:span></text:p>
      <text:p text:style-name="P339"/>
      <text:p text:style-name="P481"><text:span text:style-name="T135">Фраза </text:span><text:span text:style-name="T77">would you like</text:span><text:span text:style-name="T135"> часто используется, когда хотят предложить человеку услугу, </text:span><text:span text:style-name="T153">сервис,</text:span></text:p>
      <text:p text:style-name="P481"><text:span text:style-name="T135">предмет и т. п. Если человек согласен, то он отвечает </text:span><text:span text:style-name="T77">I`d like to</text:span><text:span text:style-name="T135"> (</text:span><text:span text:style-name="T152">я бы хотел</text:span><text:span text:style-name="T135">) </text:span></text:p>
      <text:p text:style-name="P480"><text:span text:style-name="T152">или </text:span><text:span text:style-name="T85">I`d love to</text:span><text:span text:style-name="T152"> </text:span><text:span text:style-name="T135">(с удовольствием).</text:span></text:p>
      <text:p text:style-name="P340"/>
      <text:p text:style-name="P479"><text:span text:style-name="T77">Would you like a cup of </text:span><text:span text:style-name="T84">tea</text:span><text:span text:style-name="T77">? Yes, I would — Вы бы хотили чашечку </text:span><text:span text:style-name="T84">чая</text:span><text:span text:style-name="T77">? Да, хотел бы.</text:span></text:p>
      <text:p text:style-name="P340"/>
      <text:p text:style-name="P403">What would you like, coffee or tea? I`d like some cofee — Чтобы вы хотели, </text:p>
      <text:p text:style-name="P403">кофе или чай? Я бы хотел кофе.</text:p>
      <text:p text:style-name="P340"/>
      <text:p text:style-name="P288">Конструкция <text:span text:style-name="T230">used to</text:span></text:p>
      <text:p text:style-name="P340"/>
      <text:p text:style-name="P341">Используется, когда говорят о регулярных вещах, происходящих в прошлом. </text:p>
      <text:p text:style-name="P470"><text:span text:style-name="T136">Британцы </text:span><text:span text:style-name="T137">предпочитают</text:span><text:span text:style-name="T136"> </text:span><text:span text:style-name="T78">used to</text:span><text:span text:style-name="T136">, американцы чаще использую </text:span><text:span text:style-name="T78">would</text:span><text:span text:style-name="T136">.</text:span></text:p>
      <text:p text:style-name="P341"/>
      <text:p text:style-name="P341">На русский <text:span text:style-name="T230">would/used to</text:span> можно перевести как «имел привычку делать» <text:span text:style-name="T532">или</text:span> «раньше».</text:p>
      <text:p text:style-name="P342"><text:span text:style-name="T532">Также </text:span><text:span text:style-name="T230">would/used to</text:span> <text:span text:style-name="T532">подразумевает, что сейчас человек уже не делает того, что делал раньше.</text:span></text:p>
      <text:p text:style-name="P342"/>
      <text:p text:style-name="P343">Как правило <text:span text:style-name="T230">would</text:span> используется в ситуациях, когда указан период во время которого </text:p>
      <text:p text:style-name="P343">человек так не поступал. </text:p>
      <text:p text:style-name="P343"/>
      <text:p text:style-name="P344">После <text:span text:style-name="T230">used to</text:span> стоит глагол в начальной форме. В настоящем времени эта констуркция </text:p>
      <text:p text:style-name="P344">не используется <text:span text:style-name="T533">(для этого есть Present Simple) </text:span>и<text:span text:style-name="T531"> </text:span>часто <text:span text:style-name="T531">выпадает при переводе.</text:span></text:p>
      <text:p text:style-name="P344"/>
      <text:p text:style-name="P404">I used to live in Bristol — Раньше я жил <text:span text:style-name="T534">в Бристоле (а сейчас нет).</text:span></text:p>
      <text:p text:style-name="P405">I didn`t use to drink tea — Раньше я не пил чай (а теперь пью).</text:p>
      <text:p text:style-name="P405">Did you use to play tennis? — Ты раньше играл в теннис?</text:p>
      <text:p text:style-name="P577">Повелительно наклонение. Imperative</text:p>
      <text:p text:style-name="P350"/>
      <text:p text:style-name="P351">Это способ озвучить распоряжение, приказ, <text:span text:style-name="T546">просьбу</text:span> или призыв к действию.</text:p>
      <text:p text:style-name="P351">В речи очень часто используются предложения в форме повелительного наклонения.</text:p>
      <text:p text:style-name="P351"/>
      <text:p text:style-name="P482"><text:span text:style-name="T154">Чтобы выразить приказ или просьбу (</text:span><text:span text:style-name="T155">настойчиво</text:span><text:span text:style-name="T154">), нужно начать предложение с глагола </text:span></text:p>
      <text:p text:style-name="P352">в начальной форме (форма повелительного наклонения только одна).</text:p>
      <text:p text:style-name="P351"/>
      <text:p text:style-name="P47"><text:span text:style-name="T218">C</text:span><text:span text:style-name="T210">ome here — Подойдите сюда ( призыв к действию).</text:span></text:p>
      <text:p text:style-name="P409">Put your gun down! — Опусти оружие! (приказ).</text:p>
      <text:p text:style-name="P409">Help! — Помогите! (настойчивая просьба).</text:p>
      <text:p text:style-name="P353"/>
      <text:p text:style-name="P517"><text:span text:style-name="T104">Чтобы просьба звучала вежливее, </text:span><text:span text:style-name="T156">используют слово please: </text:span><text:span text:style-name="T86">Come here, please</text:span><text:span text:style-name="T156">.</text:span></text:p>
      <text:p text:style-name="P518"><text:span text:style-name="T156">Е</text:span><text:span text:style-name="T104">сли </text:span><text:span text:style-name="T157">человеку предлагают угоститься едой, то часто начинают предложение с </text:span><text:span text:style-name="T87">have</text:span><text:span text:style-name="T157">.</text:span></text:p>
      <text:p text:style-name="P354"/>
      <text:p text:style-name="P410">Have a cake, please — Угощайтесь тортом, пожалуйста.</text:p>
      <text:p text:style-name="P355"/>
      <text:p text:style-name="P519"><text:span text:style-name="T104">Глагол </text:span><text:span text:style-name="T61">have</text:span><text:span text:style-name="T104"> может входить в устойчивые обороты, связанные с пожеланием. </text:span></text:p>
      <text:p text:style-name="P355">В этом случае он обычно выпадает при переводе.</text:p>
      <text:p text:style-name="P356"/>
      <text:p text:style-name="P48"><text:span text:style-name="T219">H</text:span><text:span text:style-name="T210">ave a nice time — Приятно провести время.</text:span></text:p>
      <text:p text:style-name="P411">Have fun — Повеселитесь.</text:p>
      <text:p text:style-name="P411"/>
      <text:p text:style-name="P119"><text:span text:style-name="T210">Если нужно призвать человека или группу людей совершить что-то вместе, то нужно использовать </text:span><text:span text:style-name="T61">let`s (let us)</text:span><text:span text:style-name="T210"> перед глаголом. Это еще один способ говорить вежливее </text:span></text:p>
      <text:p text:style-name="P357">в повелительном наклонении.</text:p>
      <text:p text:style-name="P357"/>
      <text:p text:style-name="P411">Let`s do it — Давай сделаем это (досл. Позволь нам сделать это).</text:p>
      <text:p text:style-name="P411">Let`s not watch this movie — Давай не будем смотреть этот фильм.</text:p>
      <text:p text:style-name="P357"/>
      <text:p text:style-name="P119"><text:span text:style-name="T210">Если нужно попросить человека не делать что-либо, то нужно начать с </text:span><text:span text:style-name="T61">don`t</text:span><text:span text:style-name="T210">.</text:span></text:p>
      <text:p text:style-name="P411"/>
      <text:p text:style-name="P412">Don`t come here — Не подходи сюда. </text:p>
      <text:p text:style-name="P412">Don`t do it — Не делай этого.</text:p>
      <text:p text:style-name="P412"/>
      <text:p text:style-name="P290">Пассивный<text:span text:style-name="T554"> </text:span>залог. <text:span text:style-name="T555">Passive Voice</text:span></text:p>
      <text:p text:style-name="P358"/>
      <text:p text:style-name="P120"><text:span text:style-name="T210">В английском языке, как и в русском, </text:span><text:span text:style-name="T220">есть 2</text:span><text:span text:style-name="T210"> вида залога: активный и пассивный.</text:span></text:p>
      <text:p text:style-name="P483"><text:span text:style-name="T158">Активный залог </text:span><text:span text:style-name="T159">по другому</text:span><text:span text:style-name="T158"> называется действительным (я сам совершаю действие), </text:span></text:p>
      <text:p text:style-name="P359">а пассивный — страдательным (надо мной совершают действие.)</text:p>
      <text:p text:style-name="P360"/>
      <text:p text:style-name="P361">Порядок слов у предложения в пассивном залоге: </text:p>
      <text:list xml:id="list1487768213" text:style-name="L38">
        <text:list-item>
          <text:p text:style-name="P598">подлежащее;</text:p>
        </text:list-item>
        <text:list-item>
          <text:p text:style-name="P598">сказуемое в пассивном залоге (что сделано?);</text:p>
        </text:list-item>
        <text:list-item>
          <text:p text:style-name="P598">дополнение;</text:p>
        </text:list-item>
        <text:list-item>
          <text:p text:style-name="P598">обстоятельство.</text:p>
        </text:list-item>
      </text:list>
      <text:p text:style-name="P362"/>
      <text:p text:style-name="P484"><text:span text:style-name="T160">Сказуемое в пассивном залоге состоит из 2х частей: вспомогательного глагола </text:span><text:span text:style-name="T91">be</text:span><text:span text:style-name="T160"> </text:span></text:p>
      <text:p text:style-name="P484"><text:span text:style-name="T160">и смыслового глагола в 3й форме </text:span><text:span text:style-name="T173">(для </text:span><text:span text:style-name="T174">группы </text:span><text:span text:style-name="T173">Simple)</text:span><text:span text:style-name="T160">.</text:span></text:p>
      <text:p text:style-name="P363"/>
      <text:p text:style-name="P49"><text:span text:style-name="T223">I finished my work</text:span><text:span text:style-name="T210"> yesterday — </text:span><text:span text:style-name="T223">Я закончил работу</text:span><text:span text:style-name="T210"> вчера (активный залог).</text:span></text:p>
      <text:p text:style-name="P49"><text:span text:style-name="T223">The work was finished</text:span><text:span text:style-name="T210"> yesterday — </text:span><text:span text:style-name="T223">Работа была закончена</text:span><text:span text:style-name="T210"> вчера (пассивный залог).</text:span></text:p>
      <text:p text:style-name="P490"><text:soft-page-break/><text:span text:style-name="T171">П</text:span><text:span text:style-name="T170">ассивный залог </text:span><text:span text:style-name="T171">обычно </text:span><text:span text:style-name="T170">используется, когда автор действия неизвестен, не важен </text:span></text:p>
      <text:p text:style-name="P121"><text:span text:style-name="T210">или намеренно скрыт. </text:span><text:span text:style-name="T221">Пассивный залог часто применяется в деловой речи.</text:span></text:p>
      <text:p text:style-name="P413"/>
      <text:p text:style-name="P414">This house is quite old. It was buil in 1990 — Дом старый. Он был простроен в 1990 году.</text:p>
      <text:p text:style-name="P414">(кто построил дом — неизвестно; известен только дом, и что с ним сделали — построили).</text:p>
      <text:p text:style-name="P415"/>
      <text:p text:style-name="P485"><text:span text:style-name="T161">Если нужно указать </text:span><text:span text:style-name="T162">автора</text:span><text:span text:style-name="T161"> действи</text:span><text:span text:style-name="T162">я</text:span><text:span text:style-name="T161">, то это можно сделать в дополнении </text:span></text:p>
      <text:p text:style-name="P485"><text:span text:style-name="T161">с использованием предлога </text:span><text:span text:style-name="T92">by</text:span><text:span text:style-name="T161"> (кем).</text:span></text:p>
      <text:p text:style-name="P364"/>
      <text:p text:style-name="P414">Ann Karenina was written by Leo Tolstoy — Анна Каренина была написана Львом Толстым.</text:p>
      <text:p text:style-name="P486"><text:span text:style-name="T88">(</text:span><text:span text:style-name="T89">над книгой совершили действие — ее написали</text:span><text:span text:style-name="T88">)</text:span></text:p>
      <text:p text:style-name="P416"/>
      <text:p text:style-name="P487"><text:span text:style-name="T163">Подлежащие </text:span><text:span text:style-name="T90">I</text:span><text:span text:style-name="T163">, в предложении с пассивным залогом, часто переводится </text:span></text:p>
      <text:p text:style-name="P365">не как «я», а как «мне/мной/меня».</text:p>
      <text:p text:style-name="P366"/>
      <text:p text:style-name="P417">I am ignored all the time — Меня игнорируют все время.</text:p>
      <text:p text:style-name="P417">I was born in 1990 — Я родился в 1990 году (Меня родили в 1990 году).</text:p>
      <text:p text:style-name="P366"/>
      <text:p text:style-name="P491"><text:span text:style-name="T163">При переводе </text:span><text:span text:style-name="T90">I was born</text:span><text:span text:style-name="T163">, не совсем понятно, что это пассивный залог </text:span><text:span text:style-name="T169">(</text:span><text:span text:style-name="T93">I</text:span><text:span text:style-name="T169"> переводится как «я»)</text:span><text:span text:style-name="T163">.</text:span></text:p>
      <text:p text:style-name="P258"><text:span text:style-name="T163">В английском таких фраз мног. </text:span><text:span text:style-name="T172">Их</text:span><text:span text:style-name="T163"> нужно просто </text:span><text:span text:style-name="T172">запомнить</text:span><text:span text:style-name="T163">, </text:span><text:span text:style-name="T164">например:</text:span></text:p>
      <text:list xml:id="list2667909583" text:style-name="L39">
        <text:list-item>
          <text:p text:style-name="P599">be born — родился (в Past Simple);</text:p>
        </text:list-item>
        <text:list-item>
          <text:p text:style-name="P599">be gone — умер (в Present Simple).</text:p>
        </text:list-item>
      </text:list>
      <text:p text:style-name="P367"/>
      <text:p text:style-name="P368">Present Simple Passive:</text:p>
      <text:p text:style-name="P418">Children are taught at school — Детей учат в школе.</text:p>
      <text:p text:style-name="P368"/>
      <text:p text:style-name="P368">Past Simple Passive:</text:p>
      <text:p text:style-name="P418">I was taught to ride a bike by my dadschool — Меня научил ездить на велосипеде папа.</text:p>
      <text:p text:style-name="P368"/>
      <text:p text:style-name="P368">Future Simple Passive:</text:p>
      <text:p text:style-name="P418">I will be taught English at university — Меня будут учить английскому в универе.</text:p>
      <text:p text:style-name="P418"/>
      <text:p text:style-name="P370">Present Perfect Passive <text:span text:style-name="T551">требует дополнительно</text:span><text:span text:style-name="T553">го</text:span><text:span text:style-name="T551"> слов</text:span><text:span text:style-name="T553">а</text:span><text:span text:style-name="T551"> </text:span><text:span text:style-name="T253">been, </text:span><text:span text:style-name="T553">после</text:span><text:span text:style-name="T254"> have</text:span><text:span text:style-name="T551">. </text:span></text:p>
      <text:p text:style-name="P371">Если его не указать, то предложение будет в форме активного залога (Present Perfect).</text:p>
      <text:p text:style-name="P369"/>
      <text:p text:style-name="P419">I have been taught an important lesson — Мне преподали важный урок.</text:p>
      <text:p text:style-name="P420">I have <text:span text:style-name="T552">taught an important lesson — </text:span>Я преподал важный урок.</text:p>
      <text:p text:style-name="P372"/>
      <text:p text:style-name="P368">Предложение в Present Perfect Passive можно перепутать с Present Perfect Continuous.</text:p>
      <text:p text:style-name="P368">Здесь главное в том, что в Passive смысловой глагол стоит в 3й форме, </text:p>
      <text:p text:style-name="P122"><text:span text:style-name="T210">а в Continuous — с окончанием </text:span><text:span text:style-name="T61">ing</text:span><text:span text:style-name="T210">.</text:span></text:p>
      <text:p text:style-name="P368"/>
      <text:p text:style-name="P488"><text:span text:style-name="T43">I have been </text:span><text:span text:style-name="T45">speaking</text:span><text:span text:style-name="T43"> English for 2 years. </text:span><text:span text:style-name="T44">—</text:span><text:span text:style-name="T43"> Я </text:span><text:span text:style-name="T45">говорю по</text:span><text:span text:style-name="T43"> английски уже 2 года.</text:span></text:p>
      <text:p text:style-name="P488"><text:span text:style-name="T43">I </text:span><text:span text:style-name="T46">have been </text:span><text:span text:style-name="T45">spoken English — </text:span><text:span text:style-name="T47">Со мной</text:span><text:span text:style-name="T45"> говорили по английски.</text:span></text:p>
      <text:p text:style-name="P421"/>
      <text:p text:style-name="P489"><text:span text:style-name="T185">Т</text:span><text:span text:style-name="T186">акже можно легко перепутать ситуации, когда be используется с прилагательным </text:span><text:span text:style-name="T187">и</text:span><text:span text:style-name="T186"> когда </text:span></text:p>
      <text:p text:style-name="P489"><text:span text:style-name="T187">с</text:span><text:span text:style-name="T186"> пассивн</text:span><text:span text:style-name="T187">ым</text:span><text:span text:style-name="T186"> залог</text:span><text:span text:style-name="T187">ом</text:span><text:span text:style-name="T186">. Здесь важно отлич</text:span><text:span text:style-name="T187">а</text:span><text:span text:style-name="T186">ть прилагательное от глагола.</text:span></text:p>
      <text:p text:style-name="P422"/>
      <text:p text:style-name="P237"><text:span text:style-name="T57">I am interested in art — Я</text:span><text:span text:style-name="T58"> интересуюсь</text:span><text:span text:style-name="T59"> </text:span><text:span text:style-name="T58">искусством </text:span><text:span text:style-name="T56">(interested — прилагательное)</text:span><text:span text:style-name="T58">.</text:span></text:p>
      <text:p text:style-name="P520"><text:span text:style-name="T45">I </text:span><text:span text:style-name="T41">am ignored all the time — Меня игнорируют все время (ignored — глагол в 3й форме).</text:span></text:p>
      <text:p text:style-name="P578">Вопросительные предложения</text:p>
      <text:p text:style-name="P278"/>
      <text:p text:style-name="P600">Чтобы задать вопрос, нужно придерживаться обратного порядка слов, когда </text:p>
      <text:p text:style-name="P600">вспомогательный глагол стоит перед подлежащим (см. выше).</text:p>
      <text:p text:style-name="P600"/>
      <text:p text:style-name="P600">В вопросе может не быть вопросительного слова, смыслового глагола, дополнения, </text:p>
      <text:p text:style-name="P600">но в нем всегда есть вспомогательный глагол и подлежащее.</text:p>
      <text:p text:style-name="P602"/>
      <text:p text:style-name="P601">1. Общий вопрос.</text:p>
      <text:p text:style-name="P601"/>
      <text:p text:style-name="P60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01"/>
      <text:p text:style-name="P521"><text:span text:style-name="T188">Чтобы коротко ответить на </text:span><text:span text:style-name="T189">такой </text:span><text:span text:style-name="T188">вопрос, недостаточно просто написать </text:span><text:span text:style-name="T48">yes/no</text:span><text:span text:style-name="T188">. Нужно также добавить корешок — местоимение со вспомогательным глаголом. </text:span><text:span text:style-name="T190">Корешок</text:span><text:span text:style-name="T188"> будет указыват</text:span><text:span text:style-name="T190">ь</text:span><text:span text:style-name="T188"> на мысль, которая была сказана в предыдушем предложении:</text:span></text:p>
      <text:p text:style-name="P279"/>
      <text:p text:style-name="P423"><text:span text:style-name="T433">Do you play</text:span> the piano? <text:span text:style-name="T297">—</text:span> Yes, <text:span text:style-name="T434">I do</text:span><text:span text:style-name="T443">.</text:span></text:p>
      <text:p text:style-name="P424"><text:span text:style-name="T434">Does Rita play</text:span><text:span text:style-name="T443"> football? </text:span><text:span text:style-name="T297">— </text:span><text:span text:style-name="T443">No, </text:span><text:span text:style-name="T434">she doesn`t</text:span><text:span text:style-name="T443">.</text:span> </text:p>
      <text:p text:style-name="P279"/>
      <text:p text:style-name="P601">2. Разделительный вопрос.</text:p>
      <text:p text:style-name="P601"/>
      <text:p text:style-name="P495"><text:span text:style-name="T191">Вопрос, который часто используется в разговорной речи, когда собеседник пытается </text:span><text:span text:style-name="T197">начать или поддержать беседу. Также с помощью таких вопросов можно </text:span><text:span text:style-name="T191">выяснить какую-то информацию на основе имеющихся фактов.</text:span></text:p>
      <text:p text:style-name="P604"/>
      <text:p text:style-name="P492"><text:span text:style-name="T191">С</text:span><text:span text:style-name="T192">остоит из 2х частей, разделенных запятой: утверждения и противоположного корешка. </text:span></text:p>
      <text:p text:style-name="P605">Корешок можно переводить словами: «правда?» «да?», «не так ли?», «верно?»</text:p>
      <text:p text:style-name="P605"/>
      <text:p text:style-name="P50"><text:span text:style-name="T32">Y</text:span><text:span text:style-name="T31">ou play tennis every day, don`t you? </text:span><text:span text:style-name="T33">—</text:span><text:span text:style-name="T31"> Ты играешь в теннис, да?</text:span></text:p>
      <text:p text:style-name="P605"/>
      <text:p text:style-name="P492"><text:span text:style-name="T192">В </text:span><text:span text:style-name="T193">корешке </text:span><text:span text:style-name="T192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06"/>
      <text:p text:style-name="P607">Если в главной части отрицание, то в корешке должно быть утверждение (и наоборот). </text:p>
      <text:p text:style-name="P44"><text:span text:style-name="T34">You </text:span><text:span text:style-name="T35">don`t like tomato juice, do you? </text:span><text:span text:style-name="T33">—</text:span><text:span text:style-name="T35"> Ты не любишь томатный сок, да?</text:span></text:p>
      <text:p text:style-name="P607"/>
      <text:p text:style-name="P493"><text:span text:style-name="T194">Если в гланой части используется </text:span><text:span text:style-name="T49">I am</text:span><text:span text:style-name="T194">, то в корешке нужно говорить </text:span><text:span text:style-name="T49">aren`t I</text:span><text:span text:style-name="T194">, а не </text:span><text:span text:style-name="T49">amn`t I</text:span><text:span text:style-name="T194">.</text:span></text:p>
      <text:p text:style-name="P51"><text:span text:style-name="T34">I </text:span><text:span text:style-name="T31">am a famous artist, aren`t I? - Я знаменитая художница, да?</text:span></text:p>
      <text:p text:style-name="P607"/>
      <text:p text:style-name="P60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08"/>
      <text:p text:style-name="P494"><text:span text:style-name="T195">П</text:span><text:span text:style-name="T196">осему на такие вопросы лучше отвечать так, чтобы ответ отражал реальное </text:span></text:p>
      <text:p text:style-name="P609">положение дел, а не форму вопроса.</text:p>
      <text:p text:style-name="P609"/>
      <text:p text:style-name="P45"><text:span text:style-name="T36">T</text:span><text:span text:style-name="T31">hat isn`t your car, is it? Yes, it is — Это не твоя машина, да? Нет, моя</text:span></text:p>
      <text:p text:style-name="P620">Лучше ответить так: Yes, it is my car — Да, это моя машина.</text:p>
      <text:p text:style-name="P671"><text:span text:style-name="T192"/></text:p>
      <text:p text:style-name="P684"><text:span text:style-name="T192">3. </text:span><text:span text:style-name="T184">Специальный вопрос.</text:span></text:p>
      <text:p text:style-name="P610"/>
      <text:p text:style-name="P611">Самый популярный тип вопроса. Используется для получения доп. информации, </text:p>
      <text:p text:style-name="P522"><text:span text:style-name="T184">поэтому всегда начинается с вопросительного слова </text:span><text:span text:style-name="T199">или связки</text:span><text:span text:style-name="T184">.</text:span></text:p>
      <text:p text:style-name="P612"/>
      <text:p text:style-name="P613">Вопросительные слова:</text:p>
      <text:p text:style-name="P523"><text:span text:style-name="T184">who [ху] — </text:span><text:span text:style-name="T198">кто</text:span><text:span text:style-name="T184">;</text:span></text:p>
      <text:p text:style-name="P523"><text:span text:style-name="T184">whom [хум] — </text:span><text:span text:style-name="T198">кого</text:span><text:span text:style-name="T184">;</text:span></text:p>
      <text:p text:style-name="P523"><text:span text:style-name="T184">whose [хуз] — </text:span><text:span text:style-name="T198">чей</text:span><text:span text:style-name="T184">;</text:span></text:p>
      <text:p text:style-name="P523"><text:span text:style-name="T184">what — </text:span><text:span text:style-name="T198">что, какой</text:span><text:span text:style-name="T184">;</text:span></text:p>
      <text:p text:style-name="P523"><text:span text:style-name="T184">which — </text:span><text:span text:style-name="T198">который</text:span><text:span text:style-name="T184">;</text:span></text:p>
      <text:p text:style-name="P523"><text:span text:style-name="T184">where [</text:span><text:span text:style-name="T198">вэа</text:span><text:span text:style-name="T184">] — </text:span><text:span text:style-name="T198">где, куда</text:span><text:span text:style-name="T184">;</text:span></text:p>
      <text:p text:style-name="P523"><text:span text:style-name="T184">when — </text:span><text:span text:style-name="T198">когда</text:span><text:span text:style-name="T184">;</text:span></text:p>
      <text:p text:style-name="P523"><text:span text:style-name="T184">why [</text:span><text:span text:style-name="T198">вай</text:span><text:span text:style-name="T184">] — </text:span><text:span text:style-name="T198">зачем, почему</text:span><text:span text:style-name="T184">;</text:span></text:p>
      <text:p text:style-name="P614">how [хау] — как;</text:p>
      <text:p text:style-name="P523"><text:span text:style-name="T184">how often [хау офэн] — </text:span><text:span text:style-name="T198">как часто</text:span><text:span text:style-name="T184">;</text:span></text:p>
      <text:p text:style-name="P523"><text:span text:style-name="T184">how many — </text:span><text:span text:style-name="T198">сколько (исчисляемые существительные)</text:span><text:span text:style-name="T184">;</text:span></text:p>
      <text:p text:style-name="P523"><text:span text:style-name="T184">how much — </text:span><text:span text:style-name="T198">сколько (неисчесляемые существительные)</text:span><text:span text:style-name="T184">;</text:span></text:p>
      <text:p text:style-name="P523"><text:span text:style-name="T184">how long [хау лон] — </text:span><text:span text:style-name="T198">как долго</text:span><text:span text:style-name="T184">;</text:span></text:p>
      <text:p text:style-name="P523"><text:span text:style-name="T184">how long ago — </text:span><text:span text:style-name="T198">как давно</text:span><text:span text:style-name="T184">;</text:span></text:p>
      <text:p text:style-name="P523"><text:span text:style-name="T184">how old — </text:span><text:span text:style-name="T198">сколько лет</text:span><text:span text:style-name="T184">.</text:span></text:p>
      <text:p text:style-name="P606"/>
      <text:p text:style-name="P524"><text:span text:style-name="T50">W</text:span><text:span text:style-name="T41">hat</text:span><text:span text:style-name="T184"> и </text:span><text:span text:style-name="T41">which</text:span><text:span text:style-name="T184"> могут использоваться отдельно или с уточняющим словом, обычно, существительным, и тогда переводятся как «какой» и «какой из» </text:span><text:span text:style-name="T199">соотв</text:span><text:span text:style-name="T184">. </text:span></text:p>
      <text:p text:style-name="P615"/>
      <text:p text:style-name="P621">What do you like? — Что ты любишь?</text:p>
      <text:p text:style-name="P621">What car have you got? — Какая у тебя машина?</text:p>
      <text:p text:style-name="P621">Which car is yours? — Какая из машин твоя? </text:p>
      <text:p text:style-name="P621"/>
      <text:p text:style-name="P52"><text:span text:style-name="T37">Which</text:span><text:span text:style-name="T199"> подразумевает выбор из нескольких вариантов.</text:span></text:p>
      <text:p text:style-name="P616"/>
      <text:p text:style-name="P496"><text:span text:style-name="T200">Слово </text:span><text:span text:style-name="T51">how</text:span><text:span text:style-name="T200"> чаще присутствует в </text:span><text:span text:style-name="T202">связке</text:span><text:span text:style-name="T200"> с прилагательным или наречием, но может употребляться и самостоятельно.</text:span></text:p>
      <text:p text:style-name="P617"/>
      <text:p text:style-name="P622">How old are you? — Сколько тебе лет?</text:p>
      <text:p text:style-name="P622">How are you? — Как ты?</text:p>
      <text:p text:style-name="P616"/>
      <text:p text:style-name="P53"><text:span text:style-name="T184">Вопрос с </text:span><text:span text:style-name="T31">how much</text:span><text:span text:style-name="T184"> задают, когда спрашивают о веществах, жидкостях или абстрактных понятиях </text:span><text:span text:style-name="T201">(что нельзя количественно посчитать)</text:span><text:span text:style-name="T184">. А с </text:span><text:span text:style-name="T31">how many</text:span><text:span text:style-name="T184">, когда спрашивают </text:span></text:p>
      <text:p text:style-name="P618">о нескольких предметах. </text:p>
      <text:p text:style-name="P617"/>
      <text:p text:style-name="P622">How much money have you got? — Сколько у тебя денег? (абстракция).</text:p>
      <text:p text:style-name="P622">How many friends have you got? — Сколько у тебя друзей? (количество).</text:p>
      <text:p text:style-name="P622"/>
      <text:p text:style-name="P619">4. Вопрос к подлежащему.</text:p>
      <text:p text:style-name="P619"/>
      <text:p text:style-name="P663"><text:span text:style-name="T203">Задается, когда хотят узнать кто или что совершает действие. Начинается со слова </text:span><text:span text:style-name="T52">who</text:span><text:span text:style-name="T203"> </text:span></text:p>
      <text:p text:style-name="P663"><text:span text:style-name="T203">или </text:span><text:span text:style-name="T52">what</text:span><text:span text:style-name="T203">, которое заменяют собой подлежащее. При этом порядок слов остается таким же, что и в утрверждении. В</text:span><text:span text:style-name="T204">спомогательный глагол часто отсутсвует в таком вопросе.</text:span></text:p>
      <text:p text:style-name="P663"><text:span text:style-name="T204"/></text:p>
      <text:p text:style-name="P673"><text:span text:style-name="T31">Who is in the Room? — Кто в комнате?</text:span></text:p>
      <text:p text:style-name="P673"><text:span text:style-name="T31">What was that? — Что это было?</text:span></text:p>
      <text:p text:style-name="P683"><text:span text:style-name="T53">W</text:span><text:span text:style-name="T41">ho/what</text:span><text:span text:style-name="T184"> </text:span><text:span text:style-name="T205">условно </text:span><text:span text:style-name="T184">являются 3м лицом единственного числа — т. е. </text:span><text:span text:style-name="T41">he/she/it</text:span><text:span text:style-name="T184">.</text:span></text:p>
      <text:p text:style-name="P669"><text:span text:style-name="T184"/></text:p>
      <text:p text:style-name="P664"><text:span text:style-name="T184">Если подлежащее предполагается во множественном числе, то </text:span><text:span text:style-name="T204">в форму множественного числа нужно поставить глагол.</text:span></text:p>
      <text:p text:style-name="P664"><text:span text:style-name="T204"/></text:p>
      <text:p text:style-name="P673"><text:span text:style-name="T31">Who </text:span><text:span text:style-name="T40">are</text:span><text:span text:style-name="T31"> my best friends? → </text:span><text:span text:style-name="T40">Mike and Paul</text:span><text:span text:style-name="T31"> are my best friends.</text:span></text:p>
      <text:p text:style-name="P669"><text:span text:style-name="T184"/></text:p>
      <text:p text:style-name="P670"><text:span text:style-name="T184">5. Вопрос с альтернативой.</text:span></text:p>
      <text:p text:style-name="P670"><text:span text:style-name="T184"/></text:p>
      <text:p text:style-name="P672"><text:span text:style-name="T184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41">or</text:span><text:span text:style-name="T184"> (в подлежащем, сказуемоем, дополнении или даже в слове </text:span><text:span text:style-name="T41">not</text:span><text:span text:style-name="T184">).</text:span></text:p>
      <text:p text:style-name="P672"><text:span text:style-name="T184"/></text:p>
      <text:p text:style-name="P665"><text:span text:style-name="T31">Does </text:span><text:span text:style-name="T40">your mother or your father</text:span><text:span text:style-name="T31"> help you? (</text:span><text:span text:style-name="T38">п</text:span><text:span text:style-name="T31">одлежаще</text:span><text:span text:style-name="T38">е</text:span><text:span text:style-name="T31">)</text:span></text:p>
      <text:p text:style-name="P665"><text:span text:style-name="T54">Has he just </text:span><text:span text:style-name="T60">arrived or left</text:span><text:span text:style-name="T54">? (в смыслово</text:span><text:span text:style-name="T55">й</text:span><text:span text:style-name="T54"> глагол)</text:span></text:p>
      <text:p text:style-name="P665"><text:span text:style-name="T54">Will you go to Kiev </text:span><text:span text:style-name="T60">by train or by plane</text:span><text:span text:style-name="T54">? (дополнени</text:span><text:span text:style-name="T55">е</text:span><text:span text:style-name="T54">)</text:span></text:p>
      <text:p text:style-name="P665"><text:span text:style-name="T54">Do you like </text:span><text:span text:style-name="T60">sushi or not</text:span><text:span text:style-name="T54">? (слов</text:span><text:span text:style-name="T55">о</text:span><text:span text:style-name="T54"> not)</text:span></text:p>
      <text:p text:style-name="P665"><text:span text:style-name="T54"/></text:p>
      <text:p text:style-name="P652"><text:span text:style-name="T31">6. </text:span><text:span text:style-name="T39">В</text:span><text:span text:style-name="T31">опросы с предлогами.</text:span></text:p>
      <text:p text:style-name="P672"><text:span text:style-name="T184"/></text:p>
      <text:p text:style-name="P676"><text:span text:style-name="T184">По началу вызывают много трудностей, т. к. в русском языке предлог и вопросительное </text:span></text:p>
      <text:p text:style-name="P676"><text:span text:style-name="T184">слово стоят рядом, а в английском они находятся в разных местах. </text:span></text:p>
      <text:p text:style-name="P676"><text:span text:style-name="T207"/></text:p>
      <text:p text:style-name="P666"><text:span text:style-name="T207">В английском вопросе предлог стоит в самом конце, но при переводе </text:span></text:p>
      <text:p text:style-name="P666"><text:span text:style-name="T207">относится к началу предложения.</text:span></text:p>
      <text:p text:style-name="P666"><text:span text:style-name="T207"/></text:p>
      <text:p text:style-name="P678"><text:span text:style-name="T27">W</text:span><text:span text:style-name="T26">ho</text:span><text:span text:style-name="T184"> do you meet </text:span><text:span text:style-name="T556">with</text:span><text:span text:style-name="T184">? — </text:span><text:span text:style-name="T556">С</text:span><text:span text:style-name="T184"> </text:span><text:span text:style-name="T26">кем</text:span><text:span text:style-name="T184"> ты встречаешься?</text:span></text:p>
      <text:p text:style-name="P678"><text:span text:style-name="T27">W</text:span><text:span text:style-name="T26">hat</text:span><text:span text:style-name="T184"> are you looking </text:span><text:span text:style-name="T556">at</text:span><text:span text:style-name="T184">? — </text:span><text:span text:style-name="T556">На</text:span><text:span text:style-name="T184"> </text:span><text:span text:style-name="T26">что</text:span><text:span text:style-name="T184"> ты смотришь?</text:span></text:p>
      <text:p text:style-name="P678"><text:span text:style-name="T184"/></text:p>
      <text:p text:style-name="P668"><text:span text:style-name="T209">Ч</text:span><text:span text:style-name="T208">асто логика использования предлогов в русском и английском не совпадают. </text:span></text:p>
      <text:p text:style-name="P668"><text:span text:style-name="T208">Поэтому лучше запомнить некоторые устойчивые сочетания предлогов с глаголами, </text:span></text:p>
      <text:p text:style-name="P680"><text:span text:style-name="T208">которые встречаются достаточно часто:</text:span></text:p>
      <text:list xml:id="list2403645845" text:style-name="L40">
        <text:list-item>
          <text:p text:style-name="P679"><text:span text:style-name="T184">what … like — на что похож (здесь </text:span><text:span text:style-name="T41">like</text:span><text:span text:style-name="T184"> не глагол, а предлог);</text:span></text:p>
        </text:list-item>
        <text:list-item>
          <text:p text:style-name="P679"><text:span text:style-name="T184">look at — стмотреть на;</text:span></text:p>
        </text:list-item>
        <text:list-item>
          <text:p text:style-name="P679"><text:span text:style-name="T184">look for — искать;</text:span></text:p>
        </text:list-item>
        <text:list-item>
          <text:p text:style-name="P679"><text:span text:style-name="T184">listen to — слушать;</text:span></text:p>
        </text:list-item>
        <text:list-item>
          <text:p text:style-name="P679"><text:span text:style-name="T184">wait for — ждать;</text:span></text:p>
        </text:list-item>
        <text:list-item>
          <text:p text:style-name="P679"><text:span text:style-name="T184">stay at — останавливаться (например, в отеле).</text:span></text:p>
        </text:list-item>
      </text:list>
      <text:p text:style-name="P678"/>
      <text:p text:style-name="P674"><text:span text:style-name="T31">What does he look like? — Как он выглядит?</text:span></text:p>
      <text:p text:style-name="P674"><text:span text:style-name="T31">What are you looking at? — На что ты смотришь?</text:span></text:p>
      <text:p text:style-name="P667"><text:span text:style-name="T208"/></text:p>
      <text:p text:style-name="P681"><text:span text:style-name="T208">П</text:span><text:span text:style-name="T184">римеры всех типов вопросов во всех временах, а также с модальными глаголами...</text:span></text:p>
      <text:p text:style-name="P681"><text:span text:style-name="T184"/></text:p>
      <text:p text:style-name="P681"><text:span text:style-name="T184"/></text:p>
      <text:p text:style-name="P675"><text:span text:style-name="T206"/></text:p>
      <text:p text:style-name="P677"><text:span text:style-name="T206"/></text:p>
      <text:p text:style-name="P57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71876933376">
          <table:table-cell table:style-name="Table7.A1" office:value-type="string">
            <text:p text:style-name="P537"/>
          </table:table-cell>
          <table:table-cell table:style-name="Table7.A1" office:value-type="string">
            <text:p text:style-name="P525">Past</text:p>
          </table:table-cell>
          <table:table-cell table:style-name="Table7.A1" office:value-type="string">
            <text:p text:style-name="P525">Present</text:p>
          </table:table-cell>
          <table:table-cell table:style-name="Table7.D1" office:value-type="string">
            <text:p text:style-name="P525">Future</text:p>
          </table:table-cell>
        </table:table-row>
        <table:table-row table:style-name="TableLine94671875291568">
          <table:table-cell table:style-name="Table7.A2" office:value-type="string">
            <text:p text:style-name="P532">+</text:p>
          </table:table-cell>
          <table:table-cell table:style-name="Table7.A2" office:value-type="string">
            <text:p text:style-name="P558">I/y<text:span text:style-name="T519">ou</text:span>/w<text:span text:style-name="T519">e</text:span>/t<text:span text:style-name="T519">hey</text:span>/he/she/it</text:p>
            <text:p text:style-name="P558">started</text:p>
          </table:table-cell>
          <table:table-cell table:style-name="Table7.A2" office:value-type="string">
            <text:p text:style-name="P549">I/you/we/they start</text:p>
            <text:p text:style-name="P549">He/she/it starts</text:p>
          </table:table-cell>
          <table:table-cell table:style-name="Table7.D2" office:value-type="string">
            <text:p text:style-name="P561">I/y<text:span text:style-name="T519">ou</text:span>/w<text:span text:style-name="T519">e</text:span>/t<text:span text:style-name="T519">hey</text:span>/he/she/it </text:p>
            <text:p text:style-name="P561">will start</text:p>
          </table:table-cell>
        </table:table-row>
        <table:table-row table:style-name="TableLine94671875312240">
          <table:table-cell table:style-name="Table7.A2" office:value-type="string">
            <text:p text:style-name="P526">-</text:p>
          </table:table-cell>
          <table:table-cell table:style-name="Table7.A2" office:value-type="string">
            <text:p text:style-name="P558">I/y<text:span text:style-name="T519">ou</text:span>/w<text:span text:style-name="T519">e</text:span>/t<text:span text:style-name="T519">hey</text:span>/he/she/it</text:p>
            <text:p text:style-name="P558">didn`t start</text:p>
          </table:table-cell>
          <table:table-cell table:style-name="Table7.A2" office:value-type="string">
            <text:p text:style-name="P549">I/you/we/they don`t start</text:p>
            <text:p text:style-name="P549">He/she/it doesn`t start</text:p>
          </table:table-cell>
          <table:table-cell table:style-name="Table7.D2" office:value-type="string">
            <text:p text:style-name="P561">I/y<text:span text:style-name="T519">ou</text:span>/w<text:span text:style-name="T519">e</text:span>/t<text:span text:style-name="T519">hey</text:span>/he/she/it</text:p>
            <text:p text:style-name="P561">won`t start</text:p>
          </table:table-cell>
        </table:table-row>
        <table:table-row table:style-name="TableLine94671875324624">
          <table:table-cell table:style-name="Table7.A2" office:value-type="string">
            <text:p text:style-name="P526">?</text:p>
          </table:table-cell>
          <table:table-cell table:style-name="Table7.A2" office:value-type="string">
            <text:p text:style-name="P559">Did I/y<text:span text:style-name="T519">ou</text:span>/w<text:span text:style-name="T519">e</text:span>/t<text:span text:style-name="T519">hey</text:span>/he</text:p>
            <text:p text:style-name="P559">/she/it start?</text:p>
          </table:table-cell>
          <table:table-cell table:style-name="Table7.A2" office:value-type="string">
            <text:p text:style-name="P549">Do I/you/we/they start?</text:p>
            <text:p text:style-name="P549">Does he/she/it start?</text:p>
          </table:table-cell>
          <table:table-cell table:style-name="Table7.D2" office:value-type="string">
            <text:p text:style-name="P562">Will I/y<text:span text:style-name="T519">ou</text:span>/w<text:span text:style-name="T519">e</text:span>/t<text:span text:style-name="T519">hey</text:span>/he</text:p>
            <text:p text:style-name="P562">/she/it start?</text:p>
          </table:table-cell>
        </table:table-row>
      </table:table>
      <text:p text:style-name="P108"/>
      <text:p text:style-name="P251"><text:span text:style-name="T416">Таблица времен группы Continu</text:span><text:span text:style-name="T417">ou</text:span><text:span text:style-name="T41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71875332112">
          <table:table-cell table:style-name="Table8.A1" office:value-type="string">
            <text:p text:style-name="P548"/>
          </table:table-cell>
          <table:table-cell table:style-name="Table8.A1" office:value-type="string">
            <text:p text:style-name="P525">Past</text:p>
          </table:table-cell>
          <table:table-cell table:style-name="Table8.A1" office:value-type="string">
            <text:p text:style-name="P525">Present</text:p>
          </table:table-cell>
          <table:table-cell table:style-name="Table8.D1" office:value-type="string">
            <text:p text:style-name="P525">Future</text:p>
          </table:table-cell>
        </table:table-row>
        <table:table-row table:style-name="TableLine94671875416496">
          <table:table-cell table:style-name="Table8.A2" office:value-type="string">
            <text:p text:style-name="P526">+</text:p>
          </table:table-cell>
          <table:table-cell table:style-name="Table8.A2" office:value-type="string">
            <text:p text:style-name="P560">I/<text:span text:style-name="T518">he/she/it</text:span> <text:span text:style-name="T518">was starting</text:span></text:p>
            <text:p text:style-name="P560"><text:span text:style-name="T518">Y</text:span><text:span text:style-name="T519">ou</text:span><text:span text:style-name="T518">/w</text:span><text:span text:style-name="T519">e</text:span><text:span text:style-name="T518">/t</text:span><text:span text:style-name="T519">hey</text:span><text:span text:style-name="T518"> were starting</text:span></text:p>
          </table:table-cell>
          <table:table-cell table:style-name="Table8.A2" office:value-type="string">
            <text:p text:style-name="P551">I am starting</text:p>
            <text:p text:style-name="P552">He/she/it is starting</text:p>
            <text:p text:style-name="P551">You/we/they are starting</text:p>
          </table:table-cell>
          <table:table-cell table:style-name="Table8.D2" office:value-type="string">
            <text:p text:style-name="P537"/>
          </table:table-cell>
        </table:table-row>
        <table:table-row table:style-name="TableLine94671875441408">
          <table:table-cell table:style-name="Table8.A2" office:value-type="string">
            <text:p text:style-name="P526">-</text:p>
          </table:table-cell>
          <table:table-cell table:style-name="Table8.A2" office:value-type="string">
            <text:p text:style-name="P561">I/he/she/it wasn`t starting</text:p>
            <text:p text:style-name="P561">Y<text:span text:style-name="T519">ou</text:span>/w<text:span text:style-name="T519">e</text:span>/t<text:span text:style-name="T519">hey</text:span> weren`t starting</text:p>
          </table:table-cell>
          <table:table-cell table:style-name="Table8.A2" office:value-type="string">
            <text:p text:style-name="P551">I`m not starting</text:p>
            <text:p text:style-name="P552">He/she/it isn`t starting</text:p>
            <text:p text:style-name="P551">You/we/they aren`t starting</text:p>
          </table:table-cell>
          <table:table-cell table:style-name="Table8.D2" office:value-type="string">
            <text:p text:style-name="P537"/>
          </table:table-cell>
        </table:table-row>
        <table:table-row table:style-name="TableLine94671875464032">
          <table:table-cell table:style-name="Table8.A2" office:value-type="string">
            <text:p text:style-name="P526">?</text:p>
          </table:table-cell>
          <table:table-cell table:style-name="Table8.A2" office:value-type="string">
            <text:p text:style-name="P561">Was I/he/she/it starting?</text:p>
            <text:p text:style-name="P561">Were y<text:span text:style-name="T519">ou</text:span>/w<text:span text:style-name="T519">e</text:span>/t<text:span text:style-name="T519">hey</text:span> starting?</text:p>
          </table:table-cell>
          <table:table-cell table:style-name="Table8.A2" office:value-type="string">
            <text:p text:style-name="P551">Am I starting?</text:p>
            <text:p text:style-name="P552">Is he/she/it starting?</text:p>
            <text:p text:style-name="P551">Are you/we/they starting?</text:p>
          </table:table-cell>
          <table:table-cell table:style-name="Table8.D2" office:value-type="string">
            <text:p text:style-name="P537"/>
          </table:table-cell>
        </table:table-row>
      </table:table>
      <text:p text:style-name="P108"/>
      <text:p text:style-name="P11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71875468032">
          <table:table-cell table:style-name="Table9.A1" office:value-type="string">
            <text:p text:style-name="P548"/>
          </table:table-cell>
          <table:table-cell table:style-name="Table9.A1" office:value-type="string">
            <text:p text:style-name="P525">Past</text:p>
          </table:table-cell>
          <table:table-cell table:style-name="Table9.A1" office:value-type="string">
            <text:p text:style-name="P525">Present</text:p>
          </table:table-cell>
          <table:table-cell table:style-name="Table9.D1" office:value-type="string">
            <text:p text:style-name="P525">Future</text:p>
          </table:table-cell>
        </table:table-row>
        <table:table-row table:style-name="TableLine94671875559776">
          <table:table-cell table:style-name="Table9.A2" office:value-type="string">
            <text:p text:style-name="P526">+</text:p>
          </table:table-cell>
          <table:table-cell table:style-name="Table9.A2" office:value-type="string">
            <text:p text:style-name="P537"/>
          </table:table-cell>
          <table:table-cell table:style-name="Table9.A2" office:value-type="string">
            <text:p text:style-name="P551">I/you/we/they have started</text:p>
            <text:p text:style-name="P551">He/she/it has started</text:p>
          </table:table-cell>
          <table:table-cell table:style-name="Table9.D2" office:value-type="string">
            <text:p text:style-name="P537"/>
          </table:table-cell>
        </table:table-row>
        <table:table-row table:style-name="TableLine94671875602544">
          <table:table-cell table:style-name="Table9.A2" office:value-type="string">
            <text:p text:style-name="P526">-</text:p>
          </table:table-cell>
          <table:table-cell table:style-name="Table9.A2" office:value-type="string">
            <text:p text:style-name="P537"/>
          </table:table-cell>
          <table:table-cell table:style-name="Table9.A2" office:value-type="string">
            <text:p text:style-name="P551">I/y<text:span text:style-name="T493">ou</text:span>/w<text:span text:style-name="T493">e</text:span>/t<text:span text:style-name="T493">hey</text:span> haven`t started</text:p>
            <text:p text:style-name="P551">He/she/it hasn`t started</text:p>
          </table:table-cell>
          <table:table-cell table:style-name="Table9.D2" office:value-type="string">
            <text:p text:style-name="P537"/>
          </table:table-cell>
        </table:table-row>
        <table:table-row table:style-name="TableLine94671875604464">
          <table:table-cell table:style-name="Table9.A2" office:value-type="string">
            <text:p text:style-name="P526">?</text:p>
          </table:table-cell>
          <table:table-cell table:style-name="Table9.A2" office:value-type="string">
            <text:p text:style-name="P537"/>
          </table:table-cell>
          <table:table-cell table:style-name="Table9.A2" office:value-type="string">
            <text:p text:style-name="P551">Have I/y<text:span text:style-name="T494">ou</text:span>/w<text:span text:style-name="T494">e</text:span>/t<text:span text:style-name="T494">hey</text:span> started?</text:p>
            <text:p text:style-name="P551">Has he/she/it started?</text:p>
          </table:table-cell>
          <table:table-cell table:style-name="Table9.D2" office:value-type="string">
            <text:p text:style-name="P537"/>
          </table:table-cell>
        </table:table-row>
      </table:table>
      <text:p text:style-name="P110"/>
      <text:p text:style-name="P11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1875607840">
          <table:table-cell table:style-name="Table1.A1" office:value-type="string">
            <text:p text:style-name="P550"/>
          </table:table-cell>
          <table:table-cell table:style-name="Table1.A1" office:value-type="string">
            <text:p text:style-name="P527">Past</text:p>
          </table:table-cell>
          <table:table-cell table:style-name="Table1.A1" office:value-type="string">
            <text:p text:style-name="P527">Present</text:p>
          </table:table-cell>
          <table:table-cell table:style-name="Table1.D1" office:value-type="string">
            <text:p text:style-name="P527">Future</text:p>
          </table:table-cell>
        </table:table-row>
        <table:table-row table:style-name="TableLine94671875661744">
          <table:table-cell table:style-name="Table1.A2" office:value-type="string">
            <text:p text:style-name="P527">+</text:p>
          </table:table-cell>
          <table:table-cell table:style-name="Table1.A2" office:value-type="string">
            <text:p text:style-name="P538"/>
          </table:table-cell>
          <table:table-cell table:style-name="Table1.A2" office:value-type="string">
            <text:p text:style-name="P557">I/y<text:span text:style-name="T519">ou</text:span>/w<text:span text:style-name="T519">e</text:span>/t<text:span text:style-name="T519">hey</text:span> have been starting</text:p>
            <text:p text:style-name="P557">He/she/it has been starting</text:p>
          </table:table-cell>
          <table:table-cell table:style-name="Table1.D2" office:value-type="string">
            <text:p text:style-name="P538"/>
          </table:table-cell>
        </table:table-row>
        <table:table-row table:style-name="TableLine94671875669488">
          <table:table-cell table:style-name="Table1.A2" office:value-type="string">
            <text:p text:style-name="P527">-</text:p>
          </table:table-cell>
          <table:table-cell table:style-name="Table1.A2" office:value-type="string">
            <text:p text:style-name="P538"/>
          </table:table-cell>
          <table:table-cell table:style-name="Table1.A2" office:value-type="string">
            <text:p text:style-name="P557">I/y<text:span text:style-name="T519">ou</text:span>/w<text:span text:style-name="T519">e</text:span>/t<text:span text:style-name="T519">hey</text:span> haven`t been starting</text:p>
            <text:p text:style-name="P557">He/she/it hasn`t been starting</text:p>
          </table:table-cell>
          <table:table-cell table:style-name="Table1.D2" office:value-type="string">
            <text:p text:style-name="P538"/>
          </table:table-cell>
        </table:table-row>
        <table:table-row table:style-name="TableLine94671875674176">
          <table:table-cell table:style-name="Table1.A2" office:value-type="string">
            <text:p text:style-name="P527">?</text:p>
          </table:table-cell>
          <table:table-cell table:style-name="Table1.A2" office:value-type="string">
            <text:p text:style-name="P538"/>
          </table:table-cell>
          <table:table-cell table:style-name="Table1.A2" office:value-type="string">
            <text:p text:style-name="P557">Have I/y<text:span text:style-name="T519">ou</text:span>/w<text:span text:style-name="T519">e</text:span>/t<text:span text:style-name="T519">hey</text:span> been starting?</text:p>
            <text:p text:style-name="P557">Has he/she/it been starting?</text:p>
          </table:table-cell>
          <table:table-cell table:style-name="Table1.D2" office:value-type="string">
            <text:p text:style-name="P538"/>
          </table:table-cell>
        </table:table-row>
      </table:table>
      <text:p text:style-name="P580"><text:span text:style-name="T331">Таблица </text:span><text:span text:style-name="T332">форм</text:span><text:span text:style-name="T331"> глагола </text:span><text:span text:style-name="T341">b</text:span><text:span text:style-name="T331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71875696624">
          <table:table-cell table:style-name="Table5.A1" office:value-type="string">
            <text:p text:style-name="P531">Подлежащее</text:p>
          </table:table-cell>
          <table:table-cell table:style-name="Table5.A1" office:value-type="string">
            <text:p text:style-name="P528">Past</text:p>
          </table:table-cell>
          <table:table-cell table:style-name="Table5.A1" office:value-type="string">
            <text:p text:style-name="P528">Present</text:p>
          </table:table-cell>
          <table:table-cell table:style-name="Table5.D1" office:value-type="string">
            <text:p text:style-name="P528">Future</text:p>
          </table:table-cell>
        </table:table-row>
        <table:table-row table:style-name="TableLine94671875775488">
          <table:table-cell table:style-name="Table5.A2" office:value-type="string">
            <text:p text:style-name="P556"><text:s/>I</text:p>
          </table:table-cell>
          <table:table-cell table:style-name="Table5.A2" office:value-type="string">
            <text:p text:style-name="P557">was</text:p>
          </table:table-cell>
          <table:table-cell table:style-name="Table5.A2" office:value-type="string">
            <text:p text:style-name="P553">am</text:p>
          </table:table-cell>
          <table:table-cell table:style-name="Table5.D2" office:value-type="string">
            <text:p text:style-name="P563">will be</text:p>
          </table:table-cell>
        </table:table-row>
        <table:table-row table:style-name="TableLine94671875785024">
          <table:table-cell table:style-name="Table5.A2" office:value-type="string">
            <text:p text:style-name="P555">he/she/<text:span text:style-name="T504">it</text:span></text:p>
          </table:table-cell>
          <table:table-cell table:style-name="Table5.A2" office:value-type="string">
            <text:p text:style-name="P557">was</text:p>
          </table:table-cell>
          <table:table-cell table:style-name="Table5.A2" office:value-type="string">
            <text:p text:style-name="P554">is</text:p>
          </table:table-cell>
          <table:table-cell table:style-name="Table5.D2" office:value-type="string">
            <text:p text:style-name="P563">will be</text:p>
          </table:table-cell>
        </table:table-row>
        <table:table-row table:style-name="TableLine94671875796816">
          <table:table-cell table:style-name="Table5.A2" office:value-type="string">
            <text:p text:style-name="P555">you/we/they</text:p>
          </table:table-cell>
          <table:table-cell table:style-name="Table5.A2" office:value-type="string">
            <text:p text:style-name="P557">were</text:p>
          </table:table-cell>
          <table:table-cell table:style-name="Table5.A2" office:value-type="string">
            <text:p text:style-name="P554">are</text:p>
          </table:table-cell>
          <table:table-cell table:style-name="Table5.D2" office:value-type="string">
            <text:p text:style-name="P563">will be</text:p>
          </table:table-cell>
        </table:table-row>
      </table:table>
      <text:p text:style-name="P156"/>
      <text:p text:style-name="P156">Таблица модальных глаголов:</text:p>
      <table:table table:name="Table2" table:style-name="Table2">
        <table:table-column table:style-name="Table2.A" table:number-columns-repeated="3"/>
        <table:table-row table:style-name="TableLine94671875800416">
          <table:table-cell table:style-name="Table2.A1" office:value-type="string">
            <text:p text:style-name="P533">Глагол</text:p>
          </table:table-cell>
          <table:table-cell table:style-name="Table2.A1" office:value-type="string">
            <text:p text:style-name="P539"><text:span text:style-name="T436">З</text:span><text:span text:style-name="T437">начение</text:span></text:p>
          </table:table-cell>
          <table:table-cell table:style-name="Table2.C1" office:value-type="string">
            <text:p text:style-name="P539"><text:span text:style-name="T436">В</text:span><text:span text:style-name="T437">рем</text:span><text:span text:style-name="T436">я</text:span></text:p>
          </table:table-cell>
        </table:table-row>
        <table:table-row table:style-name="TableLine94671875902464">
          <table:table-cell table:style-name="Table2.A2" office:value-type="string">
            <text:p text:style-name="P564">can</text:p>
          </table:table-cell>
          <table:table-cell table:style-name="Table2.A2" office:value-type="string">
            <text:p text:style-name="P564">могу, умею, смогу;</text:p>
            <text:p text:style-name="P564">(часто используется в просьбах и предложениях)</text:p>
          </table:table-cell>
          <table:table-cell table:style-name="Table2.C2" office:value-type="string">
            <text:p text:style-name="P564">настоящее и будущее</text:p>
          </table:table-cell>
        </table:table-row>
        <table:table-row table:style-name="TableLine94671875913008">
          <table:table-cell table:style-name="Table2.A2" office:value-type="string">
            <text:p text:style-name="P564">could</text:p>
          </table:table-cell>
          <table:table-cell table:style-name="Table2.A2" office:value-type="string">
            <text:p text:style-name="P564">мог, умел</text:p>
          </table:table-cell>
          <table:table-cell table:style-name="Table2.C2" office:value-type="string">
            <text:p text:style-name="P564">прошедшее</text:p>
          </table:table-cell>
        </table:table-row>
        <table:table-row table:style-name="TableLine94671875915312">
          <table:table-cell table:style-name="Table2.A2" office:value-type="string">
            <text:p text:style-name="P564">might, may</text:p>
          </table:table-cell>
          <table:table-cell table:style-name="Table2.A2" office:value-type="string">
            <text:p text:style-name="P564">может быть, мог бы, возможно, наверное</text:p>
          </table:table-cell>
          <table:table-cell table:style-name="Table2.C2" office:value-type="string">
            <text:p text:style-name="P564">настоящее и будущие</text:p>
          </table:table-cell>
        </table:table-row>
        <table:table-row table:style-name="TableLine94671875918192">
          <table:table-cell table:style-name="Table2.A2" office:value-type="string">
            <text:p text:style-name="P564">must</text:p>
          </table:table-cell>
          <table:table-cell table:style-name="Table2.A2" office:value-type="string">
            <text:p text:style-name="P564">должен, обязан, нужно, запрет, нельзя</text:p>
          </table:table-cell>
          <table:table-cell table:style-name="Table2.C2" office:value-type="string">
            <text:p text:style-name="P564">настоящее</text:p>
          </table:table-cell>
        </table:table-row>
        <table:table-row table:style-name="TableLine94671875933600">
          <table:table-cell table:style-name="Table2.A2" office:value-type="string">
            <text:p text:style-name="P564">should</text:p>
          </table:table-cell>
          <table:table-cell table:style-name="Table2.A2" office:value-type="string">
            <text:p text:style-name="P564">следует сделать, следовало бы сделать; (совет)</text:p>
          </table:table-cell>
          <table:table-cell table:style-name="Table2.C2" office:value-type="string">
            <text:p text:style-name="P564">настоящее и будущие</text:p>
          </table:table-cell>
        </table:table-row>
        <table:table-row table:style-name="TableLine94671875941552">
          <table:table-cell table:style-name="Table2.A2" office:value-type="string">
            <text:p text:style-name="P564">would</text:p>
          </table:table-cell>
          <table:table-cell table:style-name="Table2.A2" office:value-type="string">
            <text:p text:style-name="P564">частица «бы», предложение услуги, привычка прошлого</text:p>
          </table:table-cell>
          <table:table-cell table:style-name="Table2.C2" office:value-type="string">
            <text:p text:style-name="P564">настоящее, прошедшее, будущие</text:p>
          </table:table-cell>
        </table:table-row>
      </table:table>
      <text:p text:style-name="P157"/>
      <text:p text:style-name="P15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71875944800">
          <table:table-cell table:style-name="Table3.A1" office:value-type="string">
            <text:p text:style-name="P534">Конструкция</text:p>
          </table:table-cell>
          <table:table-cell table:style-name="Table3.A1" office:value-type="string">
            <text:p text:style-name="P534">Значение</text:p>
          </table:table-cell>
          <table:table-cell table:style-name="Table3.C1" office:value-type="string">
            <text:p text:style-name="P534">Время</text:p>
          </table:table-cell>
        </table:table-row>
        <table:table-row table:style-name="TableLine94671875988592">
          <table:table-cell table:style-name="Table3.A2" office:value-type="string">
            <text:p text:style-name="P565">be able to</text:p>
          </table:table-cell>
          <table:table-cell table:style-name="Table3.A2" office:value-type="string">
            <text:p text:style-name="P565">могу (близко к can)</text:p>
          </table:table-cell>
          <table:table-cell table:style-name="Table3.C2" office:value-type="string">
            <text:p text:style-name="P565">be меняется по временам</text:p>
          </table:table-cell>
        </table:table-row>
        <table:table-row table:style-name="TableLine94671875996896">
          <table:table-cell table:style-name="Table3.A2" office:value-type="string">
            <text:p text:style-name="P565">have to</text:p>
          </table:table-cell>
          <table:table-cell table:style-name="Table3.A2" office:value-type="string">
            <text:p text:style-name="P565">должен (близко к must)</text:p>
          </table:table-cell>
          <table:table-cell table:style-name="Table3.C2" office:value-type="string">
            <text:p text:style-name="P565">have меняется по временам</text:p>
          </table:table-cell>
        </table:table-row>
        <table:table-row table:style-name="TableLine94671876007232">
          <table:table-cell table:style-name="Table3.A2" office:value-type="string">
            <text:p text:style-name="P565">used to</text:p>
          </table:table-cell>
          <table:table-cell table:style-name="Table3.A2" office:value-type="string">
            <text:p text:style-name="P565">делал раньше, имел привычку делать (близко к would)</text:p>
          </table:table-cell>
          <table:table-cell table:style-name="Table3.C2" office:value-type="string">
            <text:p text:style-name="P565">всегда стоит в прошедшем;</text:p>
            <text:p text:style-name="P565">меняется как Past Simple</text:p>
          </table:table-cell>
        </table:table-row>
      </table:table>
      <text:p text:style-name="P159"/>
      <text:p text:style-name="P257"><text:span text:style-name="T331">Таблица </text:span><text:span text:style-name="T346">форм </text:span><text:span text:style-name="T331">пассивно</text:span><text:span text:style-name="T347">го</text:span><text:span text:style-name="T331"> залог</text:span><text:span text:style-name="T347">а</text:span><text:span text:style-name="T331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71876067376">
          <table:table-cell table:style-name="Table4.A1" office:value-type="string">
            <text:p text:style-name="P540"/>
          </table:table-cell>
          <table:table-cell table:style-name="Table4.A1" office:value-type="string">
            <text:p text:style-name="P535">Past</text:p>
          </table:table-cell>
          <table:table-cell table:style-name="Table4.A1" office:value-type="string">
            <text:p text:style-name="P535">Present</text:p>
          </table:table-cell>
          <table:table-cell table:style-name="Table4.D1" office:value-type="string">
            <text:p text:style-name="P535">Future</text:p>
          </table:table-cell>
        </table:table-row>
        <table:table-row table:style-name="TableLine94671876157744">
          <table:table-cell table:style-name="Table4.A2" office:value-type="string">
            <text:p text:style-name="P536">Simple</text:p>
          </table:table-cell>
          <table:table-cell table:style-name="Table4.A2" office:value-type="string">
            <text:p text:style-name="P540"><text:span text:style-name="T547">I/</text:span><text:span text:style-name="T548">he/she/it</text:span><text:span text:style-name="T547"> </text:span><text:span text:style-name="T548">was</text:span><text:span text:style-name="T547"> </text:span><text:span text:style-name="T165">taught</text:span></text:p>
            <text:p text:style-name="P567">You/we/they were <text:span text:style-name="T165">taught</text:span></text:p>
          </table:table-cell>
          <table:table-cell table:style-name="Table4.A2" office:value-type="string">
            <text:p text:style-name="P566">I am <text:span text:style-name="T165">taught</text:span></text:p>
            <text:p text:style-name="P567">He/she/it is <text:span text:style-name="T165">taught</text:span></text:p>
            <text:p text:style-name="P567">You/we/the<text:span text:style-name="T549">y</text:span> are <text:span text:style-name="T165">taught</text:span></text:p>
          </table:table-cell>
          <table:table-cell table:style-name="Table4.D2" office:value-type="string">
            <text:p text:style-name="P568">I/you/we/they/he/she/it</text:p>
            <text:p text:style-name="P568">will be <text:span text:style-name="T165">taught</text:span></text:p>
          </table:table-cell>
        </table:table-row>
        <table:table-row table:style-name="TableLine94671876165712">
          <table:table-cell table:style-name="Table4.A2" office:value-type="string">
            <text:p text:style-name="P536">Contin.</text:p>
          </table:table-cell>
          <table:table-cell table:style-name="Table4.A2" office:value-type="string">
            <text:p text:style-name="P540"><text:span text:style-name="T549">I/he/she/it was being </text:span><text:span text:style-name="T165">taught</text:span></text:p>
            <text:p text:style-name="P540"><text:span text:style-name="T167">You/we/the</text:span><text:span text:style-name="T166">y</text:span><text:span text:style-name="T167"> </text:span><text:span text:style-name="T166">were</text:span><text:span text:style-name="T167"> </text:span><text:span text:style-name="T166">being</text:span><text:span text:style-name="T167"> </text:span><text:span text:style-name="T165">taught</text:span></text:p>
          </table:table-cell>
          <table:table-cell table:style-name="Table4.A2" office:value-type="string">
            <text:p text:style-name="P568">I am being <text:span text:style-name="T165">taught</text:span></text:p>
            <text:p text:style-name="P568"><text:span text:style-name="T165">H</text:span><text:span text:style-name="T104">e/she/it is being taught</text:span></text:p>
            <text:p text:style-name="P567"><text:span text:style-name="T104">You/we/the</text:span><text:span text:style-name="T166">y</text:span><text:span text:style-name="T104"> are </text:span><text:span text:style-name="T166">being</text:span><text:span text:style-name="T104"> </text:span><text:span text:style-name="T165">taught</text:span></text:p>
          </table:table-cell>
          <table:table-cell table:style-name="Table4.D2" office:value-type="string">
            <text:p text:style-name="P568">— </text:p>
          </table:table-cell>
        </table:table-row>
        <table:table-row table:style-name="TableLine94671876175632">
          <table:table-cell table:style-name="Table4.A2" office:value-type="string">
            <text:p text:style-name="P536">Perfect</text:p>
          </table:table-cell>
          <table:table-cell table:style-name="Table4.A2" office:value-type="string">
            <text:p text:style-name="P540"><text:span text:style-name="T550">I/you/we/they/</text:span><text:span text:style-name="T168">he/she/it</text:span><text:span text:style-name="T550"> </text:span></text:p>
            <text:p text:style-name="P540"><text:span text:style-name="T550">had been </text:span><text:span text:style-name="T165">taught</text:span></text:p>
          </table:table-cell>
          <table:table-cell table:style-name="Table4.A2" office:value-type="string">
            <text:p text:style-name="P569">I/you/we/they have been <text:span text:style-name="T165">taught</text:span></text:p>
            <text:p text:style-name="P569"><text:span text:style-name="T165">H</text:span><text:span text:style-name="T104">e/she/it has been </text:span><text:span text:style-name="T165">taught</text:span></text:p>
          </table:table-cell>
          <table:table-cell table:style-name="Table4.D2" office:value-type="string">
            <text:p text:style-name="P540"><text:span text:style-name="T550">I/you/we/they/</text:span><text:span text:style-name="T168">he/she/it</text:span><text:span text:style-name="T550"> </text:span></text:p>
            <text:p text:style-name="P540"><text:span text:style-name="T550">will have been </text:span><text:span text:style-name="T165">taught</text:span></text:p>
          </table:table-cell>
        </table:table-row>
      </table:table>
      <text:p text:style-name="P159"/>
      <text:p text:style-name="P158">Таблица сокращений:</text:p>
      <text:p text:style-name="P14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71876178560">
          <table:table-cell table:style-name="Table6.A1" office:value-type="string">
            <text:p text:style-name="P530">Перевод</text:p>
          </table:table-cell>
          <table:table-cell table:style-name="Table6.A1" office:value-type="string">
            <text:p text:style-name="P529">Начальная форма</text:p>
          </table:table-cell>
          <table:table-cell table:style-name="Table6.A1" office:value-type="string">
            <text:p text:style-name="P529">2я форма</text:p>
          </table:table-cell>
          <table:table-cell table:style-name="Table6.D1" office:value-type="string">
            <text:p text:style-name="P530">3я форма</text:p>
          </table:table-cell>
        </table:table-row>
        <table:table-row table:style-name="TableLine94671876473920">
          <table:table-cell table:style-name="Table6.A2" office:value-type="string">
            <text:p text:style-name="P541">начинать</text:p>
          </table:table-cell>
          <table:table-cell table:style-name="Table6.A2" office:value-type="string">
            <text:p text:style-name="P542">begin</text:p>
          </table:table-cell>
          <table:table-cell table:style-name="Table6.A2" office:value-type="string">
            <text:p text:style-name="P542">began</text:p>
          </table:table-cell>
          <table:table-cell table:style-name="Table6.D2" office:value-type="string">
            <text:p text:style-name="P541">begun</text:p>
          </table:table-cell>
        </table:table-row>
        <table:table-row table:style-name="TableLine94671876491648">
          <table:table-cell table:style-name="Table6.A2" office:value-type="string">
            <text:p text:style-name="P541">ломать</text:p>
          </table:table-cell>
          <table:table-cell table:style-name="Table6.A2" office:value-type="string">
            <text:p text:style-name="P542">break</text:p>
          </table:table-cell>
          <table:table-cell table:style-name="Table6.A2" office:value-type="string">
            <text:p text:style-name="P542">broke</text:p>
          </table:table-cell>
          <table:table-cell table:style-name="Table6.D2" office:value-type="string">
            <text:p text:style-name="P541">broken</text:p>
          </table:table-cell>
        </table:table-row>
        <table:table-row table:style-name="TableLine94671876493760">
          <table:table-cell table:style-name="Table6.A2" office:value-type="string">
            <text:p text:style-name="P541">приносить</text:p>
          </table:table-cell>
          <table:table-cell table:style-name="Table6.A2" office:value-type="string">
            <text:p text:style-name="P542">bring</text:p>
          </table:table-cell>
          <table:table-cell table:style-name="Table6.A2" office:value-type="string">
            <text:p text:style-name="P542">brought</text:p>
          </table:table-cell>
          <table:table-cell table:style-name="Table6.D2" office:value-type="string">
            <text:p text:style-name="P541">brought</text:p>
          </table:table-cell>
        </table:table-row>
        <table:table-row table:style-name="TableLine94671876499648">
          <table:table-cell table:style-name="Table6.A2" office:value-type="string">
            <text:p text:style-name="P541">покупать</text:p>
          </table:table-cell>
          <table:table-cell table:style-name="Table6.A2" office:value-type="string">
            <text:p text:style-name="P542">buy</text:p>
          </table:table-cell>
          <table:table-cell table:style-name="Table6.A2" office:value-type="string">
            <text:p text:style-name="P542">bought</text:p>
          </table:table-cell>
          <table:table-cell table:style-name="Table6.D2" office:value-type="string">
            <text:p text:style-name="P541">bought</text:p>
          </table:table-cell>
        </table:table-row>
        <table:table-row table:style-name="TableLine94671876505728">
          <table:table-cell table:style-name="Table6.A2" office:value-type="string">
            <text:p text:style-name="P541">приходить</text:p>
          </table:table-cell>
          <table:table-cell table:style-name="Table6.A2" office:value-type="string">
            <text:p text:style-name="P542">come</text:p>
          </table:table-cell>
          <table:table-cell table:style-name="Table6.A2" office:value-type="string">
            <text:p text:style-name="P542">came</text:p>
          </table:table-cell>
          <table:table-cell table:style-name="Table6.D2" office:value-type="string">
            <text:p text:style-name="P541">come</text:p>
          </table:table-cell>
        </table:table-row>
        <table:table-row table:style-name="TableLine94671876518720">
          <table:table-cell table:style-name="Table6.A2" office:value-type="string">
            <text:p text:style-name="P541">делать</text:p>
          </table:table-cell>
          <table:table-cell table:style-name="Table6.A2" office:value-type="string">
            <text:p text:style-name="P542">do</text:p>
          </table:table-cell>
          <table:table-cell table:style-name="Table6.A2" office:value-type="string">
            <text:p text:style-name="P542">did</text:p>
          </table:table-cell>
          <table:table-cell table:style-name="Table6.D2" office:value-type="string">
            <text:p text:style-name="P541">done</text:p>
          </table:table-cell>
        </table:table-row>
        <table:table-row table:style-name="TableLine94671876523456">
          <table:table-cell table:style-name="Table6.A2" office:value-type="string">
            <text:p text:style-name="P541">пить</text:p>
          </table:table-cell>
          <table:table-cell table:style-name="Table6.A2" office:value-type="string">
            <text:p text:style-name="P542">drink</text:p>
          </table:table-cell>
          <table:table-cell table:style-name="Table6.A2" office:value-type="string">
            <text:p text:style-name="P542">drank</text:p>
          </table:table-cell>
          <table:table-cell table:style-name="Table6.D2" office:value-type="string">
            <text:p text:style-name="P541">drunk</text:p>
          </table:table-cell>
        </table:table-row>
        <table:table-row table:style-name="TableLine94671876531376">
          <table:table-cell table:style-name="Table6.A2" office:value-type="string">
            <text:p text:style-name="P541">есть</text:p>
          </table:table-cell>
          <table:table-cell table:style-name="Table6.A2" office:value-type="string">
            <text:p text:style-name="P542">eat</text:p>
          </table:table-cell>
          <table:table-cell table:style-name="Table6.A2" office:value-type="string">
            <text:p text:style-name="P542">ate</text:p>
          </table:table-cell>
          <table:table-cell table:style-name="Table6.D2" office:value-type="string">
            <text:p text:style-name="P541">eaten</text:p>
          </table:table-cell>
        </table:table-row>
        <table:table-row table:style-name="TableLine94671876534288">
          <table:table-cell table:style-name="Table6.A2" office:value-type="string">
            <text:p text:style-name="P541">падать</text:p>
          </table:table-cell>
          <table:table-cell table:style-name="Table6.A2" office:value-type="string">
            <text:p text:style-name="P543">fall</text:p>
          </table:table-cell>
          <table:table-cell table:style-name="Table6.A2" office:value-type="string">
            <text:p text:style-name="P543">fell</text:p>
          </table:table-cell>
          <table:table-cell table:style-name="Table6.D2" office:value-type="string">
            <text:p text:style-name="P541">fallen</text:p>
          </table:table-cell>
        </table:table-row>
        <table:table-row table:style-name="TableLine94671876537104">
          <table:table-cell table:style-name="Table6.A2" office:value-type="string">
            <text:p text:style-name="P541">летать</text:p>
          </table:table-cell>
          <table:table-cell table:style-name="Table6.A2" office:value-type="string">
            <text:p text:style-name="P543">fly</text:p>
          </table:table-cell>
          <table:table-cell table:style-name="Table6.A2" office:value-type="string">
            <text:p text:style-name="P543">flew</text:p>
          </table:table-cell>
          <table:table-cell table:style-name="Table6.D2" office:value-type="string">
            <text:p text:style-name="P541">flown</text:p>
          </table:table-cell>
        </table:table-row>
        <table:table-row table:style-name="TableLine94671876540448">
          <table:table-cell table:style-name="Table6.A2" office:value-type="string">
            <text:p text:style-name="P541">забывать</text:p>
          </table:table-cell>
          <table:table-cell table:style-name="Table6.A2" office:value-type="string">
            <text:p text:style-name="P543">forget</text:p>
          </table:table-cell>
          <table:table-cell table:style-name="Table6.A2" office:value-type="string">
            <text:p text:style-name="P543">forgot</text:p>
          </table:table-cell>
          <table:table-cell table:style-name="Table6.D2" office:value-type="string">
            <text:p text:style-name="P541">forgotten</text:p>
          </table:table-cell>
        </table:table-row>
        <table:table-row table:style-name="TableLine94671876543136">
          <table:table-cell table:style-name="Table6.A2" office:value-type="string">
            <text:p text:style-name="P541">получать</text:p>
          </table:table-cell>
          <table:table-cell table:style-name="Table6.A2" office:value-type="string">
            <text:p text:style-name="P543">get</text:p>
          </table:table-cell>
          <table:table-cell table:style-name="Table6.A2" office:value-type="string">
            <text:p text:style-name="P543">got</text:p>
          </table:table-cell>
          <table:table-cell table:style-name="Table6.D2" office:value-type="string">
            <text:p text:style-name="P541">got</text:p>
          </table:table-cell>
        </table:table-row>
        <table:table-row table:style-name="TableLine94671876551264">
          <table:table-cell table:style-name="Table6.A2" office:value-type="string">
            <text:p text:style-name="P544">давать</text:p>
          </table:table-cell>
          <table:table-cell table:style-name="Table6.A2" office:value-type="string">
            <text:p text:style-name="P545">give</text:p>
          </table:table-cell>
          <table:table-cell table:style-name="Table6.A2" office:value-type="string">
            <text:p text:style-name="P545">gave</text:p>
          </table:table-cell>
          <table:table-cell table:style-name="Table6.D2" office:value-type="string">
            <text:p text:style-name="P544">given</text:p>
          </table:table-cell>
        </table:table-row>
        <table:table-row table:style-name="TableLine94671876554768">
          <table:table-cell table:style-name="Table6.A2" office:value-type="string">
            <text:p text:style-name="P544">идти</text:p>
          </table:table-cell>
          <table:table-cell table:style-name="Table6.A2" office:value-type="string">
            <text:p text:style-name="P545">go</text:p>
          </table:table-cell>
          <table:table-cell table:style-name="Table6.A2" office:value-type="string">
            <text:p text:style-name="P545">went</text:p>
          </table:table-cell>
          <table:table-cell table:style-name="Table6.D2" office:value-type="string">
            <text:p text:style-name="P544">gone</text:p>
          </table:table-cell>
        </table:table-row>
        <table:table-row table:style-name="TableLine94671876560192">
          <table:table-cell table:style-name="Table6.A2" office:value-type="string">
            <text:p text:style-name="P546">иметь </text:p>
          </table:table-cell>
          <table:table-cell table:style-name="Table6.A2" office:value-type="string">
            <text:p text:style-name="P547">have</text:p>
          </table:table-cell>
          <table:table-cell table:style-name="Table6.A2" office:value-type="string">
            <text:p text:style-name="P547">had</text:p>
          </table:table-cell>
          <table:table-cell table:style-name="Table6.D2" office:value-type="string">
            <text:p text:style-name="P546">had</text:p>
          </table:table-cell>
        </table:table-row>
        <table:table-row table:style-name="TableLine94671876562240">
          <table:table-cell table:style-name="Table6.A2" office:value-type="string">
            <text:p text:style-name="P546">слышать</text:p>
          </table:table-cell>
          <table:table-cell table:style-name="Table6.A2" office:value-type="string">
            <text:p text:style-name="P547">hear</text:p>
          </table:table-cell>
          <table:table-cell table:style-name="Table6.A2" office:value-type="string">
            <text:p text:style-name="P547">heard</text:p>
          </table:table-cell>
          <table:table-cell table:style-name="Table6.D2" office:value-type="string">
            <text:p text:style-name="P546">heard</text:p>
          </table:table-cell>
        </table:table-row>
        <table:table-row table:style-name="TableLine94671876572784">
          <table:table-cell table:style-name="Table6.A2" office:value-type="string">
            <text:p text:style-name="P546">знать</text:p>
          </table:table-cell>
          <table:table-cell table:style-name="Table6.A2" office:value-type="string">
            <text:p text:style-name="P547">know</text:p>
          </table:table-cell>
          <table:table-cell table:style-name="Table6.A2" office:value-type="string">
            <text:p text:style-name="P547">knew</text:p>
          </table:table-cell>
          <table:table-cell table:style-name="Table6.D2" office:value-type="string">
            <text:p text:style-name="P546">known</text:p>
          </table:table-cell>
        </table:table-row>
        <table:table-row table:style-name="TableLine94671876577840">
          <table:table-cell table:style-name="Table6.A2" office:value-type="string">
            <text:p text:style-name="P546">терять</text:p>
          </table:table-cell>
          <table:table-cell table:style-name="Table6.A2" office:value-type="string">
            <text:p text:style-name="P547">lose</text:p>
          </table:table-cell>
          <table:table-cell table:style-name="Table6.A2" office:value-type="string">
            <text:p text:style-name="P547">lost</text:p>
          </table:table-cell>
          <table:table-cell table:style-name="Table6.D2" office:value-type="string">
            <text:p text:style-name="P546">lost</text:p>
          </table:table-cell>
        </table:table-row>
        <table:table-row table:style-name="TableLine94671876584048">
          <table:table-cell table:style-name="Table6.A2" office:value-type="string">
            <text:p text:style-name="P546">делать</text:p>
          </table:table-cell>
          <table:table-cell table:style-name="Table6.A2" office:value-type="string">
            <text:p text:style-name="P547">make</text:p>
          </table:table-cell>
          <table:table-cell table:style-name="Table6.A2" office:value-type="string">
            <text:p text:style-name="P547">made</text:p>
          </table:table-cell>
          <table:table-cell table:style-name="Table6.D2" office:value-type="string">
            <text:p text:style-name="P546">made</text:p>
          </table:table-cell>
        </table:table-row>
        <table:table-row table:style-name="TableLine94671876587408">
          <table:table-cell table:style-name="Table6.A2" office:value-type="string">
            <text:p text:style-name="P546">платить</text:p>
          </table:table-cell>
          <table:table-cell table:style-name="Table6.A2" office:value-type="string">
            <text:p text:style-name="P547">pay</text:p>
          </table:table-cell>
          <table:table-cell table:style-name="Table6.A2" office:value-type="string">
            <text:p text:style-name="P547">paid</text:p>
          </table:table-cell>
          <table:table-cell table:style-name="Table6.D2" office:value-type="string">
            <text:p text:style-name="P546">paid</text:p>
          </table:table-cell>
        </table:table-row>
        <table:table-row table:style-name="TableLine94671876607696">
          <table:table-cell table:style-name="Table6.A2" office:value-type="string">
            <text:p text:style-name="P546">класть</text:p>
          </table:table-cell>
          <table:table-cell table:style-name="Table6.A2" office:value-type="string">
            <text:p text:style-name="P547">put</text:p>
          </table:table-cell>
          <table:table-cell table:style-name="Table6.A2" office:value-type="string">
            <text:p text:style-name="P547">put</text:p>
          </table:table-cell>
          <table:table-cell table:style-name="Table6.D2" office:value-type="string">
            <text:p text:style-name="P546">put</text:p>
          </table:table-cell>
        </table:table-row>
        <table:table-row table:style-name="TableLine94671876610256">
          <table:table-cell table:style-name="Table6.A2" office:value-type="string">
            <text:p text:style-name="P546">читать</text:p>
          </table:table-cell>
          <table:table-cell table:style-name="Table6.A2" office:value-type="string">
            <text:p text:style-name="P547">read</text:p>
          </table:table-cell>
          <table:table-cell table:style-name="Table6.A2" office:value-type="string">
            <text:p text:style-name="P547">read</text:p>
          </table:table-cell>
          <table:table-cell table:style-name="Table6.D2" office:value-type="string">
            <text:p text:style-name="P547">read</text:p>
          </table:table-cell>
        </table:table-row>
        <table:table-row table:style-name="TableLine94671876618176">
          <table:table-cell table:style-name="Table6.A2" office:value-type="string">
            <text:p text:style-name="P546">сказать</text:p>
          </table:table-cell>
          <table:table-cell table:style-name="Table6.A2" office:value-type="string">
            <text:p text:style-name="P547">say</text:p>
          </table:table-cell>
          <table:table-cell table:style-name="Table6.A2" office:value-type="string">
            <text:p text:style-name="P547">said</text:p>
          </table:table-cell>
          <table:table-cell table:style-name="Table6.D2" office:value-type="string">
            <text:p text:style-name="P547">said</text:p>
          </table:table-cell>
        </table:table-row>
        <table:table-row table:style-name="TableLine94671876621472">
          <table:table-cell table:style-name="Table6.A2" office:value-type="string">
            <text:p text:style-name="P546">говорить</text:p>
          </table:table-cell>
          <table:table-cell table:style-name="Table6.A2" office:value-type="string">
            <text:p text:style-name="P547">speak</text:p>
          </table:table-cell>
          <table:table-cell table:style-name="Table6.A2" office:value-type="string">
            <text:p text:style-name="P547">spoke</text:p>
          </table:table-cell>
          <table:table-cell table:style-name="Table6.D2" office:value-type="string">
            <text:p text:style-name="P546">spoken</text:p>
          </table:table-cell>
        </table:table-row>
        <table:table-row table:style-name="TableLine94671876629568">
          <table:table-cell table:style-name="Table6.A2" office:value-type="string">
            <text:p text:style-name="P546">видеть</text:p>
          </table:table-cell>
          <table:table-cell table:style-name="Table6.A2" office:value-type="string">
            <text:p text:style-name="P547">see</text:p>
          </table:table-cell>
          <table:table-cell table:style-name="Table6.A2" office:value-type="string">
            <text:p text:style-name="P547">saw</text:p>
          </table:table-cell>
          <table:table-cell table:style-name="Table6.D2" office:value-type="string">
            <text:p text:style-name="P546">seen</text:p>
          </table:table-cell>
        </table:table-row>
        <table:table-row table:style-name="TableLine94671876632992">
          <table:table-cell table:style-name="Table6.A2" office:value-type="string">
            <text:p text:style-name="P546">сидеть</text:p>
          </table:table-cell>
          <table:table-cell table:style-name="Table6.A2" office:value-type="string">
            <text:p text:style-name="P547">sit</text:p>
          </table:table-cell>
          <table:table-cell table:style-name="Table6.A2" office:value-type="string">
            <text:p text:style-name="P547">sat</text:p>
          </table:table-cell>
          <table:table-cell table:style-name="Table6.D2" office:value-type="string">
            <text:p text:style-name="P546">sat</text:p>
          </table:table-cell>
        </table:table-row>
        <table:table-row table:style-name="TableLine94671876636560">
          <table:table-cell table:style-name="Table6.A2" office:value-type="string">
            <text:p text:style-name="P546">брать</text:p>
          </table:table-cell>
          <table:table-cell table:style-name="Table6.A2" office:value-type="string">
            <text:p text:style-name="P547">take</text:p>
          </table:table-cell>
          <table:table-cell table:style-name="Table6.A2" office:value-type="string">
            <text:p text:style-name="P547">took</text:p>
          </table:table-cell>
          <table:table-cell table:style-name="Table6.D2" office:value-type="string">
            <text:p text:style-name="P546">taken</text:p>
          </table:table-cell>
        </table:table-row>
        <table:table-row table:style-name="TableLine94671876639296">
          <table:table-cell table:style-name="Table6.A2" office:value-type="string">
            <text:p text:style-name="P570">обучать</text:p>
          </table:table-cell>
          <table:table-cell table:style-name="Table6.A2" office:value-type="string">
            <text:p text:style-name="P570">teach</text:p>
          </table:table-cell>
          <table:table-cell table:style-name="Table6.A2" office:value-type="string">
            <text:p text:style-name="P571">taught</text:p>
          </table:table-cell>
          <table:table-cell table:style-name="Table6.D2" office:value-type="string">
            <text:p text:style-name="P570">taught</text:p>
          </table:table-cell>
        </table:table-row>
        <table:table-row table:style-name="TableLine94671876644160">
          <table:table-cell table:style-name="Table6.A2" office:value-type="string">
            <text:p text:style-name="P546">рассказывать</text:p>
          </table:table-cell>
          <table:table-cell table:style-name="Table6.A2" office:value-type="string">
            <text:p text:style-name="P547">tell</text:p>
          </table:table-cell>
          <table:table-cell table:style-name="Table6.A2" office:value-type="string">
            <text:p text:style-name="P547">told</text:p>
          </table:table-cell>
          <table:table-cell table:style-name="Table6.D2" office:value-type="string">
            <text:p text:style-name="P546">told</text:p>
          </table:table-cell>
        </table:table-row>
        <table:table-row table:style-name="TableLine94671876647152">
          <table:table-cell table:style-name="Table6.A2" office:value-type="string">
            <text:p text:style-name="P546">думать</text:p>
          </table:table-cell>
          <table:table-cell table:style-name="Table6.A2" office:value-type="string">
            <text:p text:style-name="P547">think</text:p>
          </table:table-cell>
          <table:table-cell table:style-name="Table6.A2" office:value-type="string">
            <text:p text:style-name="P547">thought</text:p>
          </table:table-cell>
          <table:table-cell table:style-name="Table6.D2" office:value-type="string">
            <text:p text:style-name="P546">thought</text:p>
          </table:table-cell>
        </table:table-row>
        <table:table-row table:style-name="TableLine94671876642640">
          <table:table-cell table:style-name="Table6.A2" office:value-type="string">
            <text:p text:style-name="P546">побеждать</text:p>
          </table:table-cell>
          <table:table-cell table:style-name="Table6.A2" office:value-type="string">
            <text:p text:style-name="P547">win</text:p>
          </table:table-cell>
          <table:table-cell table:style-name="Table6.A2" office:value-type="string">
            <text:p text:style-name="P547">won</text:p>
          </table:table-cell>
          <table:table-cell table:style-name="Table6.D2" office:value-type="string">
            <text:p text:style-name="P546">won</text:p>
          </table:table-cell>
        </table:table-row>
        <table:table-row table:style-name="TableLine94671876657632">
          <table:table-cell table:style-name="Table6.A2" office:value-type="string">
            <text:p text:style-name="P546">писать</text:p>
          </table:table-cell>
          <table:table-cell table:style-name="Table6.A2" office:value-type="string">
            <text:p text:style-name="P547">write</text:p>
          </table:table-cell>
          <table:table-cell table:style-name="Table6.A2" office:value-type="string">
            <text:p text:style-name="P547">wrote</text:p>
          </table:table-cell>
          <table:table-cell table:style-name="Table6.D2" office:value-type="string">
            <text:p text:style-name="P546">written</text:p>
          </table:table-cell>
        </table:table-row>
      </table:table>
      <text:p text:style-name="P641"/>
      <text:p text:style-name="P682"><text:span text:style-name="T348">Таблица</text:span><text:span text:style-name="T349"> </text:span><text:span text:style-name="T348">5</text:span><text:span text:style-name="T349"> типов вопросов </text:span><text:span text:style-name="T348">в разных времена:</text:span><text:span text:style-name="T349"> </text:span></text:p>
      <text:p text:style-name="P682"><text:span text:style-name="T349"/></text:p>
      <text:p text:style-name="P682"><text:span text:style-name="T348">Таблица 5 типов вопросов</text:span><text:span text:style-name="T349"> с модальными глаголами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5T23:21:33.195030407</dc:date>
    <meta:editing-duration>P1DT4H53M48S</meta:editing-duration>
    <meta:editing-cycles>476</meta:editing-cycles>
    <meta:generator>LibreOffice/6.4.7.2$Linux_X86_64 LibreOffice_project/40$Build-2</meta:generator>
    <meta:document-statistic meta:table-count="9" meta:image-count="0" meta:object-count="0" meta:page-count="25" meta:paragraph-count="993" meta:word-count="7470" meta:character-count="47568" meta:non-whitespace-character-count="40782"/>
  </office:meta>
</office:document-meta>
</file>